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9a249"/>
    </style:style>
    <style:style style:name="P3" style:family="paragraph" style:parent-style-name="Standard">
      <style:text-properties officeooo:rsid="001b025e" officeooo:paragraph-rsid="001b025e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 style:list-style-name="L1">
      <style:text-properties officeooo:paragraph-rsid="0019a249"/>
    </style:style>
    <style:style style:name="P6" style:family="paragraph" style:parent-style-name="Text_20_body" style:list-style-name="L2"/>
    <style:style style:name="P7" style:family="paragraph" style:parent-style-name="Text_20_body" style:list-style-name="L8"/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paragraph-rsid="0019a249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Laboratorio 02</text:p>
      <text:p text:style-name="P3"/>
      <text:p text:style-name="P3">Roberto Castillo 18546</text:p>
      <text:p text:style-name="Standard"/>
      <text:p text:style-name="Standard">Utilizando <text:span text:style-name="Strong_20_Emphasis">telnet</text:span>, hagan una solicitud de HTTP con el método GET al puerto 80 del servidor. Copien todo el output de su terminal como respuesta.</text:p>
      <text:p text:style-name="Standard"/>
      <text:p text:style-name="Standard">ubuntu@ip-172-31-0-17:~$ telnet ubeje.xyz 80</text:p>
      <text:p text:style-name="Standard">Trying 44.232.3.206...</text:p>
      <text:p text:style-name="Standard">Connected to ubeje.xyz.</text:p>
      <text:p text:style-name="Standard">Escape character is '^]'.</text:p>
      <text:p text:style-name="Standard">GET / HTTP/1.1 <text:s/></text:p>
      <text:p text:style-name="Standard">HOST: ubeje.xyz</text:p>
      <text:p text:style-name="Standard"/>
      <text:p text:style-name="Standard">HTTP/1.1 200 OK</text:p>
      <text:p text:style-name="Standard">Server: nginx/1.18.0 (Ubuntu)</text:p>
      <text:p text:style-name="Standard">Date: Fri, 22 Jan 2021 05:01:42 GMT</text:p>
      <text:p text:style-name="Standard">Content-Type: text/html</text:p>
      <text:p text:style-name="Standard">Content-Length: 41</text:p>
      <text:p text:style-name="Standard">Last-Modified: Fri, 22 Jan 2021 04:27:49 GMT</text:p>
      <text:p text:style-name="Standard">Connection: keep-alive</text:p>
      <text:p text:style-name="Standard">ETag: "600a5445-29"</text:p>
      <text:p text:style-name="Standard">Accept-Ranges: bytes</text:p>
      <text:p text:style-name="Standard"/>
      <text:p text:style-name="Standard">&lt;html&gt;</text:p>
      <text:p text:style-name="Standard"><text:tab/>&lt;body&gt;Hello World&lt;/body&gt;</text:p>
      <text:p text:style-name="Standard">&lt;/html&gt;</text:p>
      <text:p text:style-name="Standard">Connection closed by foreign host.</text:p>
      <text:p text:style-name="Standard"/>
      <text:p text:style-name="Standard"/>
      <text:p text:style-name="Standard"/>
      <text:p text:style-name="Standard">Utilizando <text:span text:style-name="Strong_20_Emphasis">curl</text:span>, hagan una solicitud de HTTP al servidor </text:p>
      <text:p text:style-name="Standard">curl http://ubeje.xyz</text:p>
      <text:p text:style-name="Standard">&lt;html&gt;</text:p>
      <text:p text:style-name="Standard"><text:tab/>&lt;body style="background-color:green;"&gt;</text:p>
      <text:p text:style-name="Standard"><text:tab/><text:tab/> &lt;p style="color:white; font-size:100px"&gt; Hello World &lt;br&gt; &lt;br&gt;</text:p>
      <text:p text:style-name="Standard"><text:tab/><text:tab/> Bienvenidos a la pagina oficial de la UBEJE&lt;/p&gt;</text:p>
      <text:p text:style-name="Standard"><text:tab/>&lt;/body&gt;</text:p>
      <text:p text:style-name="Standard">&lt;/html&gt;</text:p>
      <text:p text:style-name="Standard"/>
      <text:p text:style-name="Standard"/>
      <text:p text:style-name="Standard">Utilizando <text:span text:style-name="Strong_20_Emphasis">tail</text:span> dentro del servidor, obtengan las últimas 15 líneas del archivo /var/log/nginx/access.log</text:p>
      <text:p text:style-name="Standard"/>
      <text:p text:style-name="Standard">ubuntu@ip-172-31-0-17:~$ tail <text:s/>/var/log/nginx/access.log</text:p>
      <text:p text:style-name="Standard">44.232.3.206 - - [22/Jan/2021:05:11:42 +0000] "GET / HTTP/1.1" 408 0 "-" "-"</text:p>
      <text:p text:style-name="Standard">190.148.209.82 - - [22/Jan/2021:05:12:31 +0000] "GET / HTTP/1.1" 200 281 "-" "Mozilla/5.0 (Windows NT 10.0; Win64; x64; rv:84.0) Gecko/20100101 Firefox/84.0"</text:p>
      <text:p text:style-name="Standard"><text:soft-page-break/>190.148.209.82 - - [22/Jan/2021:05:12:31 +0000] "GET /favicon.ico HTTP/1.1" 404 134 "http://ubeje.xyz/" "Mozilla/5.0 (Windows NT 10.0; Win64; x64; rv:84.0) Gecko/20100101 Firefox/84.0"</text:p>
      <text:p text:style-name="Standard">190.148.209.82 - - [22/Jan/2021:05:12:49 +0000] "GET / HTTP/1.1" 304 0 "-" "Mozilla/5.0 (Windows NT 10.0; Win64; x64; rv:84.0) Gecko/20100101 Firefox/84.0</text:p>
      <text:p text:style-name="Standard">190.148.209.82 - - [22/Jan/2021:05:12:49 +0000] "GET /favicon.ico HTTP/1.1" 404 134 "http://ubeje.xyz/" "Mozilla/5.0 (Windows NT 10.0; Win64; x64; rv:84.0) Gecko/20100101 Firefox/84.0"</text:p>
      <text:p text:style-name="Standard">44.232.3.206 - - [22/Jan/2021:05:13:38 +0000] "GET / http/1.1" 404 162 "-" "-"</text:p>
      <text:p text:style-name="Standard">190.148.209.82 - - [22/Jan/2021:05:13:57 +0000] "GET / HTTP/1.1" 304 0 "-" "Mozilla/5.0 (Windows NT 10.0; Win64; x64; rv:84.0) Gecko/20100101 Firefox/84.0"</text:p>
      <text:p text:style-name="Standard">109.74.198.86 - - [22/Jan/2021:05:14:31 +0000] "GET / HTTP/1.1" 200 281 "-" "surfaze.io/1.0"</text:p>
      <text:p text:style-name="Standard">44.232.3.206 - - [22/Jan/2021:05:15:14 +0000] "GET / HTTP/1.1" 200 346 "-" "-"</text:p>
      <text:p text:style-name="Standard">190.148.209.82 - - [22/Jan/2021:05:15:17 +0000] "GET / HTTP/1.1" 200 289 "-" "Mozilla/5.0 (Windows NT 10.0; Win64; x64; rv:84.0) Gecko/20100101 Firefox/84.0"</text:p>
      <text:p text:style-name="Standard"/>
      <text:p text:style-name="Standard"/>
      <text:p text:style-name="Standard"><text:span text:style-name="Strong_20_Emphasis">lsof </text:span>lista los archivos abiertos. Identifiquen los archivos abiertos por el protocolo TCP en el puerto 80</text:p>
      <text:p text:style-name="Standard"/>
      <text:p text:style-name="Standard">ubuntu@ip-172-31-0-17:~$ sudo lsof -i TCP:80</text:p>
      <text:p text:style-name="Standard">COMMAND <text:s/>PID <text:s text:c="4"/>USER <text:s text:c="2"/>FD <text:s text:c="2"/>TYPE DEVICE SIZE/OFF NODE NAME</text:p>
      <text:p text:style-name="Standard">nginx <text:s text:c="2"/>2677 <text:s text:c="4"/>root <text:s text:c="3"/>6u <text:s/>IPv4 <text:s/>32422 <text:s text:c="5"/>0t0 <text:s/>TCP *:http (LISTEN)</text:p>
      <text:p text:style-name="Standard">nginx <text:s text:c="2"/>2677 <text:s text:c="4"/>root <text:s text:c="3"/>7u <text:s/>IPv6 <text:s/>32423 <text:s text:c="5"/>0t0 <text:s/>TCP *:http (LISTEN)</text:p>
      <text:p text:style-name="Standard">nginx <text:s text:c="2"/>2678 www-data <text:s text:c="3"/>6u <text:s/>IPv4 <text:s/>32422 <text:s text:c="5"/>0t0 <text:s/>TCP *:http (LISTEN)</text:p>
      <text:p text:style-name="Standard">nginx <text:s text:c="2"/>2678 www-data <text:s text:c="3"/>7u <text:s/>IPv6 <text:s/>32423 <text:s text:c="5"/>0t0 <text:s/>TCP *:http (LISTEN)</text:p>
      <text:p text:style-name="Standard"/>
      <text:p text:style-name="P1">Utilizando <text:span text:style-name="Strong_20_Emphasis">netstat</text:span>, listen los puertos por los que está escuchando el servidor. Deben filtrar usando las siguientes opciones de netstat (esto es un solo comando con estas opciones): </text:p>
      <text:list xml:id="list3020408185" text:style-name="L1">
        <text:list-item>
          <text:p text:style-name="P9">tcp </text:p>
          <text:p text:style-name="P9"/>
        </text:list-item>
      </text:list>
      <text:p text:style-name="Standard">buntu@ip-172-31-0-17:~$ netstat -at</text:p>
      <text:p text:style-name="Standard">Active Internet connections (servers and established)</text:p>
      <text:p text:style-name="Standard">Proto Recv-Q Send-Q Local Address <text:s text:c="10"/>Foreign Address <text:s text:c="8"/>State <text:s text:c="5"/></text:p>
      <text:p text:style-name="Standard">tcp <text:s text:c="7"/>0 <text:s text:c="5"/>0 0.0.0.0:http <text:s text:c="11"/>0.0.0.0:* <text:s text:c="14"/>LISTEN <text:s text:c="4"/></text:p>
      <text:p text:style-name="Standard">tcp <text:s text:c="7"/>0 <text:s text:c="5"/>0 localhost:domain <text:s text:c="7"/>0.0.0.0:* <text:s text:c="14"/>LISTEN <text:s text:c="4"/></text:p>
      <text:p text:style-name="Standard">tcp <text:s text:c="7"/>0 <text:s text:c="5"/>0 0.0.0.0:ssh <text:s text:c="12"/>0.0.0.0:* <text:s text:c="14"/>LISTEN <text:s text:c="4"/></text:p>
      <text:p text:style-name="Standard">tcp <text:s text:c="7"/>0 <text:s text:c="5"/>0 ip-172-31-0-17.us-w:ssh 170.209.148.190.s:20516 ESTABLISHED</text:p>
      <text:p text:style-name="Standard">tcp <text:s text:c="7"/>0 <text:s text:c="5"/>0 ip-172-31-0-17.us-w:ssh 218.92.151.186.st:35712 ESTABLISHED</text:p>
      <text:p text:style-name="Standard">tcp <text:s text:c="7"/>0 <text:s text:c="5"/>0 ip-172-31-0-17.us-w:ssh 215.195.209.181.st:6868 ESTABLISHED</text:p>
      <text:p text:style-name="Standard">tcp <text:s text:c="7"/>0 <text:s text:c="5"/>0 ip-172-31-0-17.us-w:ssh 190.106.221.29:31193 <text:s text:c="3"/>ESTABLISHED</text:p>
      <text:p text:style-name="Standard">tcp <text:s text:c="7"/>0 <text:s text:c="5"/>0 ip-172-31-0-17.us-w:ssh 215.195.209.181.s:16018 ESTABLISHED</text:p>
      <text:p text:style-name="Standard">tcp <text:s text:c="7"/>0 <text:s text:c="5"/>0 ip-172-31-0-17.us-w:ssh 218.92.151.186.sta:1988 ESTABLISHED</text:p>
      <text:p text:style-name="Standard">tcp <text:s text:c="7"/>0 <text:s text:c="5"/>0 ip-172-31-0-17.us-w:ssh 190.106.221.29:2065 <text:s text:c="4"/>ESTABLISHED</text:p>
      <text:p text:style-name="Standard">tcp <text:s text:c="7"/>0 <text:s text:c="5"/>0 ip-172-31-0-17.us-w:ssh 215.195.209.181.s:14217 ESTABLISHED</text:p>
      <text:p text:style-name="Standard">tcp <text:s text:c="7"/>0 <text:s text:c="5"/>0 ip-172-31-0-17.us-w:ssh 218.92.151.186.st:17550 ESTABLISHED</text:p>
      <text:p text:style-name="Standard">tcp <text:s text:c="7"/>0 <text:s text:c="5"/>0 ip-172-31-0-17.us-w:ssh 190.104.112.27:31355 <text:s text:c="3"/>ESTABLISHED</text:p>
      <text:p text:style-name="Standard">tcp <text:s text:c="7"/>0 <text:s text:c="3"/>316 ip-172-31-0-17.us-w:ssh 218.92.151.186.st:25734 ESTABLISHED</text:p>
      <text:p text:style-name="Standard"><text:soft-page-break/>tcp <text:s text:c="7"/>0 <text:s text:c="5"/>0 ip-172-31-0-17.us-w:ssh 190.104.112.27:30868 <text:s text:c="3"/>ESTABLISHED</text:p>
      <text:p text:style-name="Standard">tcp <text:s text:c="7"/>0 <text:s text:c="5"/>0 ip-172-31-0-17.us-w:ssh 82.209.148.190.st:19853 ESTABLISHED</text:p>
      <text:p text:style-name="Standard">tcp6 <text:s text:c="6"/>0 <text:s text:c="5"/>0 [::]:http <text:s text:c="14"/>[::]:* <text:s text:c="17"/>LISTEN <text:s text:c="4"/></text:p>
      <text:p text:style-name="Standard">tcp6 <text:s text:c="6"/>0 <text:s text:c="5"/>0 [::]:ssh <text:s text:c="15"/>[::]:* <text:s text:c="17"/>LISTEN <text:s text:c="4"/></text:p>
      <text:p text:style-name="Standard"/>
      <text:list xml:id="list3534520302903" text:continue-numbering="true" text:style-name="L1">
        <text:list-item>
          <text:p text:style-name="P10">udp </text:p>
        </text:list-item>
      </text:list>
      <text:p text:style-name="P2">ubuntu@ip-172-31-0-17:~$ netstat -au</text:p>
      <text:p text:style-name="P2">Active Internet connections (servers and established)</text:p>
      <text:p text:style-name="P2">Proto Recv-Q Send-Q Local Address <text:s text:c="10"/>Foreign Address <text:s text:c="8"/>State <text:s text:c="5"/></text:p>
      <text:p text:style-name="P2">udp <text:s text:c="7"/>0 <text:s text:c="5"/>0 ip-172-31-0-17.u:bootpc 0.0.0.0:* <text:s text:c="25"/></text:p>
      <text:p text:style-name="P2">udp <text:s text:c="7"/>0 <text:s text:c="5"/>0 localhost:domain <text:s text:c="7"/>0.0.0.0:* <text:s text:c="25"/></text:p>
      <text:list xml:id="list3534195727689" text:continue-numbering="true" text:style-name="L1">
        <text:list-item>
          <text:p text:style-name="P10">numeric (muestra los puertos por número) </text:p>
        </text:list-item>
      </text:list>
      <text:p text:style-name="P2">Active Internet connections (w/o servers)</text:p>
      <text:p text:style-name="P2">Proto Recv-Q Send-Q Local Address <text:s text:c="10"/>Foreign Address <text:s text:c="8"/>State <text:s text:c="5"/></text:p>
      <text:p text:style-name="P2">tcp <text:s text:c="7"/>0 <text:s text:c="5"/>0 172.31.0.17:22 <text:s text:c="9"/>190.148.209.170:20516 <text:s text:c="2"/>ESTABLISHED</text:p>
      <text:p text:style-name="P2">tcp <text:s text:c="7"/>0 <text:s text:c="5"/>0 172.31.0.17:22 <text:s text:c="9"/>186.151.92.218:35712 <text:s text:c="3"/>ESTABLISHED</text:p>
      <text:p text:style-name="P2">tcp <text:s text:c="7"/>0 <text:s text:c="5"/>0 172.31.0.17:22 <text:s text:c="9"/>181.209.195.215:6868 <text:s text:c="3"/>ESTABLISHED</text:p>
      <text:p text:style-name="P2">tcp <text:s text:c="7"/>0 <text:s text:c="5"/>0 172.31.0.17:22 <text:s text:c="9"/>190.106.221.29:31193 <text:s text:c="3"/>ESTABLISHED</text:p>
      <text:p text:style-name="P2">tcp <text:s text:c="7"/>0 <text:s text:c="5"/>0 172.31.0.17:60262 <text:s text:c="6"/>44.232.3.206:22 <text:s text:c="8"/>TIME_WAIT <text:s/></text:p>
      <text:p text:style-name="P2">tcp <text:s text:c="7"/>0 <text:s text:c="5"/>0 172.31.0.17:22 <text:s text:c="9"/>181.209.195.215:16018 <text:s text:c="2"/>ESTABLISHED</text:p>
      <text:p text:style-name="P2">tcp <text:s text:c="7"/>0 <text:s text:c="5"/>0 172.31.0.17:22 <text:s text:c="9"/>186.151.92.218:1988 <text:s text:c="4"/>ESTABLISHED</text:p>
      <text:p text:style-name="P2">tcp <text:s text:c="7"/>0 <text:s text:c="5"/>0 172.31.0.17:22 <text:s text:c="9"/>190.106.221.29:2065 <text:s text:c="4"/>ESTABLISHED</text:p>
      <text:p text:style-name="P2">tcp <text:s text:c="7"/>0 <text:s text:c="5"/>0 172.31.0.17:22 <text:s text:c="9"/>181.209.195.215:14217 <text:s text:c="2"/>ESTABLISHED</text:p>
      <text:p text:style-name="P2">tcp <text:s text:c="7"/>0 <text:s text:c="5"/>0 172.31.0.17:22 <text:s text:c="9"/>186.151.92.218:17550 <text:s text:c="3"/>ESTABLISHED</text:p>
      <text:p text:style-name="P2">tcp <text:s text:c="7"/>0 <text:s text:c="5"/>0 172.31.0.17:22 <text:s text:c="9"/>190.104.112.27:31355 <text:s text:c="3"/>ESTABLISHED</text:p>
      <text:p text:style-name="P2">tcp <text:s text:c="7"/>0 <text:s text:c="5"/>0 172.31.0.17:22 <text:s text:c="9"/>186.151.92.218:25734 <text:s text:c="3"/>ESTABLISHED</text:p>
      <text:p text:style-name="P2">tcp <text:s text:c="7"/>0 <text:s text:c="5"/>0 172.31.0.17:22 <text:s text:c="9"/>190.104.112.27:30868 <text:s text:c="3"/>ESTABLISHED</text:p>
      <text:p text:style-name="P2">tcp <text:s text:c="7"/>0 <text:s text:c="5"/>0 172.31.0.17:22 <text:s text:c="9"/>190.148.209.82:19853 <text:s text:c="3"/>ESTABLISHED</text:p>
      <text:p text:style-name="P2">Active UNIX domain sockets (w/o servers)</text:p>
      <text:p text:style-name="P2">Proto RefCnt Flags <text:s text:c="6"/>Type <text:s text:c="6"/>State <text:s text:c="8"/>I-Node <text:s text:c="2"/>Path</text:p>
      <text:p text:style-name="P2">unix <text:s/>2 <text:s text:c="5"/>[ ] <text:s text:c="8"/>DGRAM <text:s text:c="19"/>314142 <text:s text:c="2"/>/run/user/1000/systemd/notify</text:p>
      <text:p text:style-name="P2">unix <text:s/>3 <text:s text:c="5"/>[ ] <text:s text:c="8"/>DGRAM <text:s text:c="19"/>12227 <text:s text:c="3"/>/run/systemd/notify</text:p>
      <text:p text:style-name="P2">unix <text:s/>2 <text:s text:c="5"/>[ ] <text:s text:c="8"/>DGRAM <text:s text:c="19"/>12245 <text:s text:c="3"/>/run/systemd/journal/syslog</text:p>
      <text:p text:style-name="P2">unix <text:s/>23 <text:s text:c="4"/>[ ] <text:s text:c="8"/>DGRAM <text:s text:c="19"/>12253 <text:s text:c="3"/>/run/systemd/journal/dev-log</text:p>
      <text:p text:style-name="P2">unix <text:s/>9 <text:s text:c="5"/>[ ] <text:s text:c="8"/>DGRAM <text:s text:c="19"/>12257 <text:s text:c="3"/>/run/systemd/journal/socket</text:p>
      <text:p text:style-name="P2">unix <text:s/>3 <text:s text:c="5"/>[ ] <text:s text:c="8"/>STREAM <text:s text:c="4"/>CONNECTED <text:s text:c="4"/>533624 <text:s text:c="2"/>/run/dbus/system_bus_socket</text:p>
      <text:p text:style-name="P2">unix <text:s/>3 <text:s text:c="5"/>[ ] <text:s text:c="8"/>DGRAM <text:s text:c="19"/>292694 <text:s text:c="2"/></text:p>
      <text:p text:style-name="P2">unix <text:s/>3 <text:s text:c="5"/>[ ] <text:s text:c="8"/>STREAM <text:s text:c="4"/>CONNECTED <text:s text:c="4"/>533608 <text:s text:c="2"/></text:p>
      <text:p text:style-name="P2">unix <text:s/>3 <text:s text:c="5"/>[ ] <text:s text:c="8"/>STREAM <text:s text:c="4"/>CONNECTED <text:s text:c="4"/>314147 <text:s text:c="2"/>/run/dbus/system_bus_socket</text:p>
      <text:p text:style-name="P2">unix <text:s/>2 <text:s text:c="5"/>[ ] <text:s text:c="8"/>STREAM <text:s text:c="4"/>CONNECTED <text:s text:c="4"/>519838 <text:s text:c="2"/></text:p>
      <text:p text:style-name="P2">unix <text:s/>3 <text:s text:c="5"/>[ ] <text:s text:c="8"/>DGRAM <text:s text:c="19"/>292696 <text:s text:c="2"/></text:p>
      <text:p text:style-name="P2">unix <text:s/>3 <text:s text:c="5"/>[ ] <text:s text:c="8"/>STREAM <text:s text:c="4"/>CONNECTED <text:s text:c="4"/>292688 <text:s text:c="2"/>/run/systemd/journal/stdout</text:p>
      <text:p text:style-name="P2">unix <text:s/>2 <text:s text:c="5"/>[ ] <text:s text:c="8"/>STREAM <text:s text:c="4"/>CONNECTED <text:s text:c="4"/>505937 <text:s text:c="2"/></text:p>
      <text:p text:style-name="P2"><text:soft-page-break/>unix <text:s/>3 <text:s text:c="5"/>[ ] <text:s text:c="8"/>STREAM <text:s text:c="4"/>CONNECTED <text:s text:c="4"/>531271 <text:s text:c="2"/></text:p>
      <text:p text:style-name="P2">unix <text:s/>3 <text:s text:c="5"/>[ ] <text:s text:c="8"/>STREAM <text:s text:c="4"/>CONNECTED <text:s text:c="4"/>19164 <text:s text:c="3"/></text:p>
      <text:p text:style-name="P2">unix <text:s/>3 <text:s text:c="5"/>[ ] <text:s text:c="8"/>STREAM <text:s text:c="4"/>CONNECTED <text:s text:c="4"/>279210 <text:s text:c="2"/>/run/systemd/journal/stdout</text:p>
      <text:p text:style-name="P2">unix <text:s/>3 <text:s text:c="5"/>[ ] <text:s text:c="8"/>STREAM <text:s text:c="4"/>CONNECTED <text:s text:c="4"/>14575 <text:s text:c="3"/>/run/systemd/journal/stdout</text:p>
      <text:p text:style-name="P2">unix <text:s/>2 <text:s text:c="5"/>[ ] <text:s text:c="8"/>DGRAM <text:s text:c="19"/>505962 <text:s text:c="2"/></text:p>
      <text:p text:style-name="P2">unix <text:s/>3 <text:s text:c="5"/>[ ] <text:s text:c="8"/>STREAM <text:s text:c="4"/>CONNECTED <text:s text:c="4"/>524146 <text:s text:c="2"/></text:p>
      <text:p text:style-name="P2">unix <text:s/>3 <text:s text:c="5"/>[ ] <text:s text:c="8"/>STREAM <text:s text:c="4"/>CONNECTED <text:s text:c="4"/>279571 <text:s text:c="2"/>/run/systemd/journal/stdout</text:p>
      <text:p text:style-name="P2">unix <text:s/>2 <text:s text:c="5"/>[ ] <text:s text:c="8"/>DGRAM <text:s text:c="19"/>314133 <text:s text:c="2"/></text:p>
      <text:p text:style-name="P2">unix <text:s/>3 <text:s text:c="5"/>[ ] <text:s text:c="8"/>STREAM <text:s text:c="4"/>CONNECTED <text:s text:c="4"/>292276 <text:s text:c="2"/></text:p>
      <text:p text:style-name="P2">unix <text:s/>3 <text:s text:c="5"/>[ ] <text:s text:c="8"/>STREAM <text:s text:c="4"/>CONNECTED <text:s text:c="4"/>314146 <text:s text:c="2"/></text:p>
      <text:p text:style-name="P2">unix <text:s/>3 <text:s text:c="5"/>[ ] <text:s text:c="8"/>STREAM <text:s text:c="4"/>CONNECTED <text:s text:c="4"/>294246 <text:s text:c="2"/></text:p>
      <text:p text:style-name="P2">unix <text:s/>2 <text:s text:c="5"/>[ ] <text:s text:c="8"/>STREAM <text:s text:c="4"/>CONNECTED <text:s text:c="4"/>509826 <text:s text:c="2"/></text:p>
      <text:p text:style-name="P2">unix <text:s/>3 <text:s text:c="5"/>[ ] <text:s text:c="8"/>DGRAM <text:s text:c="19"/>279217 <text:s text:c="2"/></text:p>
      <text:p text:style-name="P2">unix <text:s/>2 <text:s text:c="5"/>[ ] <text:s text:c="8"/>DGRAM <text:s text:c="19"/>293105 <text:s text:c="2"/></text:p>
      <text:p text:style-name="P2">unix <text:s/>3 <text:s text:c="5"/>[ ] <text:s text:c="8"/>STREAM <text:s text:c="4"/>CONNECTED <text:s text:c="4"/>475359 <text:s text:c="2"/></text:p>
      <text:p text:style-name="P2">unix <text:s/>3 <text:s text:c="5"/>[ ] <text:s text:c="8"/>STREAM <text:s text:c="4"/>CONNECTED <text:s text:c="4"/>293643 <text:s text:c="2"/></text:p>
      <text:p text:style-name="P2">unix <text:s/>3 <text:s text:c="5"/>[ ] <text:s text:c="8"/>STREAM <text:s text:c="4"/>CONNECTED <text:s text:c="4"/>292294 <text:s text:c="2"/>/run/dbus/system_bus_socket</text:p>
      <text:p text:style-name="P2">unix <text:s/>3 <text:s text:c="5"/>[ ] <text:s text:c="8"/>STREAM <text:s text:c="4"/>CONNECTED <text:s text:c="4"/>520677 <text:s text:c="2"/></text:p>
      <text:p text:style-name="P2">unix <text:s/>3 <text:s text:c="5"/>[ ] <text:s text:c="8"/>STREAM <text:s text:c="4"/>CONNECTED <text:s text:c="4"/>506716 <text:s text:c="2"/></text:p>
      <text:p text:style-name="P2">unix <text:s/>3 <text:s text:c="5"/>[ ] <text:s text:c="8"/>STREAM <text:s text:c="4"/>CONNECTED <text:s text:c="4"/>293089 <text:s text:c="2"/></text:p>
      <text:p text:style-name="P2">unix <text:s/>3 <text:s text:c="5"/>[ ] <text:s text:c="8"/>STREAM <text:s text:c="4"/>CONNECTED <text:s text:c="4"/>261350 <text:s text:c="2"/></text:p>
      <text:p text:style-name="P2">unix <text:s/>3 <text:s text:c="5"/>[ ] <text:s text:c="8"/>STREAM <text:s text:c="4"/>CONNECTED <text:s text:c="4"/>314102 <text:s text:c="2"/>/run/systemd/journal/stdout</text:p>
      <text:p text:style-name="P2">unix <text:s/>3 <text:s text:c="5"/>[ ] <text:s text:c="8"/>STREAM <text:s text:c="4"/>CONNECTED <text:s text:c="4"/>19833 <text:s text:c="3"/>/run/dbus/system_bus_socket</text:p>
      <text:p text:style-name="P2">unix <text:s/>3 <text:s text:c="5"/>[ ] <text:s text:c="8"/>STREAM <text:s text:c="4"/>CONNECTED <text:s text:c="4"/>504643 <text:s text:c="2"/></text:p>
      <text:p text:style-name="P2">unix <text:s/>3 <text:s text:c="5"/>[ ] <text:s text:c="8"/>STREAM <text:s text:c="4"/>CONNECTED <text:s text:c="4"/>19713 <text:s text:c="3"/>/run/systemd/journal/stdout</text:p>
      <text:p text:style-name="P2">unix <text:s/>2 <text:s text:c="5"/>[ ] <text:s text:c="8"/>DGRAM <text:s text:c="19"/>504408 <text:s text:c="2"/></text:p>
      <text:p text:style-name="P2">unix <text:s/>3 <text:s text:c="5"/>[ ] <text:s text:c="8"/>STREAM <text:s text:c="4"/>CONNECTED <text:s text:c="4"/>494594 <text:s text:c="2"/></text:p>
      <text:p text:style-name="P2">unix <text:s/>3 <text:s text:c="5"/>[ ] <text:s text:c="8"/>STREAM <text:s text:c="4"/>CONNECTED <text:s text:c="4"/>261351 <text:s text:c="2"/>/run/systemd/journal/stdout</text:p>
      <text:p text:style-name="P2">unix <text:s/>3 <text:s text:c="5"/>[ ] <text:s text:c="8"/>STREAM <text:s text:c="4"/>CONNECTED <text:s text:c="4"/>293091 <text:s text:c="2"/>/run/systemd/journal/stdout</text:p>
      <text:p text:style-name="P2">unix <text:s/>3 <text:s text:c="5"/>[ ] <text:s text:c="8"/>STREAM <text:s text:c="4"/>CONNECTED <text:s text:c="4"/>18928 <text:s text:c="3"/></text:p>
      <text:p text:style-name="P2">unix <text:s/>3 <text:s text:c="5"/>[ ] <text:s text:c="8"/>DGRAM <text:s text:c="19"/>314143 <text:s text:c="2"/></text:p>
      <text:p text:style-name="P2">unix <text:s/>3 <text:s text:c="5"/>[ ] <text:s text:c="8"/>STREAM <text:s text:c="4"/>CONNECTED <text:s text:c="4"/>279204 <text:s text:c="2"/></text:p>
      <text:p text:style-name="P2">unix <text:s/>3 <text:s text:c="5"/>[ ] <text:s text:c="8"/>STREAM <text:s text:c="4"/>CONNECTED <text:s text:c="4"/>510084 <text:s text:c="2"/></text:p>
      <text:p text:style-name="P2">unix <text:s/>3 <text:s text:c="5"/>[ ] <text:s text:c="8"/>STREAM <text:s text:c="4"/>CONNECTED <text:s text:c="4"/>32434 <text:s text:c="3"/></text:p>
      <text:p text:style-name="P2">unix <text:s/>3 <text:s text:c="5"/>[ ] <text:s text:c="8"/>STREAM <text:s text:c="4"/>CONNECTED <text:s text:c="4"/>510085 <text:s text:c="2"/></text:p>
      <text:p text:style-name="P2">unix <text:s/>3 <text:s text:c="5"/>[ ] <text:s text:c="8"/>STREAM <text:s text:c="4"/>CONNECTED <text:s text:c="4"/>504642 <text:s text:c="2"/></text:p>
      <text:p text:style-name="P2">unix <text:s/>3 <text:s text:c="5"/>[ ] <text:s text:c="8"/>STREAM <text:s text:c="4"/>CONNECTED <text:s text:c="4"/>475358 <text:s text:c="2"/></text:p>
      <text:p text:style-name="P2">unix <text:s/>3 <text:s text:c="5"/>[ ] <text:s text:c="8"/>STREAM <text:s text:c="4"/>CONNECTED <text:s text:c="4"/>531270 <text:s text:c="2"/></text:p>
      <text:p text:style-name="P2">unix <text:s/>2 <text:s text:c="5"/>[ ] <text:s text:c="8"/>DGRAM <text:s text:c="19"/>279214 <text:s text:c="2"/></text:p>
      <text:p text:style-name="P2">unix <text:s/>3 <text:s text:c="5"/>[ ] <text:s text:c="8"/>STREAM <text:s text:c="4"/>CONNECTED <text:s text:c="4"/>520676 <text:s text:c="2"/></text:p>
      <text:p text:style-name="P2">unix <text:s/>3 <text:s text:c="5"/>[ ] <text:s text:c="8"/>STREAM <text:s text:c="4"/>CONNECTED <text:s text:c="4"/>292698 <text:s text:c="2"/></text:p>
      <text:p text:style-name="P2">unix <text:s/>2 <text:s text:c="5"/>[ ] <text:s text:c="8"/>DGRAM <text:s text:c="19"/>292159 <text:s text:c="2"/></text:p>
      <text:p text:style-name="P2"><text:soft-page-break/>unix <text:s/>3 <text:s text:c="5"/>[ ] <text:s text:c="8"/>STREAM <text:s text:c="4"/>CONNECTED <text:s text:c="4"/>32433 <text:s text:c="3"/></text:p>
      <text:p text:style-name="P2">unix <text:s/>2 <text:s text:c="5"/>[ ] <text:s text:c="8"/>DGRAM <text:s text:c="19"/>533612 <text:s text:c="2"/></text:p>
      <text:p text:style-name="P2">unix <text:s/>3 <text:s text:c="5"/>[ ] <text:s text:c="8"/>STREAM <text:s text:c="4"/>CONNECTED <text:s text:c="4"/>293118 <text:s text:c="2"/>/run/dbus/system_bus_socket</text:p>
      <text:p text:style-name="P2">unix <text:s/>2 <text:s text:c="5"/>[ ] <text:s text:c="8"/>DGRAM <text:s text:c="19"/>509853 <text:s text:c="2"/></text:p>
      <text:p text:style-name="P2">unix <text:s/>3 <text:s text:c="5"/>[ ] <text:s text:c="8"/>STREAM <text:s text:c="4"/>CONNECTED <text:s text:c="4"/>292293 <text:s text:c="2"/></text:p>
      <text:p text:style-name="P2">unix <text:s/>3 <text:s text:c="5"/>[ ] <text:s text:c="8"/>STREAM <text:s text:c="4"/>CONNECTED <text:s text:c="4"/>19832 <text:s text:c="3"/></text:p>
      <text:p text:style-name="P2">unix <text:s/>2 <text:s text:c="5"/>[ ] <text:s text:c="8"/>DGRAM <text:s text:c="19"/>292689 <text:s text:c="2"/></text:p>
      <text:p text:style-name="P2">unix <text:s/>3 <text:s text:c="5"/>[ ] <text:s text:c="8"/>STREAM <text:s text:c="4"/>CONNECTED <text:s text:c="4"/>506715 <text:s text:c="2"/></text:p>
      <text:p text:style-name="P2">unix <text:s/>3 <text:s text:c="5"/>[ ] <text:s text:c="8"/>DGRAM <text:s text:c="19"/>314144 <text:s text:c="2"/></text:p>
      <text:p text:style-name="P2">unix <text:s/>3 <text:s text:c="5"/>[ ] <text:s text:c="8"/>STREAM <text:s text:c="4"/>CONNECTED <text:s text:c="4"/>293645 <text:s text:c="2"/>/run/systemd/journal/stdout</text:p>
      <text:p text:style-name="P2">unix <text:s/>3 <text:s text:c="5"/>[ ] <text:s text:c="8"/>DGRAM <text:s text:c="19"/>279216 <text:s text:c="2"/></text:p>
      <text:p text:style-name="P2">unix <text:s/>3 <text:s text:c="5"/>[ ] <text:s text:c="8"/>STREAM <text:s text:c="4"/>CONNECTED <text:s text:c="4"/>19155 <text:s text:c="3"/>/run/dbus/system_bus_socket</text:p>
      <text:p text:style-name="P2">unix <text:s/>3 <text:s text:c="5"/>[ ] <text:s text:c="8"/>STREAM <text:s text:c="4"/>CONNECTED <text:s text:c="4"/>314100 <text:s text:c="2"/></text:p>
      <text:p text:style-name="P2">unix <text:s/>3 <text:s text:c="5"/>[ ] <text:s text:c="8"/>STREAM <text:s text:c="4"/>CONNECTED <text:s text:c="4"/>293117 <text:s text:c="2"/></text:p>
      <text:p text:style-name="P2">unix <text:s/>3 <text:s text:c="5"/>[ ] <text:s text:c="8"/>STREAM <text:s text:c="4"/>CONNECTED <text:s text:c="4"/>489821 <text:s text:c="2"/></text:p>
      <text:p text:style-name="P2">unix <text:s/>3 <text:s text:c="5"/>[ ] <text:s text:c="8"/>STREAM <text:s text:c="4"/>CONNECTED <text:s text:c="4"/>279570 <text:s text:c="2"/></text:p>
      <text:p text:style-name="P2">unix <text:s/>3 <text:s text:c="5"/>[ ] <text:s text:c="8"/>DGRAM <text:s text:c="19"/>292697 <text:s text:c="2"/></text:p>
      <text:p text:style-name="P2">unix <text:s/>3 <text:s text:c="5"/>[ ] <text:s text:c="8"/>STREAM <text:s text:c="4"/>CONNECTED <text:s text:c="4"/>489820 <text:s text:c="2"/></text:p>
      <text:p text:style-name="P2">unix <text:s/>2 <text:s text:c="5"/>[ ] <text:s text:c="8"/>DGRAM <text:s text:c="19"/>314117 <text:s text:c="2"/></text:p>
      <text:p text:style-name="P2">unix <text:s/>3 <text:s text:c="5"/>[ ] <text:s text:c="8"/>STREAM <text:s text:c="4"/>CONNECTED <text:s text:c="4"/>292281 <text:s text:c="2"/>/run/systemd/journal/stdout</text:p>
      <text:p text:style-name="P2">unix <text:s/>2 <text:s text:c="5"/>[ ] <text:s text:c="8"/>STREAM <text:s text:c="4"/>CONNECTED <text:s text:c="4"/>504383 <text:s text:c="2"/></text:p>
      <text:p text:style-name="P2">unix <text:s/>2 <text:s text:c="5"/>[ ] <text:s text:c="8"/>STREAM <text:s text:c="4"/>CONNECTED <text:s text:c="4"/>516914 <text:s text:c="2"/></text:p>
      <text:p text:style-name="P2">unix <text:s/>3 <text:s text:c="5"/>[ ] <text:s text:c="8"/>STREAM <text:s text:c="4"/>CONNECTED <text:s text:c="4"/>482519 <text:s text:c="2"/></text:p>
      <text:p text:style-name="P2">unix <text:s/>3 <text:s text:c="5"/>[ ] <text:s text:c="8"/>STREAM <text:s text:c="4"/>CONNECTED <text:s text:c="4"/>476246 <text:s text:c="2"/></text:p>
      <text:p text:style-name="P2">unix <text:s/>2 <text:s text:c="5"/>[ ] <text:s text:c="8"/>DGRAM <text:s text:c="19"/>17609 <text:s text:c="3"/></text:p>
      <text:p text:style-name="P2">unix <text:s/>3 <text:s text:c="5"/>[ ] <text:s text:c="8"/>STREAM <text:s text:c="4"/>CONNECTED <text:s text:c="4"/>533623 <text:s text:c="2"/></text:p>
      <text:p text:style-name="P2">unix <text:s/>3 <text:s text:c="5"/>[ ] <text:s text:c="8"/>DGRAM <text:s text:c="19"/>292695 <text:s text:c="2"/></text:p>
      <text:p text:style-name="P2">unix <text:s/>2 <text:s text:c="5"/>[ ] <text:s text:c="8"/>STREAM <text:s text:c="4"/>CONNECTED <text:s text:c="4"/>508817 <text:s text:c="2"/></text:p>
      <text:p text:style-name="P2">unix <text:s/>3 <text:s text:c="5"/>[ ] <text:s text:c="8"/>STREAM <text:s text:c="4"/>CONNECTED <text:s text:c="4"/>19165 <text:s text:c="3"/></text:p>
      <text:p text:style-name="P2">unix <text:s/>2 <text:s text:c="5"/>[ ] <text:s text:c="8"/>DGRAM <text:s text:c="19"/>516956 <text:s text:c="2"/></text:p>
      <text:p text:style-name="P2">unix <text:s/>2 <text:s text:c="5"/>[ ] <text:s text:c="8"/>DGRAM <text:s text:c="19"/>292284 <text:s text:c="2"/></text:p>
      <text:p text:style-name="P2">unix <text:s/>3 <text:s text:c="5"/>[ ] <text:s text:c="8"/>STREAM <text:s text:c="4"/>CONNECTED <text:s text:c="4"/>476245 <text:s text:c="2"/></text:p>
      <text:p text:style-name="P2">unix <text:s/>3 <text:s text:c="5"/>[ ] <text:s text:c="8"/>STREAM <text:s text:c="4"/>CONNECTED <text:s text:c="4"/>524147 <text:s text:c="2"/></text:p>
      <text:p text:style-name="P2">unix <text:s/>3 <text:s text:c="5"/>[ ] <text:s text:c="8"/>STREAM <text:s text:c="4"/>CONNECTED <text:s text:c="4"/>294248 <text:s text:c="2"/>/run/systemd/journal/stdout</text:p>
      <text:p text:style-name="P2">unix <text:s/>2 <text:s text:c="5"/>[ ] <text:s text:c="8"/>DGRAM <text:s text:c="19"/>519864 <text:s text:c="2"/></text:p>
      <text:p text:style-name="P2">unix <text:s/>3 <text:s text:c="5"/>[ ] <text:s text:c="8"/>STREAM <text:s text:c="4"/>CONNECTED <text:s text:c="4"/>19712 <text:s text:c="3"/></text:p>
      <text:p text:style-name="P2">unix <text:s/>3 <text:s text:c="5"/>[ ] <text:s text:c="8"/>STREAM <text:s text:c="4"/>CONNECTED <text:s text:c="4"/>533609 <text:s text:c="2"/>/run/systemd/journal/stdout</text:p>
      <text:p text:style-name="P2">unix <text:s/>2 <text:s text:c="5"/>[ ] <text:s text:c="8"/>DGRAM <text:s text:c="19"/>508844 <text:s text:c="2"/></text:p>
      <text:p text:style-name="P2">unix <text:s/>3 <text:s text:c="5"/>[ ] <text:s text:c="8"/>STREAM <text:s text:c="4"/>CONNECTED <text:s text:c="4"/>482518 <text:s text:c="2"/></text:p>
      <text:p text:style-name="P2">unix <text:s/>3 <text:s text:c="5"/>[ ] <text:s text:c="8"/>STREAM <text:s text:c="4"/>CONNECTED <text:s text:c="4"/>292686 <text:s text:c="2"/></text:p>
      <text:p text:style-name="P2">unix <text:s/>3 <text:s text:c="5"/>[ ] <text:s text:c="8"/>STREAM <text:s text:c="4"/>CONNECTED <text:s text:c="4"/>14574 <text:s text:c="3"/></text:p>
      <text:p text:style-name="P2">unix <text:s/>3 <text:s text:c="5"/>[ ] <text:s text:c="8"/>STREAM <text:s text:c="4"/>CONNECTED <text:s text:c="4"/>494593 <text:s text:c="2"/></text:p>
      <text:p text:style-name="P2"><text:soft-page-break/>unix <text:s/>3 <text:s text:c="5"/>[ ] <text:s text:c="8"/>STREAM <text:s text:c="4"/>CONNECTED <text:s text:c="4"/>292699 <text:s text:c="2"/>/run/dbus/system_bus_socket</text:p>
      <text:p text:style-name="P2">unix <text:s/>3 <text:s text:c="5"/>[ ] <text:s text:c="8"/>STREAM <text:s text:c="4"/>CONNECTED <text:s text:c="4"/>17608 <text:s text:c="3"/></text:p>
      <text:p text:style-name="P2">unix <text:s/>2 <text:s text:c="5"/>[ ] <text:s text:c="8"/>STREAM <text:s text:c="4"/>CONNECTED <text:s text:c="4"/>530470 <text:s text:c="2"/></text:p>
      <text:p text:style-name="P2">unix <text:s/>2 <text:s text:c="5"/>[ ] <text:s text:c="8"/>DGRAM <text:s text:c="19"/>489071 <text:s text:c="2"/></text:p>
      <text:p text:style-name="P2">unix <text:s/>3 <text:s text:c="5"/>[ ] <text:s text:c="8"/>STREAM <text:s text:c="4"/>CONNECTED <text:s text:c="4"/>18761 <text:s text:c="3"/>/run/systemd/journal/stdout</text:p>
      <text:p text:style-name="P2">unix <text:s/>3 <text:s text:c="5"/>[ ] <text:s text:c="8"/>STREAM <text:s text:c="4"/>CONNECTED <text:s text:c="4"/>19148 <text:s text:c="3"/></text:p>
      <text:p text:style-name="P2">unix <text:s/>3 <text:s text:c="5"/>[ ] <text:s text:c="8"/>STREAM <text:s text:c="4"/>CONNECTED <text:s text:c="4"/>20113 <text:s text:c="3"/></text:p>
      <text:p text:style-name="P2">unix <text:s/>2 <text:s text:c="5"/>[ ] <text:s text:c="8"/>STREAM <text:s text:c="4"/>CONNECTED <text:s text:c="4"/>489024 <text:s text:c="2"/></text:p>
      <text:p text:style-name="P2">unix <text:s/>3 <text:s text:c="5"/>[ ] <text:s text:c="8"/>STREAM <text:s text:c="4"/>CONNECTED <text:s text:c="4"/>292579 <text:s text:c="2"/>/run/dbus/system_bus_socket</text:p>
      <text:p text:style-name="P2">unix <text:s/>3 <text:s text:c="5"/>[ ] <text:s text:c="8"/>STREAM <text:s text:c="4"/>CONNECTED <text:s text:c="4"/>20112 <text:s text:c="3"/></text:p>
      <text:p text:style-name="P2">unix <text:s/>3 <text:s text:c="5"/>[ ] <text:s text:c="8"/>DGRAM <text:s text:c="19"/>293682 <text:s text:c="2"/></text:p>
      <text:p text:style-name="P2">unix <text:s/>3 <text:s text:c="5"/>[ ] <text:s text:c="8"/>STREAM <text:s text:c="4"/>CONNECTED <text:s text:c="4"/>262890 <text:s text:c="2"/></text:p>
      <text:p text:style-name="P2">unix <text:s/>3 <text:s text:c="5"/>[ ] <text:s text:c="8"/>STREAM <text:s text:c="4"/>CONNECTED <text:s text:c="4"/>292578 <text:s text:c="2"/></text:p>
      <text:p text:style-name="P2">unix <text:s/>2 <text:s text:c="5"/>[ ] <text:s text:c="8"/>DGRAM <text:s text:c="19"/>494337 <text:s text:c="2"/></text:p>
      <text:p text:style-name="P2">unix <text:s/>3 <text:s text:c="5"/>[ ] <text:s text:c="8"/>STREAM <text:s text:c="4"/>CONNECTED <text:s text:c="4"/>18764 <text:s text:c="3"/>/run/systemd/journal/stdout</text:p>
      <text:p text:style-name="P2">unix <text:s/>2 <text:s text:c="5"/>[ ] <text:s text:c="8"/>DGRAM <text:s text:c="19"/>293309 <text:s text:c="2"/></text:p>
      <text:p text:style-name="P2">unix <text:s/>3 <text:s text:c="5"/>[ ] <text:s text:c="8"/>STREAM <text:s text:c="4"/>CONNECTED <text:s text:c="4"/>291777 <text:s text:c="2"/>/run/systemd/journal/stdout</text:p>
      <text:p text:style-name="P2">unix <text:s/>3 <text:s text:c="5"/>[ ] <text:s text:c="8"/>STREAM <text:s text:c="4"/>CONNECTED <text:s text:c="4"/>517733 <text:s text:c="2"/></text:p>
      <text:p text:style-name="P2">unix <text:s/>2 <text:s text:c="5"/>[ ] <text:s text:c="8"/>DGRAM <text:s text:c="19"/>293318 <text:s text:c="2"/></text:p>
      <text:p text:style-name="P2">unix <text:s/>3 <text:s text:c="5"/>[ ] <text:s text:c="8"/>DGRAM <text:s text:c="19"/>12229 <text:s text:c="3"/></text:p>
      <text:p text:style-name="P2">unix <text:s/>3 <text:s text:c="5"/>[ ] <text:s text:c="8"/>STREAM <text:s text:c="4"/>CONNECTED <text:s text:c="4"/>279573 <text:s text:c="2"/>/run/dbus/system_bus_socket</text:p>
      <text:p text:style-name="P2">unix <text:s/>3 <text:s text:c="5"/>[ ] <text:s text:c="8"/>DGRAM <text:s text:c="19"/>293683 <text:s text:c="2"/></text:p>
      <text:p text:style-name="P2">unix <text:s/>3 <text:s text:c="5"/>[ ] <text:s text:c="8"/>STREAM <text:s text:c="4"/>CONNECTED <text:s text:c="4"/>18184 <text:s text:c="3"/></text:p>
      <text:p text:style-name="P2">unix <text:s/>3 <text:s text:c="5"/>[ ] <text:s text:c="8"/>STREAM <text:s text:c="4"/>CONNECTED <text:s text:c="4"/>19147 <text:s text:c="3"/></text:p>
      <text:p text:style-name="P2">unix <text:s/>2 <text:s text:c="5"/>[ ] <text:s text:c="8"/>STREAM <text:s text:c="4"/>CONNECTED <text:s text:c="4"/>481767 <text:s text:c="2"/></text:p>
      <text:p text:style-name="P2">unix <text:s/>2 <text:s text:c="5"/>[ ] <text:s text:c="8"/>DGRAM <text:s text:c="19"/>293678 <text:s text:c="2"/></text:p>
      <text:p text:style-name="P2">unix <text:s/>2 <text:s text:c="5"/>[ ] <text:s text:c="8"/>DGRAM <text:s text:c="19"/>474648 <text:s text:c="2"/></text:p>
      <text:p text:style-name="P2">unix <text:s/>2 <text:s text:c="5"/>[ ] <text:s text:c="8"/>STREAM <text:s text:c="4"/>CONNECTED <text:s text:c="4"/>523762 <text:s text:c="2"/></text:p>
      <text:p text:style-name="P2">unix <text:s/>2 <text:s text:c="5"/>[ ] <text:s text:c="8"/>DGRAM <text:s text:c="19"/>475506 <text:s text:c="2"/></text:p>
      <text:p text:style-name="P2">unix <text:s/>2 <text:s text:c="5"/>[ ] <text:s text:c="8"/>STREAM <text:s text:c="4"/>CONNECTED <text:s text:c="4"/>494312 <text:s text:c="2"/></text:p>
      <text:p text:style-name="P2">unix <text:s/>3 <text:s text:c="5"/>[ ] <text:s text:c="8"/>DGRAM <text:s text:c="19"/>12228 <text:s text:c="3"/></text:p>
      <text:p text:style-name="P2">unix <text:s/>3 <text:s text:c="5"/>[ ] <text:s text:c="8"/>DGRAM <text:s text:c="19"/>293681 <text:s text:c="2"/></text:p>
      <text:p text:style-name="P2">unix <text:s/>2 <text:s text:c="5"/>[ ] <text:s text:c="8"/>STREAM <text:s text:c="4"/>CONNECTED <text:s text:c="4"/>475455 <text:s text:c="2"/></text:p>
      <text:p text:style-name="P2">unix <text:s/>3 <text:s text:c="5"/>[ ] <text:s text:c="8"/>STREAM <text:s text:c="4"/>CONNECTED <text:s text:c="4"/>18770 <text:s text:c="3"/>/run/systemd/journal/stdout</text:p>
      <text:p text:style-name="P2">unix <text:s/>2 <text:s text:c="5"/>[ ] <text:s text:c="8"/>DGRAM <text:s text:c="19"/>530495 <text:s text:c="2"/></text:p>
      <text:p text:style-name="P2">unix <text:s/>3 <text:s text:c="5"/>[ ] <text:s text:c="8"/>STREAM <text:s text:c="4"/>CONNECTED <text:s text:c="4"/>20108 <text:s text:c="3"/>/run/dbus/system_bus_socket</text:p>
      <text:p text:style-name="P2">unix <text:s/>2 <text:s text:c="5"/>[ ] <text:s text:c="8"/>STREAM <text:s text:c="4"/>CONNECTED <text:s text:c="4"/>474589 <text:s text:c="2"/></text:p>
      <text:p text:style-name="P2">unix <text:s/>3 <text:s text:c="5"/>[ ] <text:s text:c="8"/>STREAM <text:s text:c="4"/>CONNECTED <text:s text:c="4"/>509628 <text:s text:c="2"/></text:p>
      <text:p text:style-name="P2">unix <text:s/>3 <text:s text:c="5"/>[ ] <text:s text:c="8"/>STREAM <text:s text:c="4"/>CONNECTED <text:s text:c="4"/>262888 <text:s text:c="2"/>/var/lib/amazon/ssm/ipc/termination</text:p>
      <text:p text:style-name="P2">unix <text:s/>2 <text:s text:c="5"/>[ ] <text:s text:c="8"/>DGRAM <text:s text:c="19"/>481792 <text:s text:c="2"/></text:p>
      <text:p text:style-name="P2">unix <text:s/>2 <text:s text:c="5"/>[ ] <text:s text:c="8"/>DGRAM <text:s text:c="19"/>514296 <text:s text:c="2"/></text:p>
      <text:p text:style-name="P2">unix <text:s/>3 <text:s text:c="5"/>[ ] <text:s text:c="8"/>STREAM <text:s text:c="4"/>CONNECTED <text:s text:c="4"/>17679 <text:s text:c="3"/></text:p>
      <text:p text:style-name="P2"><text:soft-page-break/>unix <text:s/>2 <text:s text:c="5"/>[ ] <text:s text:c="8"/>DGRAM <text:s text:c="19"/>19146 <text:s text:c="3"/></text:p>
      <text:p text:style-name="P2">unix <text:s/>3 <text:s text:c="5"/>[ ] <text:s text:c="8"/>DGRAM <text:s text:c="19"/>293684 <text:s text:c="2"/></text:p>
      <text:p text:style-name="P2">unix <text:s/>2 <text:s text:c="5"/>[ ] <text:s text:c="8"/>DGRAM <text:s text:c="19"/>523916 <text:s text:c="2"/></text:p>
      <text:p text:style-name="P2">unix <text:s/>3 <text:s text:c="5"/>[ ] <text:s text:c="8"/>STREAM <text:s text:c="4"/>CONNECTED <text:s text:c="4"/>293686 <text:s text:c="2"/>/run/dbus/system_bus_socket</text:p>
      <text:p text:style-name="P2">unix <text:s/>3 <text:s text:c="5"/>[ ] <text:s text:c="8"/>STREAM <text:s text:c="4"/>CONNECTED <text:s text:c="4"/>291776 <text:s text:c="2"/></text:p>
      <text:p text:style-name="P2">unix <text:s/>2 <text:s text:c="5"/>[ ] <text:s text:c="8"/>DGRAM <text:s text:c="19"/>514975 <text:s text:c="2"/></text:p>
      <text:p text:style-name="P2">unix <text:s/>3 <text:s text:c="5"/>[ ] <text:s text:c="8"/>STREAM <text:s text:c="4"/>CONNECTED <text:s text:c="4"/>262887 <text:s text:c="2"/></text:p>
      <text:p text:style-name="P2">unix <text:s/>3 <text:s text:c="5"/>[ ] <text:s text:c="8"/>STREAM <text:s text:c="4"/>CONNECTED <text:s text:c="4"/>517734 <text:s text:c="2"/></text:p>
      <text:p text:style-name="P2">unix <text:s/>3 <text:s text:c="5"/>[ ] <text:s text:c="8"/>STREAM <text:s text:c="4"/>CONNECTED <text:s text:c="4"/>262891 <text:s text:c="2"/>/var/lib/amazon/ssm/ipc/health</text:p>
      <text:p text:style-name="P2">unix <text:s/>3 <text:s text:c="5"/>[ ] <text:s text:c="8"/>STREAM <text:s text:c="4"/>CONNECTED <text:s text:c="4"/>20107 <text:s text:c="3"/></text:p>
      <text:p text:style-name="P2">unix <text:s/>3 <text:s text:c="5"/>[ ] <text:s text:c="8"/>STREAM <text:s text:c="4"/>CONNECTED <text:s text:c="4"/>509629 <text:s text:c="2"/></text:p>
      <text:p text:style-name="P2">unix <text:s/>3 <text:s text:c="5"/>[ ] <text:s text:c="8"/>STREAM <text:s text:c="4"/>CONNECTED <text:s text:c="4"/>279572 <text:s text:c="2"/></text:p>
      <text:p text:style-name="P2">unix <text:s/>3 <text:s text:c="5"/>[ ] <text:s text:c="8"/>STREAM <text:s text:c="4"/>CONNECTED <text:s text:c="4"/>293685 <text:s text:c="2"/></text:p>
      <text:p text:style-name="P2">unix <text:s/>2 <text:s text:c="5"/>[ ] <text:s text:c="8"/>DGRAM <text:s text:c="19"/>297735 <text:s/></text:p>
      <text:list xml:id="list3534384745668" text:continue-numbering="true" text:style-name="L1">
        <text:list-item>
          <text:p text:style-name="P5">program (muestra qué programa es el que está escuchando) </text:p>
        </text:list-item>
      </text:list>
      <text:p text:style-name="Standard">ubuntu@ip-172-31-0-17:~$ netstat --program</text:p>
      <text:p text:style-name="Standard">(Not all processes could be identified, non-owned process info</text:p>
      <text:p text:style-name="Standard"><text:s/>will not be shown, you would have to be root to see it all.)</text:p>
      <text:p text:style-name="Standard">Active Internet connections (w/o servers)</text:p>
      <text:p text:style-name="Standard">Proto Recv-Q Send-Q Local Address <text:s text:c="10"/>Foreign Address <text:s text:c="8"/>State <text:s text:c="6"/>PID/Program name <text:s text:c="3"/></text:p>
      <text:p text:style-name="Standard">tcp <text:s text:c="7"/>0 <text:s text:c="5"/>0 ip-172-31-0-17.us-w:ssh 170.209.148.190.s:20516 ESTABLISHED - <text:s text:c="18"/></text:p>
      <text:p text:style-name="Standard">tcp <text:s text:c="7"/>0 <text:s text:c="5"/>0 ip-172-31-0-17.us-w:ssh 218.92.151.186.st:35712 ESTABLISHED - <text:s text:c="18"/></text:p>
      <text:p text:style-name="Standard">tcp <text:s text:c="7"/>0 <text:s text:c="5"/>0 ip-172-31-0-17.us-w:ssh 215.195.209.181.st:6868 ESTABLISHED - <text:s text:c="18"/></text:p>
      <text:p text:style-name="Standard">tcp <text:s text:c="7"/>0 <text:s text:c="5"/>0 ip-172-31-0-17.us-w:ssh 190.106.221.29:31193 <text:s text:c="3"/>ESTABLISHED - <text:s text:c="18"/></text:p>
      <text:p text:style-name="Standard">tcp <text:s text:c="7"/>0 <text:s text:c="5"/>0 ip-172-31-0-17.us-w:ssh 215.195.209.181.s:16018 ESTABLISHED - <text:s text:c="18"/></text:p>
      <text:p text:style-name="Standard">tcp <text:s text:c="7"/>0 <text:s text:c="5"/>0 ip-172-31-0-17.us-w:ssh 218.92.151.186.sta:1988 ESTABLISHED - <text:s text:c="18"/></text:p>
      <text:p text:style-name="Standard">tcp <text:s text:c="7"/>0 <text:s text:c="5"/>0 ip-172-31-0-17.us-w:ssh 190.106.221.29:2065 <text:s text:c="4"/>ESTABLISHED - <text:s text:c="18"/></text:p>
      <text:p text:style-name="Standard">tcp <text:s text:c="7"/>0 <text:s text:c="5"/>0 ip-172-31-0-17.us-w:ssh 215.195.209.181.s:14217 ESTABLISHED - <text:s text:c="18"/></text:p>
      <text:p text:style-name="Standard">tcp <text:s text:c="7"/>0 <text:s text:c="5"/>0 ip-172-31-0-17.us-w:ssh 218.92.151.186.st:17550 ESTABLISHED - <text:s text:c="18"/></text:p>
      <text:p text:style-name="Standard">tcp <text:s text:c="7"/>0 <text:s text:c="5"/>0 ip-172-31-0-17.us-w:ssh 190.104.112.27:31355 <text:s text:c="3"/>ESTABLISHED - <text:s text:c="18"/></text:p>
      <text:p text:style-name="Standard">tcp <text:s text:c="7"/>0 <text:s text:c="5"/>0 ip-172-31-0-17.us-w:ssh 218.92.151.186.st:25734 ESTABLISHED - <text:s text:c="18"/></text:p>
      <text:p text:style-name="Standard">tcp <text:s text:c="7"/>0 <text:s text:c="5"/>0 ip-172-31-0-17.us-w:ssh 190.104.112.27:30868 <text:s text:c="3"/>ESTABLISHED - <text:s text:c="18"/></text:p>
      <text:p text:style-name="Standard">tcp <text:s text:c="7"/>0 <text:s text:c="2"/>1112 ip-172-31-0-17.us-w:ssh 82.209.148.190.st:19853 ESTABLISHED - <text:s text:c="18"/></text:p>
      <text:p text:style-name="Standard">Active UNIX domain sockets (w/o servers)</text:p>
      <text:p text:style-name="Standard">Proto RefCnt Flags <text:s text:c="6"/>Type <text:s text:c="6"/>State <text:s text:c="8"/>I-Node <text:s text:c="2"/>PID/Program name <text:s text:c="4"/>Path</text:p>
      <text:p text:style-name="Standard">unix <text:s/>2 <text:s text:c="5"/>[ ] <text:s text:c="8"/>DGRAM <text:s text:c="19"/>314142 <text:s text:c="2"/>38518/systemd <text:s text:c="7"/>/run/user/1000/systemd/notify</text:p>
      <text:p text:style-name="Standard">unix <text:s/>3 <text:s text:c="5"/>[ ] <text:s text:c="8"/>DGRAM <text:s text:c="19"/>12227 <text:s text:c="3"/>- <text:s text:c="19"/>/run/systemd/notify</text:p>
      <text:p text:style-name="Standard">unix <text:s/>2 <text:s text:c="5"/>[ ] <text:s text:c="8"/>DGRAM <text:s text:c="19"/>12245 <text:s text:c="3"/>- <text:s text:c="19"/>/run/systemd/journal/syslog</text:p>
      <text:p text:style-name="Standard">unix <text:s/>22 <text:s text:c="4"/>[ ] <text:s text:c="8"/>DGRAM <text:s text:c="19"/>12253 <text:s text:c="3"/>- <text:s text:c="19"/>/run/systemd/journal/dev-log</text:p>
      <text:p text:style-name="Standard">unix <text:s/>9 <text:s text:c="5"/>[ ] <text:s text:c="8"/>DGRAM <text:s text:c="19"/>12257 <text:s text:c="3"/>- <text:s text:c="19"/>/run/systemd/journal/socket</text:p>
      <text:p text:style-name="Standard">unix <text:s/>3 <text:s text:c="5"/>[ ] <text:s text:c="8"/>DGRAM <text:s text:c="19"/>292694 <text:s text:c="2"/>- <text:s text:c="19"/></text:p>
      <text:p text:style-name="Standard">unix <text:s/>3 <text:s text:c="5"/>[ ] <text:s text:c="8"/>STREAM <text:s text:c="4"/>CONNECTED <text:s text:c="4"/>314147 <text:s text:c="2"/>- <text:s text:c="19"/>/run/dbus/system_bus_socket</text:p>
      <text:p text:style-name="Standard">unix <text:s/>2 <text:s text:c="5"/>[ ] <text:s text:c="8"/>STREAM <text:s text:c="4"/>CONNECTED <text:s text:c="4"/>519838 <text:s text:c="2"/>- <text:s text:c="19"/></text:p>
      <text:p text:style-name="Standard">unix <text:s/>3 <text:s text:c="5"/>[ ] <text:s text:c="8"/>DGRAM <text:s text:c="19"/>292696 <text:s text:c="2"/>- <text:s text:c="19"/></text:p>
      <text:p text:style-name="Standard">unix <text:s/>3 <text:s text:c="5"/>[ ] <text:s text:c="8"/>STREAM <text:s text:c="4"/>CONNECTED <text:s text:c="4"/>292688 <text:s text:c="2"/>- <text:s text:c="19"/>/run/systemd/journal/stdout</text:p>
      <text:p text:style-name="Standard">unix <text:s/>2 <text:s text:c="5"/>[ ] <text:s text:c="8"/>STREAM <text:s text:c="4"/>CONNECTED <text:s text:c="4"/>505937 <text:s text:c="2"/>- <text:s text:c="19"/></text:p>
      <text:p text:style-name="Standard"><text:soft-page-break/>unix <text:s/>3 <text:s text:c="5"/>[ ] <text:s text:c="8"/>STREAM <text:s text:c="4"/>CONNECTED <text:s text:c="4"/>531271 <text:s text:c="2"/>- <text:s text:c="19"/></text:p>
      <text:p text:style-name="Standard">unix <text:s/>3 <text:s text:c="5"/>[ ] <text:s text:c="8"/>STREAM <text:s text:c="4"/>CONNECTED <text:s text:c="4"/>19164 <text:s text:c="3"/>- <text:s text:c="19"/></text:p>
      <text:p text:style-name="Standard">unix <text:s/>3 <text:s text:c="5"/>[ ] <text:s text:c="8"/>STREAM <text:s text:c="4"/>CONNECTED <text:s text:c="4"/>279210 <text:s text:c="2"/>- <text:s text:c="19"/>/run/systemd/journal/stdout</text:p>
      <text:p text:style-name="Standard">unix <text:s/>3 <text:s text:c="5"/>[ ] <text:s text:c="8"/>STREAM <text:s text:c="4"/>CONNECTED <text:s text:c="4"/>14575 <text:s text:c="3"/>- <text:s text:c="19"/>/run/systemd/journal/stdout</text:p>
      <text:p text:style-name="Standard">unix <text:s/>2 <text:s text:c="5"/>[ ] <text:s text:c="8"/>DGRAM <text:s text:c="19"/>505962 <text:s text:c="2"/>- <text:s text:c="19"/></text:p>
      <text:p text:style-name="Standard">unix <text:s/>3 <text:s text:c="5"/>[ ] <text:s text:c="8"/>STREAM <text:s text:c="4"/>CONNECTED <text:s text:c="4"/>524146 <text:s text:c="2"/>- <text:s text:c="19"/></text:p>
      <text:p text:style-name="Standard">unix <text:s/>3 <text:s text:c="5"/>[ ] <text:s text:c="8"/>STREAM <text:s text:c="4"/>CONNECTED <text:s text:c="4"/>279571 <text:s text:c="2"/>- <text:s text:c="19"/>/run/systemd/journal/stdout</text:p>
      <text:p text:style-name="Standard">unix <text:s/>2 <text:s text:c="5"/>[ ] <text:s text:c="8"/>DGRAM <text:s text:c="19"/>314133 <text:s text:c="2"/>38518/systemd <text:s text:c="7"/></text:p>
      <text:p text:style-name="Standard">unix <text:s/>3 <text:s text:c="5"/>[ ] <text:s text:c="8"/>STREAM <text:s text:c="4"/>CONNECTED <text:s text:c="4"/>292276 <text:s text:c="2"/>- <text:s text:c="19"/></text:p>
      <text:p text:style-name="Standard">unix <text:s/>3 <text:s text:c="5"/>[ ] <text:s text:c="8"/>STREAM <text:s text:c="4"/>CONNECTED <text:s text:c="4"/>314146 <text:s text:c="2"/>38518/systemd <text:s text:c="7"/></text:p>
      <text:p text:style-name="Standard">unix <text:s/>3 <text:s text:c="5"/>[ ] <text:s text:c="8"/>STREAM <text:s text:c="4"/>CONNECTED <text:s text:c="4"/>294246 <text:s text:c="2"/>- <text:s text:c="19"/></text:p>
      <text:p text:style-name="Standard">unix <text:s/>2 <text:s text:c="5"/>[ ] <text:s text:c="8"/>STREAM <text:s text:c="4"/>CONNECTED <text:s text:c="4"/>509826 <text:s text:c="2"/>- <text:s text:c="19"/></text:p>
      <text:p text:style-name="Standard">unix <text:s/>3 <text:s text:c="5"/>[ ] <text:s text:c="8"/>DGRAM <text:s text:c="19"/>279217 <text:s text:c="2"/>- <text:s text:c="19"/></text:p>
      <text:p text:style-name="Standard">unix <text:s/>2 <text:s text:c="5"/>[ ] <text:s text:c="8"/>DGRAM <text:s text:c="19"/>293105 <text:s text:c="2"/>- <text:s text:c="19"/></text:p>
      <text:p text:style-name="Standard">unix <text:s/>3 <text:s text:c="5"/>[ ] <text:s text:c="8"/>STREAM <text:s text:c="4"/>CONNECTED <text:s text:c="4"/>475359 <text:s text:c="2"/>- <text:s text:c="19"/></text:p>
      <text:p text:style-name="Standard">unix <text:s/>3 <text:s text:c="5"/>[ ] <text:s text:c="8"/>STREAM <text:s text:c="4"/>CONNECTED <text:s text:c="4"/>293643 <text:s text:c="2"/>- <text:s text:c="19"/></text:p>
      <text:p text:style-name="Standard">unix <text:s/>3 <text:s text:c="5"/>[ ] <text:s text:c="8"/>STREAM <text:s text:c="4"/>CONNECTED <text:s text:c="4"/>292294 <text:s text:c="2"/>- <text:s text:c="19"/>/run/dbus/system_bus_socket</text:p>
      <text:p text:style-name="Standard">unix <text:s/>3 <text:s text:c="5"/>[ ] <text:s text:c="8"/>STREAM <text:s text:c="4"/>CONNECTED <text:s text:c="4"/>520677 <text:s text:c="2"/>- <text:s text:c="19"/></text:p>
      <text:p text:style-name="Standard">unix <text:s/>3 <text:s text:c="5"/>[ ] <text:s text:c="8"/>STREAM <text:s text:c="4"/>CONNECTED <text:s text:c="4"/>506716 <text:s text:c="2"/>- <text:s text:c="19"/></text:p>
      <text:p text:style-name="Standard">unix <text:s/>3 <text:s text:c="5"/>[ ] <text:s text:c="8"/>STREAM <text:s text:c="4"/>CONNECTED <text:s text:c="4"/>293089 <text:s text:c="2"/>- <text:s text:c="19"/></text:p>
      <text:p text:style-name="Standard">unix <text:s/>3 <text:s text:c="5"/>[ ] <text:s text:c="8"/>STREAM <text:s text:c="4"/>CONNECTED <text:s text:c="4"/>261350 <text:s text:c="2"/>- <text:s text:c="19"/></text:p>
      <text:p text:style-name="Standard">unix <text:s/>3 <text:s text:c="5"/>[ ] <text:s text:c="8"/>STREAM <text:s text:c="4"/>CONNECTED <text:s text:c="4"/>314102 <text:s text:c="2"/>- <text:s text:c="19"/>/run/systemd/journal/stdout</text:p>
      <text:p text:style-name="Standard">unix <text:s/>3 <text:s text:c="5"/>[ ] <text:s text:c="8"/>STREAM <text:s text:c="4"/>CONNECTED <text:s text:c="4"/>19833 <text:s text:c="3"/>- <text:s text:c="19"/>/run/dbus/system_bus_socket</text:p>
      <text:p text:style-name="Standard">unix <text:s/>3 <text:s text:c="5"/>[ ] <text:s text:c="8"/>STREAM <text:s text:c="4"/>CONNECTED <text:s text:c="4"/>504643 <text:s text:c="2"/>- <text:s text:c="19"/></text:p>
      <text:p text:style-name="Standard">unix <text:s/>3 <text:s text:c="5"/>[ ] <text:s text:c="8"/>STREAM <text:s text:c="4"/>CONNECTED <text:s text:c="4"/>19713 <text:s text:c="3"/>- <text:s text:c="19"/>/run/systemd/journal/stdout</text:p>
      <text:p text:style-name="Standard">unix <text:s/>2 <text:s text:c="5"/>[ ] <text:s text:c="8"/>DGRAM <text:s text:c="19"/>504408 <text:s text:c="2"/>- <text:s text:c="19"/></text:p>
      <text:p text:style-name="Standard">unix <text:s/>3 <text:s text:c="5"/>[ ] <text:s text:c="8"/>STREAM <text:s text:c="4"/>CONNECTED <text:s text:c="4"/>494594 <text:s text:c="2"/>- <text:s text:c="19"/></text:p>
      <text:p text:style-name="Standard">unix <text:s/>3 <text:s text:c="5"/>[ ] <text:s text:c="8"/>STREAM <text:s text:c="4"/>CONNECTED <text:s text:c="4"/>261351 <text:s text:c="2"/>- <text:s text:c="19"/>/run/systemd/journal/stdout</text:p>
      <text:p text:style-name="Standard">unix <text:s/>3 <text:s text:c="5"/>[ ] <text:s text:c="8"/>STREAM <text:s text:c="4"/>CONNECTED <text:s text:c="4"/>293091 <text:s text:c="2"/>- <text:s text:c="19"/>/run/systemd/journal/stdout</text:p>
      <text:p text:style-name="Standard">unix <text:s/>3 <text:s text:c="5"/>[ ] <text:s text:c="8"/>STREAM <text:s text:c="4"/>CONNECTED <text:s text:c="4"/>18928 <text:s text:c="3"/>- <text:s text:c="19"/></text:p>
      <text:p text:style-name="Standard">unix <text:s/>3 <text:s text:c="5"/>[ ] <text:s text:c="8"/>DGRAM <text:s text:c="19"/>314143 <text:s text:c="2"/>38518/systemd <text:s text:c="7"/></text:p>
      <text:p text:style-name="Standard">unix <text:s/>3 <text:s text:c="5"/>[ ] <text:s text:c="8"/>STREAM <text:s text:c="4"/>CONNECTED <text:s text:c="4"/>279204 <text:s text:c="2"/>- <text:s text:c="19"/></text:p>
      <text:p text:style-name="Standard">unix <text:s/>3 <text:s text:c="5"/>[ ] <text:s text:c="8"/>STREAM <text:s text:c="4"/>CONNECTED <text:s text:c="4"/>510084 <text:s text:c="2"/>- <text:s text:c="19"/></text:p>
      <text:p text:style-name="Standard">unix <text:s/>3 <text:s text:c="5"/>[ ] <text:s text:c="8"/>STREAM <text:s text:c="4"/>CONNECTED <text:s text:c="4"/>32434 <text:s text:c="3"/>- <text:s text:c="19"/></text:p>
      <text:p text:style-name="Standard">unix <text:s/>3 <text:s text:c="5"/>[ ] <text:s text:c="8"/>STREAM <text:s text:c="4"/>CONNECTED <text:s text:c="4"/>510085 <text:s text:c="2"/>- <text:s text:c="19"/></text:p>
      <text:p text:style-name="Standard">unix <text:s/>3 <text:s text:c="5"/>[ ] <text:s text:c="8"/>STREAM <text:s text:c="4"/>CONNECTED <text:s text:c="4"/>504642 <text:s text:c="2"/>- <text:s text:c="19"/></text:p>
      <text:p text:style-name="Standard">unix <text:s/>3 <text:s text:c="5"/>[ ] <text:s text:c="8"/>STREAM <text:s text:c="4"/>CONNECTED <text:s text:c="4"/>475358 <text:s text:c="2"/>- <text:s text:c="19"/></text:p>
      <text:p text:style-name="Standard">unix <text:s/>3 <text:s text:c="5"/>[ ] <text:s text:c="8"/>STREAM <text:s text:c="4"/>CONNECTED <text:s text:c="4"/>531270 <text:s text:c="2"/>- <text:s text:c="19"/></text:p>
      <text:p text:style-name="Standard">unix <text:s/>2 <text:s text:c="5"/>[ ] <text:s text:c="8"/>DGRAM <text:s text:c="19"/>279214 <text:s text:c="2"/>- <text:s text:c="19"/></text:p>
      <text:p text:style-name="Standard">unix <text:s/>3 <text:s text:c="5"/>[ ] <text:s text:c="8"/>STREAM <text:s text:c="4"/>CONNECTED <text:s text:c="4"/>520676 <text:s text:c="2"/>- <text:s text:c="19"/></text:p>
      <text:p text:style-name="Standard">unix <text:s/>3 <text:s text:c="5"/>[ ] <text:s text:c="8"/>STREAM <text:s text:c="4"/>CONNECTED <text:s text:c="4"/>292698 <text:s text:c="2"/>- <text:s text:c="19"/></text:p>
      <text:p text:style-name="Standard">unix <text:s/>2 <text:s text:c="5"/>[ ] <text:s text:c="8"/>DGRAM <text:s text:c="19"/>292159 <text:s text:c="2"/>- <text:s text:c="19"/></text:p>
      <text:p text:style-name="Standard">unix <text:s/>3 <text:s text:c="5"/>[ ] <text:s text:c="8"/>STREAM <text:s text:c="4"/>CONNECTED <text:s text:c="4"/>32433 <text:s text:c="3"/>- <text:s text:c="19"/></text:p>
      <text:p text:style-name="Standard">unix <text:s/>3 <text:s text:c="5"/>[ ] <text:s text:c="8"/>STREAM <text:s text:c="4"/>CONNECTED <text:s text:c="4"/>293118 <text:s text:c="2"/>- <text:s text:c="19"/>/run/dbus/system_bus_socket</text:p>
      <text:p text:style-name="Standard">unix <text:s/>2 <text:s text:c="5"/>[ ] <text:s text:c="8"/>DGRAM <text:s text:c="19"/>509853 <text:s text:c="2"/>- <text:s text:c="19"/></text:p>
      <text:p text:style-name="Standard">unix <text:s/>3 <text:s text:c="5"/>[ ] <text:s text:c="8"/>STREAM <text:s text:c="4"/>CONNECTED <text:s text:c="4"/>292293 <text:s text:c="2"/>- <text:s text:c="19"/></text:p>
      <text:p text:style-name="Standard">unix <text:s/>3 <text:s text:c="5"/>[ ] <text:s text:c="8"/>STREAM <text:s text:c="4"/>CONNECTED <text:s text:c="4"/>19832 <text:s text:c="3"/>- <text:s text:c="19"/></text:p>
      <text:p text:style-name="Standard">unix <text:s/>2 <text:s text:c="5"/>[ ] <text:s text:c="8"/>DGRAM <text:s text:c="19"/>292689 <text:s text:c="2"/>- <text:s text:c="19"/></text:p>
      <text:p text:style-name="Standard">unix <text:s/>3 <text:s text:c="5"/>[ ] <text:s text:c="8"/>STREAM <text:s text:c="4"/>CONNECTED <text:s text:c="4"/>506715 <text:s text:c="2"/>- <text:s text:c="19"/></text:p>
      <text:p text:style-name="Standard"><text:soft-page-break/>unix <text:s/>3 <text:s text:c="5"/>[ ] <text:s text:c="8"/>DGRAM <text:s text:c="19"/>314144 <text:s text:c="2"/>38518/systemd <text:s text:c="7"/></text:p>
      <text:p text:style-name="Standard">unix <text:s/>3 <text:s text:c="5"/>[ ] <text:s text:c="8"/>STREAM <text:s text:c="4"/>CONNECTED <text:s text:c="4"/>293645 <text:s text:c="2"/>- <text:s text:c="19"/>/run/systemd/journal/stdout</text:p>
      <text:p text:style-name="Standard">unix <text:s/>3 <text:s text:c="5"/>[ ] <text:s text:c="8"/>DGRAM <text:s text:c="19"/>279216 <text:s text:c="2"/>- <text:s text:c="19"/></text:p>
      <text:p text:style-name="Standard">unix <text:s/>3 <text:s text:c="5"/>[ ] <text:s text:c="8"/>STREAM <text:s text:c="4"/>CONNECTED <text:s text:c="4"/>19155 <text:s text:c="3"/>- <text:s text:c="19"/>/run/dbus/system_bus_socket</text:p>
      <text:p text:style-name="Standard">unix <text:s/>3 <text:s text:c="5"/>[ ] <text:s text:c="8"/>STREAM <text:s text:c="4"/>CONNECTED <text:s text:c="4"/>314100 <text:s text:c="2"/>38518/systemd <text:s text:c="7"/></text:p>
      <text:p text:style-name="Standard">unix <text:s/>3 <text:s text:c="5"/>[ ] <text:s text:c="8"/>STREAM <text:s text:c="4"/>CONNECTED <text:s text:c="4"/>293117 <text:s text:c="2"/>- <text:s text:c="19"/></text:p>
      <text:p text:style-name="Standard">unix <text:s/>3 <text:s text:c="5"/>[ ] <text:s text:c="8"/>STREAM <text:s text:c="4"/>CONNECTED <text:s text:c="4"/>489821 <text:s text:c="2"/>- <text:s text:c="19"/></text:p>
      <text:p text:style-name="Standard">unix <text:s/>3 <text:s text:c="5"/>[ ] <text:s text:c="8"/>STREAM <text:s text:c="4"/>CONNECTED <text:s text:c="4"/>279570 <text:s text:c="2"/>- <text:s text:c="19"/></text:p>
      <text:p text:style-name="Standard">unix <text:s/>3 <text:s text:c="5"/>[ ] <text:s text:c="8"/>DGRAM <text:s text:c="19"/>292697 <text:s text:c="2"/>- <text:s text:c="19"/></text:p>
      <text:p text:style-name="Standard">unix <text:s/>3 <text:s text:c="5"/>[ ] <text:s text:c="8"/>STREAM <text:s text:c="4"/>CONNECTED <text:s text:c="4"/>489820 <text:s text:c="2"/>- <text:s text:c="19"/></text:p>
      <text:p text:style-name="Standard">unix <text:s/>2 <text:s text:c="5"/>[ ] <text:s text:c="8"/>DGRAM <text:s text:c="19"/>314117 <text:s text:c="2"/>- <text:s text:c="19"/></text:p>
      <text:p text:style-name="Standard">unix <text:s/>3 <text:s text:c="5"/>[ ] <text:s text:c="8"/>STREAM <text:s text:c="4"/>CONNECTED <text:s text:c="4"/>292281 <text:s text:c="2"/>- <text:s text:c="19"/>/run/systemd/journal/stdout</text:p>
      <text:p text:style-name="Standard">unix <text:s/>2 <text:s text:c="5"/>[ ] <text:s text:c="8"/>STREAM <text:s text:c="4"/>CONNECTED <text:s text:c="4"/>504383 <text:s text:c="2"/>- <text:s text:c="19"/></text:p>
      <text:p text:style-name="Standard">unix <text:s/>2 <text:s text:c="5"/>[ ] <text:s text:c="8"/>STREAM <text:s text:c="4"/>CONNECTED <text:s text:c="4"/>516914 <text:s text:c="2"/>- <text:s text:c="19"/></text:p>
      <text:p text:style-name="Standard">unix <text:s/>3 <text:s text:c="5"/>[ ] <text:s text:c="8"/>STREAM <text:s text:c="4"/>CONNECTED <text:s text:c="4"/>482519 <text:s text:c="2"/>- <text:s text:c="19"/></text:p>
      <text:p text:style-name="Standard">unix <text:s/>3 <text:s text:c="5"/>[ ] <text:s text:c="8"/>STREAM <text:s text:c="4"/>CONNECTED <text:s text:c="4"/>476246 <text:s text:c="2"/>- <text:s text:c="19"/></text:p>
      <text:p text:style-name="Standard">unix <text:s/>2 <text:s text:c="5"/>[ ] <text:s text:c="8"/>DGRAM <text:s text:c="19"/>17609 <text:s text:c="3"/>- <text:s text:c="19"/></text:p>
      <text:p text:style-name="Standard">unix <text:s/>3 <text:s text:c="5"/>[ ] <text:s text:c="8"/>DGRAM <text:s text:c="19"/>292695 <text:s text:c="2"/>- <text:s text:c="19"/></text:p>
      <text:p text:style-name="Standard">unix <text:s/>2 <text:s text:c="5"/>[ ] <text:s text:c="8"/>STREAM <text:s text:c="4"/>CONNECTED <text:s text:c="4"/>508817 <text:s text:c="2"/>- <text:s text:c="19"/></text:p>
      <text:p text:style-name="Standard">unix <text:s/>3 <text:s text:c="5"/>[ ] <text:s text:c="8"/>STREAM <text:s text:c="4"/>CONNECTED <text:s text:c="4"/>19165 <text:s text:c="3"/>- <text:s text:c="19"/></text:p>
      <text:p text:style-name="Standard">unix <text:s/>2 <text:s text:c="5"/>[ ] <text:s text:c="8"/>DGRAM <text:s text:c="19"/>516956 <text:s text:c="2"/>- <text:s text:c="19"/></text:p>
      <text:p text:style-name="Standard">unix <text:s/>2 <text:s text:c="5"/>[ ] <text:s text:c="8"/>DGRAM <text:s text:c="19"/>292284 <text:s text:c="2"/>- <text:s text:c="19"/></text:p>
      <text:p text:style-name="Standard">unix <text:s/>3 <text:s text:c="5"/>[ ] <text:s text:c="8"/>STREAM <text:s text:c="4"/>CONNECTED <text:s text:c="4"/>476245 <text:s text:c="2"/>- <text:s text:c="19"/></text:p>
      <text:p text:style-name="Standard">unix <text:s/>3 <text:s text:c="5"/>[ ] <text:s text:c="8"/>STREAM <text:s text:c="4"/>CONNECTED <text:s text:c="4"/>524147 <text:s text:c="2"/>- <text:s text:c="19"/></text:p>
      <text:p text:style-name="Standard">unix <text:s/>3 <text:s text:c="5"/>[ ] <text:s text:c="8"/>STREAM <text:s text:c="4"/>CONNECTED <text:s text:c="4"/>294248 <text:s text:c="2"/>- <text:s text:c="19"/>/run/systemd/journal/stdout</text:p>
      <text:p text:style-name="Standard">unix <text:s/>2 <text:s text:c="5"/>[ ] <text:s text:c="8"/>DGRAM <text:s text:c="19"/>519864 <text:s text:c="2"/>- <text:s text:c="19"/></text:p>
      <text:p text:style-name="Standard">unix <text:s/>3 <text:s text:c="5"/>[ ] <text:s text:c="8"/>STREAM <text:s text:c="4"/>CONNECTED <text:s text:c="4"/>19712 <text:s text:c="3"/>- <text:s text:c="19"/></text:p>
      <text:p text:style-name="Standard">unix <text:s/>2 <text:s text:c="5"/>[ ] <text:s text:c="8"/>DGRAM <text:s text:c="19"/>508844 <text:s text:c="2"/>- <text:s text:c="19"/></text:p>
      <text:p text:style-name="Standard">unix <text:s/>3 <text:s text:c="5"/>[ ] <text:s text:c="8"/>STREAM <text:s text:c="4"/>CONNECTED <text:s text:c="4"/>482518 <text:s text:c="2"/>- <text:s text:c="19"/></text:p>
      <text:p text:style-name="Standard">unix <text:s/>3 <text:s text:c="5"/>[ ] <text:s text:c="8"/>STREAM <text:s text:c="4"/>CONNECTED <text:s text:c="4"/>292686 <text:s text:c="2"/>- <text:s text:c="19"/></text:p>
      <text:p text:style-name="Standard">unix <text:s/>3 <text:s text:c="5"/>[ ] <text:s text:c="8"/>STREAM <text:s text:c="4"/>CONNECTED <text:s text:c="4"/>14574 <text:s text:c="3"/>- <text:s text:c="19"/></text:p>
      <text:p text:style-name="Standard">unix <text:s/>3 <text:s text:c="5"/>[ ] <text:s text:c="8"/>STREAM <text:s text:c="4"/>CONNECTED <text:s text:c="4"/>494593 <text:s text:c="2"/>- <text:s text:c="19"/></text:p>
      <text:p text:style-name="Standard">unix <text:s/>3 <text:s text:c="5"/>[ ] <text:s text:c="8"/>STREAM <text:s text:c="4"/>CONNECTED <text:s text:c="4"/>292699 <text:s text:c="2"/>- <text:s text:c="19"/>/run/dbus/system_bus_socket</text:p>
      <text:p text:style-name="Standard">unix <text:s/>3 <text:s text:c="5"/>[ ] <text:s text:c="8"/>STREAM <text:s text:c="4"/>CONNECTED <text:s text:c="4"/>17608 <text:s text:c="3"/>- <text:s text:c="19"/></text:p>
      <text:p text:style-name="Standard">unix <text:s/>2 <text:s text:c="5"/>[ ] <text:s text:c="8"/>STREAM <text:s text:c="4"/>CONNECTED <text:s text:c="4"/>530470 <text:s text:c="2"/>- <text:s text:c="19"/></text:p>
      <text:p text:style-name="Standard">unix <text:s/>2 <text:s text:c="5"/>[ ] <text:s text:c="8"/>DGRAM <text:s text:c="19"/>489071 <text:s text:c="2"/>- <text:s text:c="19"/></text:p>
      <text:p text:style-name="Standard">unix <text:s/>3 <text:s text:c="5"/>[ ] <text:s text:c="8"/>STREAM <text:s text:c="4"/>CONNECTED <text:s text:c="4"/>18761 <text:s text:c="3"/>- <text:s text:c="19"/>/run/systemd/journal/stdout</text:p>
      <text:p text:style-name="Standard">unix <text:s/>3 <text:s text:c="5"/>[ ] <text:s text:c="8"/>STREAM <text:s text:c="4"/>CONNECTED <text:s text:c="4"/>19148 <text:s text:c="3"/>- <text:s text:c="19"/></text:p>
      <text:p text:style-name="Standard">unix <text:s/>3 <text:s text:c="5"/>[ ] <text:s text:c="8"/>STREAM <text:s text:c="4"/>CONNECTED <text:s text:c="4"/>20113 <text:s text:c="3"/>- <text:s text:c="19"/></text:p>
      <text:p text:style-name="Standard">unix <text:s/>2 <text:s text:c="5"/>[ ] <text:s text:c="8"/>STREAM <text:s text:c="4"/>CONNECTED <text:s text:c="4"/>489024 <text:s text:c="2"/>- <text:s text:c="19"/></text:p>
      <text:p text:style-name="Standard">unix <text:s/>3 <text:s text:c="5"/>[ ] <text:s text:c="8"/>STREAM <text:s text:c="4"/>CONNECTED <text:s text:c="4"/>292579 <text:s text:c="2"/>- <text:s text:c="19"/>/run/dbus/system_bus_socket</text:p>
      <text:p text:style-name="Standard">unix <text:s/>3 <text:s text:c="5"/>[ ] <text:s text:c="8"/>STREAM <text:s text:c="4"/>CONNECTED <text:s text:c="4"/>20112 <text:s text:c="3"/>- <text:s text:c="19"/></text:p>
      <text:p text:style-name="Standard">unix <text:s/>3 <text:s text:c="5"/>[ ] <text:s text:c="8"/>DGRAM <text:s text:c="19"/>293682 <text:s text:c="2"/>- <text:s text:c="19"/></text:p>
      <text:p text:style-name="Standard">unix <text:s/>3 <text:s text:c="5"/>[ ] <text:s text:c="8"/>STREAM <text:s text:c="4"/>CONNECTED <text:s text:c="4"/>262890 <text:s text:c="2"/>- <text:s text:c="19"/></text:p>
      <text:p text:style-name="Standard">unix <text:s/>3 <text:s text:c="5"/>[ ] <text:s text:c="8"/>STREAM <text:s text:c="4"/>CONNECTED <text:s text:c="4"/>292578 <text:s text:c="2"/>- <text:s text:c="19"/></text:p>
      <text:p text:style-name="Standard">unix <text:s/>2 <text:s text:c="5"/>[ ] <text:s text:c="8"/>DGRAM <text:s text:c="19"/>494337 <text:s text:c="2"/>- <text:s text:c="19"/></text:p>
      <text:p text:style-name="Standard">unix <text:s/>3 <text:s text:c="5"/>[ ] <text:s text:c="8"/>STREAM <text:s text:c="4"/>CONNECTED <text:s text:c="4"/>18764 <text:s text:c="3"/>- <text:s text:c="19"/>/run/systemd/journal/stdout</text:p>
      <text:p text:style-name="Standard">unix <text:s/>2 <text:s text:c="5"/>[ ] <text:s text:c="8"/>DGRAM <text:s text:c="19"/>293309 <text:s text:c="2"/>- <text:s text:c="19"/></text:p>
      <text:p text:style-name="Standard">unix <text:s/>3 <text:s text:c="5"/>[ ] <text:s text:c="8"/>STREAM <text:s text:c="4"/>CONNECTED <text:s text:c="4"/>291777 <text:s text:c="2"/>- <text:s text:c="19"/>/run/systemd/journal/stdout</text:p>
      <text:p text:style-name="Standard"><text:soft-page-break/>unix <text:s/>3 <text:s text:c="5"/>[ ] <text:s text:c="8"/>STREAM <text:s text:c="4"/>CONNECTED <text:s text:c="4"/>517733 <text:s text:c="2"/>- <text:s text:c="19"/></text:p>
      <text:p text:style-name="Standard">unix <text:s/>2 <text:s text:c="5"/>[ ] <text:s text:c="8"/>DGRAM <text:s text:c="19"/>293318 <text:s text:c="2"/>- <text:s text:c="19"/></text:p>
      <text:p text:style-name="Standard">unix <text:s/>3 <text:s text:c="5"/>[ ] <text:s text:c="8"/>DGRAM <text:s text:c="19"/>12229 <text:s text:c="3"/>- <text:s text:c="19"/></text:p>
      <text:p text:style-name="Standard">unix <text:s/>3 <text:s text:c="5"/>[ ] <text:s text:c="8"/>STREAM <text:s text:c="4"/>CONNECTED <text:s text:c="4"/>279573 <text:s text:c="2"/>- <text:s text:c="19"/>/run/dbus/system_bus_socket</text:p>
      <text:p text:style-name="Standard">unix <text:s/>3 <text:s text:c="5"/>[ ] <text:s text:c="8"/>DGRAM <text:s text:c="19"/>293683 <text:s text:c="2"/>- <text:s text:c="19"/></text:p>
      <text:p text:style-name="Standard">unix <text:s/>3 <text:s text:c="5"/>[ ] <text:s text:c="8"/>STREAM <text:s text:c="4"/>CONNECTED <text:s text:c="4"/>18184 <text:s text:c="3"/>- <text:s text:c="19"/></text:p>
      <text:p text:style-name="Standard">unix <text:s/>3 <text:s text:c="5"/>[ ] <text:s text:c="8"/>STREAM <text:s text:c="4"/>CONNECTED <text:s text:c="4"/>19147 <text:s text:c="3"/>- <text:s text:c="19"/></text:p>
      <text:p text:style-name="Standard">unix <text:s/>2 <text:s text:c="5"/>[ ] <text:s text:c="8"/>STREAM <text:s text:c="4"/>CONNECTED <text:s text:c="4"/>481767 <text:s text:c="2"/>- <text:s text:c="19"/></text:p>
      <text:p text:style-name="Standard">unix <text:s/>2 <text:s text:c="5"/>[ ] <text:s text:c="8"/>DGRAM <text:s text:c="19"/>293678 <text:s text:c="2"/>- <text:s text:c="19"/></text:p>
      <text:p text:style-name="Standard">unix <text:s/>2 <text:s text:c="5"/>[ ] <text:s text:c="8"/>DGRAM <text:s text:c="19"/>474648 <text:s text:c="2"/>- <text:s text:c="19"/></text:p>
      <text:p text:style-name="Standard">unix <text:s/>2 <text:s text:c="5"/>[ ] <text:s text:c="8"/>STREAM <text:s text:c="4"/>CONNECTED <text:s text:c="4"/>523762 <text:s text:c="2"/>- <text:s text:c="19"/></text:p>
      <text:p text:style-name="Standard">unix <text:s/>2 <text:s text:c="5"/>[ ] <text:s text:c="8"/>DGRAM <text:s text:c="19"/>475506 <text:s text:c="2"/>- <text:s text:c="19"/></text:p>
      <text:p text:style-name="Standard">unix <text:s/>2 <text:s text:c="5"/>[ ] <text:s text:c="8"/>STREAM <text:s text:c="4"/>CONNECTED <text:s text:c="4"/>494312 <text:s text:c="2"/>- <text:s text:c="19"/></text:p>
      <text:p text:style-name="Standard">unix <text:s/>3 <text:s text:c="5"/>[ ] <text:s text:c="8"/>DGRAM <text:s text:c="19"/>12228 <text:s text:c="3"/>- <text:s text:c="19"/></text:p>
      <text:p text:style-name="Standard">unix <text:s/>3 <text:s text:c="5"/>[ ] <text:s text:c="8"/>DGRAM <text:s text:c="19"/>293681 <text:s text:c="2"/>- <text:s text:c="19"/></text:p>
      <text:p text:style-name="Standard">unix <text:s/>2 <text:s text:c="5"/>[ ] <text:s text:c="8"/>STREAM <text:s text:c="4"/>CONNECTED <text:s text:c="4"/>475455 <text:s text:c="2"/>- <text:s text:c="19"/></text:p>
      <text:p text:style-name="Standard">unix <text:s/>3 <text:s text:c="5"/>[ ] <text:s text:c="8"/>STREAM <text:s text:c="4"/>CONNECTED <text:s text:c="4"/>18770 <text:s text:c="3"/>- <text:s text:c="19"/>/run/systemd/journal/stdout</text:p>
      <text:p text:style-name="Standard">unix <text:s/>2 <text:s text:c="5"/>[ ] <text:s text:c="8"/>DGRAM <text:s text:c="19"/>530495 <text:s text:c="2"/>- <text:s text:c="19"/></text:p>
      <text:p text:style-name="Standard">unix <text:s/>3 <text:s text:c="5"/>[ ] <text:s text:c="8"/>STREAM <text:s text:c="4"/>CONNECTED <text:s text:c="4"/>20108 <text:s text:c="3"/>- <text:s text:c="19"/>/run/dbus/system_bus_socket</text:p>
      <text:p text:style-name="Standard">unix <text:s/>2 <text:s text:c="5"/>[ ] <text:s text:c="8"/>STREAM <text:s text:c="4"/>CONNECTED <text:s text:c="4"/>474589 <text:s text:c="2"/>- <text:s text:c="19"/></text:p>
      <text:p text:style-name="Standard">unix <text:s/>3 <text:s text:c="5"/>[ ] <text:s text:c="8"/>STREAM <text:s text:c="4"/>CONNECTED <text:s text:c="4"/>509628 <text:s text:c="2"/>- <text:s text:c="19"/></text:p>
      <text:p text:style-name="Standard">unix <text:s/>3 <text:s text:c="5"/>[ ] <text:s text:c="8"/>STREAM <text:s text:c="4"/>CONNECTED <text:s text:c="4"/>262888 <text:s text:c="2"/>- <text:s text:c="19"/>/var/lib/amazon/ssm/ipc/termination</text:p>
      <text:p text:style-name="Standard">unix <text:s/>2 <text:s text:c="5"/>[ ] <text:s text:c="8"/>DGRAM <text:s text:c="19"/>481792 <text:s text:c="2"/>- <text:s text:c="19"/></text:p>
      <text:p text:style-name="Standard">unix <text:s/>2 <text:s text:c="5"/>[ ] <text:s text:c="8"/>DGRAM <text:s text:c="19"/>514296 <text:s text:c="2"/>- <text:s text:c="19"/></text:p>
      <text:p text:style-name="Standard">unix <text:s/>3 <text:s text:c="5"/>[ ] <text:s text:c="8"/>STREAM <text:s text:c="4"/>CONNECTED <text:s text:c="4"/>17679 <text:s text:c="3"/>- <text:s text:c="19"/></text:p>
      <text:p text:style-name="Standard">unix <text:s/>2 <text:s text:c="5"/>[ ] <text:s text:c="8"/>DGRAM <text:s text:c="19"/>19146 <text:s text:c="3"/>- <text:s text:c="19"/></text:p>
      <text:p text:style-name="Standard">unix <text:s/>3 <text:s text:c="5"/>[ ] <text:s text:c="8"/>DGRAM <text:s text:c="19"/>293684 <text:s text:c="2"/>- <text:s text:c="19"/></text:p>
      <text:p text:style-name="Standard">unix <text:s/>2 <text:s text:c="5"/>[ ] <text:s text:c="8"/>DGRAM <text:s text:c="19"/>523916 <text:s text:c="2"/>- <text:s text:c="19"/></text:p>
      <text:p text:style-name="Standard">unix <text:s/>3 <text:s text:c="5"/>[ ] <text:s text:c="8"/>STREAM <text:s text:c="4"/>CONNECTED <text:s text:c="4"/>293686 <text:s text:c="2"/>- <text:s text:c="19"/>/run/dbus/system_bus_socket</text:p>
      <text:p text:style-name="Standard">unix <text:s/>3 <text:s text:c="5"/>[ ] <text:s text:c="8"/>STREAM <text:s text:c="4"/>CONNECTED <text:s text:c="4"/>291776 <text:s text:c="2"/>- <text:s text:c="19"/></text:p>
      <text:p text:style-name="Standard">unix <text:s/>2 <text:s text:c="5"/>[ ] <text:s text:c="8"/>DGRAM <text:s text:c="19"/>514975 <text:s text:c="2"/>- <text:s text:c="19"/></text:p>
      <text:p text:style-name="Standard">unix <text:s/>3 <text:s text:c="5"/>[ ] <text:s text:c="8"/>STREAM <text:s text:c="4"/>CONNECTED <text:s text:c="4"/>262887 <text:s text:c="2"/>- <text:s text:c="19"/></text:p>
      <text:p text:style-name="Standard">unix <text:s/>3 <text:s text:c="5"/>[ ] <text:s text:c="8"/>STREAM <text:s text:c="4"/>CONNECTED <text:s text:c="4"/>517734 <text:s text:c="2"/>- <text:s text:c="19"/></text:p>
      <text:p text:style-name="Standard">unix <text:s/>3 <text:s text:c="5"/>[ ] <text:s text:c="8"/>STREAM <text:s text:c="4"/>CONNECTED <text:s text:c="4"/>262891 <text:s text:c="2"/>- <text:s text:c="19"/>/var/lib/amazon/ssm/ipc/health</text:p>
      <text:p text:style-name="Standard">unix <text:s/>3 <text:s text:c="5"/>[ ] <text:s text:c="8"/>STREAM <text:s text:c="4"/>CONNECTED <text:s text:c="4"/>20107 <text:s text:c="3"/>- <text:s text:c="19"/></text:p>
      <text:p text:style-name="Standard">unix <text:s/>3 <text:s text:c="5"/>[ ] <text:s text:c="8"/>STREAM <text:s text:c="4"/>CONNECTED <text:s text:c="4"/>509629 <text:s text:c="2"/>- <text:s text:c="19"/></text:p>
      <text:p text:style-name="Standard">unix <text:s/>3 <text:s text:c="5"/>[ ] <text:s text:c="8"/>STREAM <text:s text:c="4"/>CONNECTED <text:s text:c="4"/>279572 <text:s text:c="2"/>- <text:s text:c="19"/></text:p>
      <text:p text:style-name="Standard">unix <text:s/>3 <text:s text:c="5"/>[ ] <text:s text:c="8"/>STREAM <text:s text:c="4"/>CONNECTED <text:s text:c="4"/>293685 <text:s text:c="2"/>- <text:s text:c="19"/></text:p>
      <text:p text:style-name="Standard">unix <text:s/>2 <text:s text:c="5"/>[ ] <text:s text:c="8"/>DGRAM <text:s text:c="19"/>297735 <text:s text:c="2"/>- <text:s text:c="8"/></text:p>
      <text:p text:style-name="Standard"/>
      <text:p text:style-name="Standard"/>
      <text:p text:style-name="P1">Utilizando <text:span text:style-name="Strong_20_Emphasis">ss</text:span>, listen los puertos por los que está escuchando el servidor. Deben filtrar usando las siguientes opciones de ss (esto es un solo comando con estas opciones): </text:p>
      <text:list xml:id="list415111057" text:style-name="L2">
        <text:list-item>
          <text:p text:style-name="P6">summary</text:p>
        </text:list-item>
      </text:list>
      <text:p text:style-name="Standard"/>
      <text:p text:style-name="Standard"/>
      <text:p text:style-name="Standard"><text:soft-page-break/>ubuntu@ip-172-31-0-17:~$ ss --summary</text:p>
      <text:p text:style-name="Standard">Total: 211</text:p>
      <text:p text:style-name="Standard">TCP: <text:s text:c="2"/>16 (estab 11, closed 0, orphaned 0, timewait 0)</text:p>
      <text:p text:style-name="Standard"/>
      <text:p text:style-name="Standard">Transport Total <text:s text:c="4"/>IP <text:s text:c="7"/>IPv6</text:p>
      <text:p text:style-name="Standard">RAW<text:tab/> <text:s/>1 <text:s text:c="8"/>0 <text:s text:c="8"/>1 <text:s text:c="7"/></text:p>
      <text:p text:style-name="Standard">UDP<text:tab/> <text:s/>2 <text:s text:c="8"/>2 <text:s text:c="8"/>0 <text:s text:c="7"/></text:p>
      <text:p text:style-name="Standard">TCP<text:tab/> <text:s/>16 <text:s text:c="7"/>14 <text:s text:c="7"/>2 <text:s text:c="7"/></text:p>
      <text:p text:style-name="Standard">INET<text:tab/> <text:s/>19 <text:s text:c="7"/>16 <text:s text:c="7"/>3 <text:s text:c="7"/></text:p>
      <text:p text:style-name="Standard">FRAG<text:tab/> <text:s/>0 <text:s text:c="8"/>0 <text:s text:c="8"/>0 <text:s text:c="2"/></text:p>
      <text:p text:style-name="Standard"/>
      <text:list xml:id="list493946451" text:style-name="L3">
        <text:list-item>
          <text:p text:style-name="P11">tcp </text:p>
        </text:list-item>
      </text:list>
      <text:p text:style-name="P8">ubuntu@ip-172-31-0-17:~$ ss --tcp</text:p>
      <text:p text:style-name="P8">State <text:s text:c="17"/>Recv-Q <text:s text:c="17"/>Send-Q <text:s text:c="34"/>Local Address:Port <text:s text:c="37"/>Peer Address:Port <text:s text:c="17"/>Process <text:s text:c="16"/></text:p>
      <text:p text:style-name="P8">ESTAB <text:s text:c="17"/>0 <text:s text:c="22"/>0 <text:s text:c="41"/>172.31.0.17:ssh <text:s text:c="35"/>190.148.209.170:20516 <text:s text:c="40"/></text:p>
      <text:p text:style-name="P8">ESTAB <text:s text:c="17"/>0 <text:s text:c="22"/>0 <text:s text:c="41"/>172.31.0.17:ssh <text:s text:c="36"/>186.151.92.218:35712 <text:s text:c="40"/></text:p>
      <text:p text:style-name="P8">ESTAB <text:s text:c="17"/>0 <text:s text:c="22"/>0 <text:s text:c="41"/>172.31.0.17:ssh <text:s text:c="36"/>222.187.222.53:58117 <text:s text:c="40"/></text:p>
      <text:p text:style-name="P8">ESTAB <text:s text:c="17"/>0 <text:s text:c="22"/>0 <text:s text:c="41"/>172.31.0.17:ssh <text:s text:c="35"/>181.209.195.215:6868 <text:s text:c="41"/></text:p>
      <text:p text:style-name="P8">ESTAB <text:s text:c="17"/>0 <text:s text:c="22"/>0 <text:s text:c="41"/>172.31.0.17:ssh <text:s text:c="36"/>190.106.221.29:31193 <text:s text:c="40"/></text:p>
      <text:p text:style-name="P8">ESTAB <text:s text:c="17"/>0 <text:s text:c="22"/>0 <text:s text:c="41"/>172.31.0.17:ssh <text:s text:c="36"/>186.151.92.218:52231 <text:s text:c="40"/></text:p>
      <text:p text:style-name="P8">ESTAB <text:s text:c="17"/>0 <text:s text:c="22"/>0 <text:s text:c="41"/>172.31.0.17:ssh <text:s text:c="36"/>186.151.92.218:1988 <text:s text:c="41"/></text:p>
      <text:p text:style-name="P8">ESTAB <text:s text:c="17"/>0 <text:s text:c="22"/>0 <text:s text:c="41"/>172.31.0.17:ssh <text:s text:c="36"/>190.106.221.29:2065 <text:s text:c="41"/></text:p>
      <text:p text:style-name="P8">ESTAB <text:s text:c="17"/>0 <text:s text:c="22"/>0 <text:s text:c="41"/>172.31.0.17:ssh <text:s text:c="35"/>181.209.195.215:14217 <text:s text:c="40"/></text:p>
      <text:p text:style-name="P8">ESTAB <text:s text:c="17"/>0 <text:s text:c="22"/>64 <text:s text:c="40"/>172.31.0.17:ssh <text:s text:c="36"/>190.106.221.29:59350 <text:s text:c="40"/></text:p>
      <text:p text:style-name="P8">ESTAB <text:s text:c="17"/>0 <text:s text:c="22"/>0 <text:s text:c="41"/>172.31.0.17:ssh <text:s text:c="36"/>186.151.92.218:17550 <text:s text:c="40"/></text:p>
      <text:p text:style-name="P8">ESTAB <text:s text:c="17"/>0 <text:s text:c="22"/>0 <text:s text:c="41"/>172.31.0.17:ssh <text:s text:c="36"/>186.151.92.218:25734 <text:s text:c="40"/></text:p>
      <text:p text:style-name="P8">ESTAB <text:s text:c="17"/>0 <text:s text:c="22"/>0 <text:s text:c="41"/>172.31.0.17:ssh <text:s text:c="36"/>190.104.112.27:30868 <text:s text:c="2"/></text:p>
      <text:list xml:id="list50046969" text:style-name="L4">
        <text:list-item>
          <text:p text:style-name="P12">conexiones establecidas </text:p>
        </text:list-item>
      </text:list>
      <text:p text:style-name="P8">buntu@ip-172-31-0-17:~$ ss --listening</text:p>
      <text:p text:style-name="P8"><text:soft-page-break/>Netid <text:s text:c="9"/>State <text:s text:c="10"/>Recv-Q <text:s text:c="9"/>Send-Q <text:s text:c="47"/>Local Address:Port <text:s text:c="37"/>Peer Address:Port <text:s text:c="11"/>Process <text:s text:c="9"/></text:p>
      <text:p text:style-name="P8">nl <text:s text:c="12"/>UNCONN <text:s text:c="9"/>0 <text:s text:c="14"/>0 <text:s text:c="61"/>rtnl:systemd-resolve/30097 <text:s text:c="32"/>* <text:s text:c="32"/></text:p>
      <text:p text:style-name="P8">nl <text:s text:c="12"/>UNCONN <text:s text:c="9"/>0 <text:s text:c="14"/>0 <text:s text:c="61"/>rtnl:kernel <text:s text:c="47"/>* <text:s text:c="32"/></text:p>
      <text:p text:style-name="P8">nl <text:s text:c="12"/>UNCONN <text:s text:c="9"/>0 <text:s text:c="14"/>0 <text:s text:c="61"/>rtnl:systemd/1 <text:s text:c="44"/>* <text:s text:c="32"/></text:p>
      <text:p text:style-name="P8">nl <text:s text:c="12"/>UNCONN <text:s text:c="9"/>0 <text:s text:c="14"/>0 <text:s text:c="61"/>rtnl:systemd-resolve/30097 <text:s text:c="32"/>* <text:s text:c="32"/></text:p>
      <text:p text:style-name="P8">nl <text:s text:c="12"/>UNCONN <text:s text:c="9"/>0 <text:s text:c="14"/>0 <text:s text:c="61"/>rtnl:systemd/1 <text:s text:c="44"/>* <text:s text:c="32"/></text:p>
      <text:p text:style-name="P8">nl <text:s text:c="12"/>UNCONN <text:s text:c="9"/>4352 <text:s text:c="11"/>0 <text:s text:c="58"/>tcpdiag:ss/57031 <text:s text:c="45"/>* <text:s text:c="32"/></text:p>
      <text:p text:style-name="P8">nl <text:s text:c="12"/>UNCONN <text:s text:c="9"/>768 <text:s text:c="12"/>0 <text:s text:c="58"/>tcpdiag:kernel <text:s text:c="47"/>* <text:s text:c="32"/></text:p>
      <text:p text:style-name="P8">nl <text:s text:c="12"/>UNCONN <text:s text:c="9"/>0 <text:s text:c="14"/>0 <text:s text:c="58"/>selinux:kernel <text:s text:c="47"/>* <text:s text:c="32"/></text:p>
      <text:p text:style-name="P8">nl <text:s text:c="12"/>UNCONN <text:s text:c="9"/>0 <text:s text:c="14"/>0 <text:s text:c="60"/>audit:systemd/1 <text:s text:c="44"/>* <text:s text:c="32"/></text:p>
      <text:p text:style-name="P8">nl <text:s text:c="12"/>UNCONN <text:s text:c="9"/>0 <text:s text:c="14"/>0 <text:s text:c="60"/>audit:kernel <text:s text:c="47"/>* <text:s text:c="32"/></text:p>
      <text:p text:style-name="P8">nl <text:s text:c="12"/>UNCONN <text:s text:c="9"/>0 <text:s text:c="14"/>0 <text:s text:c="60"/>audit:-1406435720 <text:s text:c="42"/>* <text:s text:c="32"/></text:p>
      <text:p text:style-name="P8">nl <text:s text:c="12"/>UNCONN <text:s text:c="9"/>0 <text:s text:c="14"/>0 <text:s text:c="60"/>audit:systemd/1 <text:s text:c="44"/>* <text:s text:c="32"/></text:p>
      <text:p text:style-name="P8">nl <text:s text:c="12"/>UNCONN <text:s text:c="9"/>0 <text:s text:c="14"/>0 <text:s text:c="56"/>fiblookup:kernel <text:s text:c="47"/>* <text:s text:c="32"/></text:p>
      <text:p text:style-name="P8">nl <text:s text:c="12"/>UNCONN <text:s text:c="9"/>0 <text:s text:c="14"/>0 <text:s text:c="56"/>connector:kernel <text:s text:c="47"/>* <text:s text:c="32"/></text:p>
      <text:p text:style-name="P8">nl <text:s text:c="12"/>UNCONN <text:s text:c="9"/>0 <text:s text:c="14"/>0 <text:s text:c="59"/>uevent:systemd-logind/30043 <text:s text:c="33"/>* <text:s text:c="32"/></text:p>
      <text:p text:style-name="P8">nl <text:s text:c="12"/>UNCONN <text:s text:c="9"/>0 <text:s text:c="14"/>0 <text:s text:c="59"/>uevent:snapd/30327 <text:s text:c="42"/>* <text:s text:c="32"/></text:p>
      <text:p text:style-name="P8">nl <text:s text:c="12"/>UNCONN <text:s text:c="9"/>0 <text:s text:c="14"/>0 <text:s text:c="59"/>uevent:systemd/1 <text:s text:c="44"/>* <text:s text:c="32"/></text:p>
      <text:p text:style-name="P8">nl <text:s text:c="12"/>UNCONN <text:s text:c="9"/>0 <text:s text:c="14"/>0 <text:s text:c="59"/>uevent:-1494394196 <text:s text:c="42"/>* <text:s text:c="32"/></text:p>
      <text:p text:style-name="P8">nl <text:s text:c="12"/>UNCONN <text:s text:c="9"/>0 <text:s text:c="14"/>0 <text:s text:c="59"/>uevent:kernel <text:s text:c="47"/>* <text:s text:c="32"/></text:p>
      <text:p text:style-name="P8">nl <text:s text:c="12"/>UNCONN <text:s text:c="9"/>0 <text:s text:c="14"/>0 <text:s text:c="59"/>uevent:-1342136501 <text:s text:c="42"/>* <text:s text:c="32"/></text:p>
      <text:p text:style-name="P8"><text:soft-page-break/>nl <text:s text:c="12"/>UNCONN <text:s text:c="9"/>0 <text:s text:c="14"/>0 <text:s text:c="59"/>uevent:-1914468898 <text:s text:c="42"/>* <text:s text:c="32"/></text:p>
      <text:p text:style-name="P8">nl <text:s text:c="12"/>UNCONN <text:s text:c="9"/>0 <text:s text:c="14"/>0 <text:s text:c="59"/>uevent:multipathd/265 <text:s text:c="39"/>* <text:s text:c="32"/></text:p>
      <text:p text:style-name="P8">nl <text:s text:c="12"/>UNCONN <text:s text:c="9"/>0 <text:s text:c="14"/>0 <text:s text:c="59"/>uevent:systemd/38518 <text:s text:c="40"/>* <text:s text:c="32"/></text:p>
      <text:p text:style-name="P8">nl <text:s text:c="12"/>UNCONN <text:s text:c="9"/>0 <text:s text:c="14"/>0 <text:s text:c="59"/>uevent:-1089444383 <text:s text:c="42"/>* <text:s text:c="32"/></text:p>
      <text:p text:style-name="P8">nl <text:s text:c="12"/>UNCONN <text:s text:c="9"/>0 <text:s text:c="14"/>0 <text:s text:c="59"/>uevent:systemd-network/30089 <text:s text:c="32"/>* <text:s text:c="32"/></text:p>
      <text:p text:style-name="P8">nl <text:s text:c="12"/>UNCONN <text:s text:c="9"/>0 <text:s text:c="14"/>0 <text:s text:c="59"/>uevent:systemd/38518 <text:s text:c="40"/>* <text:s text:c="32"/></text:p>
      <text:p text:style-name="P8">nl <text:s text:c="12"/>UNCONN <text:s text:c="9"/>0 <text:s text:c="14"/>0 <text:s text:c="59"/>uevent:snapd/30327 <text:s text:c="42"/>* <text:s text:c="32"/></text:p>
      <text:p text:style-name="P8">nl <text:s text:c="12"/>UNCONN <text:s text:c="9"/>0 <text:s text:c="14"/>0 <text:s text:c="59"/>uevent:systemd-network/30089 <text:s text:c="32"/>* <text:s text:c="32"/></text:p>
      <text:p text:style-name="P8">nl <text:s text:c="12"/>UNCONN <text:s text:c="9"/>0 <text:s text:c="14"/>0 <text:s text:c="59"/>uevent:systemd/1 <text:s text:c="44"/>* <text:s text:c="32"/></text:p>
      <text:p text:style-name="P8">nl <text:s text:c="12"/>UNCONN <text:s text:c="9"/>0 <text:s text:c="14"/>0 <text:s text:c="59"/>uevent:-1089444383 <text:s text:c="42"/>* <text:s text:c="32"/></text:p>
      <text:p text:style-name="P8">nl <text:s text:c="12"/>UNCONN <text:s text:c="9"/>0 <text:s text:c="14"/>0 <text:s text:c="59"/>uevent:-1494394196 <text:s text:c="42"/>* <text:s text:c="32"/></text:p>
      <text:p text:style-name="P8">nl <text:s text:c="12"/>UNCONN <text:s text:c="9"/>0 <text:s text:c="14"/>0 <text:s text:c="59"/>uevent:-1914468898 <text:s text:c="42"/>* <text:s text:c="32"/></text:p>
      <text:p text:style-name="P8">nl <text:s text:c="12"/>UNCONN <text:s text:c="9"/>0 <text:s text:c="14"/>0 <text:s text:c="59"/>uevent:systemd-logind/30043 <text:s text:c="33"/>* <text:s text:c="32"/></text:p>
      <text:p text:style-name="P8">nl <text:s text:c="12"/>UNCONN <text:s text:c="9"/>0 <text:s text:c="14"/>0 <text:s text:c="59"/>uevent:multipathd/265 <text:s text:c="39"/>* <text:s text:c="32"/></text:p>
      <text:p text:style-name="P8">nl <text:s text:c="12"/>UNCONN <text:s text:c="9"/>0 <text:s text:c="14"/>0 <text:s text:c="59"/>uevent:-1342136501 <text:s text:c="42"/>* <text:s text:c="32"/></text:p>
      <text:p text:style-name="P8">nl <text:s text:c="12"/>UNCONN <text:s text:c="9"/>0 <text:s text:c="14"/>0 <text:s text:c="61"/>genl:kernel <text:s text:c="47"/>* <text:s text:c="32"/></text:p>
      <text:p text:style-name="P8">nl <text:s text:c="12"/>UNCONN <text:s text:c="9"/>0 <text:s text:c="14"/>0 <text:s text:c="61"/>genl:acpid/30035 <text:s text:c="42"/>* <text:s text:c="32"/></text:p>
      <text:p text:style-name="P8">nl <text:s text:c="12"/>UNCONN <text:s text:c="9"/>0 <text:s text:c="14"/>0 <text:s text:c="61"/>genl:systemd-network/30089 <text:s text:c="32"/>* <text:s text:c="32"/></text:p>
      <text:p text:style-name="P8">nl <text:s text:c="12"/>UNCONN <text:s text:c="9"/>0 <text:s text:c="14"/>0 <text:s text:c="61"/>genl:acpid/30035 <text:s text:c="42"/>* <text:s text:c="32"/></text:p>
      <text:p text:style-name="P8">nl <text:s text:c="12"/>UNCONN <text:s text:c="9"/>0 <text:s text:c="14"/>0 <text:s text:c="55"/>scsi-trans:kernel <text:s text:c="47"/>* <text:s text:c="32"/></text:p>
      <text:p text:style-name="P8">p_raw <text:s text:c="9"/>UNCONN <text:s text:c="9"/>0 <text:s text:c="14"/>0 <text:s text:c="61"/>LLDP:eth0 <text:s text:c="49"/>* <text:s text:c="32"/></text:p>
      <text:p text:style-name="P8"><text:soft-page-break/>u_dgr <text:s text:c="9"/>UNCONN <text:s text:c="9"/>0 <text:s text:c="14"/>0 <text:s text:c="36"/>/run/user/1000/systemd/notify 314142 <text:s text:c="46"/>* 0 <text:s text:c="31"/></text:p>
      <text:p text:style-name="P8">u_str <text:s text:c="9"/>LISTEN <text:s text:c="9"/>0 <text:s text:c="14"/>4096 <text:s text:c="26"/>/var/snap/lxd/common/lxd/unix.socket 262138 <text:s text:c="46"/>* 0 <text:s text:c="31"/></text:p>
      <text:p text:style-name="P8">u_str <text:s text:c="9"/>LISTEN <text:s text:c="9"/>0 <text:s text:c="14"/>4096 <text:s text:c="32"/>/run/user/1000/systemd/private 314145 <text:s text:c="46"/>* 0 <text:s text:c="31"/></text:p>
      <text:p text:style-name="P8">u_str <text:s text:c="9"/>LISTEN <text:s text:c="9"/>0 <text:s text:c="14"/>4096 <text:s text:c="44"/>/run/user/1000/bus 314154 <text:s text:c="46"/>* 0 <text:s text:c="31"/></text:p>
      <text:p text:style-name="P8">u_str <text:s text:c="9"/>LISTEN <text:s text:c="9"/>0 <text:s text:c="14"/>4096 <text:s text:c="32"/>/run/user/1000/gnupg/S.dirmngr 314155 <text:s text:c="46"/>* 0 <text:s text:c="31"/></text:p>
      <text:p text:style-name="P8">u_str <text:s text:c="9"/>LISTEN <text:s text:c="9"/>0 <text:s text:c="14"/>4096 <text:s text:c="22"/>/run/user/1000/gnupg/S.gpg-agent.browser 314156 <text:s text:c="46"/>* 0 <text:s text:c="31"/></text:p>
      <text:p text:style-name="P8">u_str <text:s text:c="9"/>LISTEN <text:s text:c="9"/>0 <text:s text:c="14"/>4096 <text:s text:c="24"/>/run/user/1000/gnupg/S.gpg-agent.extra 314157 <text:s text:c="46"/>* 0 <text:s text:c="31"/></text:p>
      <text:p text:style-name="P8">u_str <text:s text:c="9"/>LISTEN <text:s text:c="9"/>0 <text:s text:c="14"/>4096 <text:s text:c="25"/>@/org/kernel/linux/storage/multipathd 12244 <text:s text:c="47"/>* 0 <text:s text:c="31"/></text:p>
      <text:p text:style-name="P8">u_str <text:s text:c="9"/>LISTEN <text:s text:c="9"/>0 <text:s text:c="14"/>4096 <text:s text:c="26"/>/run/user/1000/gnupg/S.gpg-agent.ssh 314158 <text:s text:c="46"/>* 0 <text:s text:c="31"/></text:p>
      <text:p text:style-name="P8">u_str <text:s text:c="9"/>LISTEN <text:s text:c="9"/>0 <text:s text:c="14"/>4096 <text:s text:c="30"/>/run/user/1000/gnupg/S.gpg-agent 314159 <text:s text:c="46"/>* 0 <text:s text:c="31"/></text:p>
      <text:p text:style-name="P8">u_str <text:s text:c="9"/>LISTEN <text:s text:c="9"/>0 <text:s text:c="14"/>4096 <text:s text:c="30"/>/run/user/1000/pk-debconf-socket 314160 <text:s text:c="46"/>* 0 <text:s text:c="31"/></text:p>
      <text:p text:style-name="P8">u_str <text:s text:c="9"/>LISTEN <text:s text:c="9"/>0 <text:s text:c="14"/>4096 <text:s text:c="21"/>/run/user/1000/snapd-session-agent.socket 314161 <text:s text:c="46"/>* 0 <text:s text:c="31"/></text:p>
      <text:p text:style-name="P8">u_dgr <text:s text:c="9"/>UNCONN <text:s text:c="9"/>0 <text:s text:c="14"/>0 <text:s text:c="46"/>/run/systemd/notify 12227 <text:s text:c="47"/>* 0 <text:s text:c="31"/></text:p>
      <text:p text:style-name="P8">u_str <text:s text:c="9"/>LISTEN <text:s text:c="9"/>0 <text:s text:c="14"/>4096 <text:s text:c="20"/>/run/systemd/userdb/io.systemd.DynamicUser 292580 <text:s text:c="46"/>* 0 <text:s text:c="31"/></text:p>
      <text:p text:style-name="P8">u_str <text:s text:c="9"/>LISTEN <text:s text:c="9"/>0 <text:s text:c="14"/>4096 <text:s text:c="38"/>/run/lvm/lvmpolld.socket 12242 <text:s text:c="47"/>* 0 <text:s text:c="31"/></text:p>
      <text:p text:style-name="P8">u_dgr <text:s text:c="9"/>UNCONN <text:s text:c="9"/>0 <text:s text:c="14"/>0 <text:s text:c="38"/>/run/systemd/journal/syslog 12245 <text:s text:c="47"/>* 0 <text:s text:c="31"/></text:p>
      <text:p text:style-name="P8">u_dgr <text:s text:c="9"/>UNCONN <text:s text:c="9"/>0 <text:s text:c="14"/>0 <text:s text:c="37"/>/run/systemd/journal/dev-log 12253 <text:s text:c="47"/>* 0 <text:s text:c="31"/></text:p>
      <text:p text:style-name="P8">u_str <text:s text:c="9"/>LISTEN <text:s text:c="9"/>0 <text:s text:c="14"/>4096 <text:s text:c="35"/>/run/systemd/journal/stdout 12255 <text:s text:c="47"/>* 0 <text:s text:c="31"/></text:p>
      <text:p text:style-name="P8">u_dgr <text:s text:c="9"/>UNCONN <text:s text:c="9"/>0 <text:s text:c="14"/>0 <text:s text:c="38"/>/run/systemd/journal/socket 12257 <text:s text:c="47"/>* 0 <text:s text:c="31"/></text:p>
      <text:p text:style-name="P8">u_seq <text:s text:c="9"/>LISTEN <text:s text:c="9"/>0 <text:s text:c="14"/>4096 <text:s text:c="45"/>/run/udev/control 12260 <text:s text:c="47"/>* 0 <text:s text:c="31"/></text:p>
      <text:p text:style-name="P8">u_str <text:s text:c="9"/>LISTEN <text:s text:c="9"/>0 <text:s text:c="14"/>4096 <text:s text:c="23"/>/run/systemd/journal/io.systemd.journal 293308 <text:s text:c="46"/>* 0 <text:s text:c="31"/></text:p>
      <text:p text:style-name="P8"><text:soft-page-break/>u_str <text:s text:c="9"/>LISTEN <text:s text:c="9"/>0 <text:s text:c="14"/>4096 <text:s text:c="45"/>/run/acpid.socket 17153 <text:s text:c="47"/>* 0 <text:s text:c="31"/></text:p>
      <text:p text:style-name="P8">u_str <text:s text:c="9"/>LISTEN <text:s text:c="9"/>0 <text:s text:c="14"/>4096 <text:s text:c="35"/>/run/dbus/system_bus_socket 17167 <text:s text:c="47"/>* 0 <text:s text:c="31"/></text:p>
      <text:p text:style-name="P8">u_str <text:s text:c="9"/>LISTEN <text:s text:c="9"/>0 <text:s text:c="14"/>4096 <text:s text:c="45"/>/run/snapd.socket 294139 <text:s text:c="46"/>* 0 <text:s text:c="31"/></text:p>
      <text:p text:style-name="P8">u_str <text:s text:c="9"/>LISTEN <text:s text:c="9"/>0 <text:s text:c="14"/>4096 <text:s text:c="40"/>/run/snapd-snap.socket 294142 <text:s text:c="46"/>* 0 <text:s text:c="31"/></text:p>
      <text:p text:style-name="P8">u_str <text:s text:c="9"/>LISTEN <text:s text:c="9"/>0 <text:s text:c="14"/>4096 <text:s text:c="44"/>/run/uuidd/request 17190 <text:s text:c="47"/>* 0 <text:s text:c="31"/></text:p>
      <text:p text:style-name="P8">u_str <text:s text:c="9"/>LISTEN <text:s text:c="9"/>0 <text:s text:c="14"/>4096 <text:s text:c="34"/>@ISCSIADM_ABSTRACT_NAMESPACE 17184 <text:s text:c="47"/>* 0 <text:s text:c="31"/></text:p>
      <text:p text:style-name="P8">u_str <text:s text:c="9"/>LISTEN <text:s text:c="9"/>0 <text:s text:c="14"/>4096 <text:s text:c="42"/>/run/systemd/private 292576 <text:s text:c="46"/>* 0 <text:s text:c="31"/></text:p>
      <text:p text:style-name="P8">u_str <text:s text:c="9"/>LISTEN <text:s text:c="9"/>0 <text:s text:c="14"/>4096 <text:s text:c="27"/>/var/lib/amazon/ssm/ipc/termination 261747 <text:s text:c="46"/>* 0 <text:s text:c="31"/></text:p>
      <text:p text:style-name="P8">u_str <text:s text:c="9"/>LISTEN <text:s text:c="9"/>0 <text:s text:c="14"/>4096 <text:s text:c="32"/>/var/lib/amazon/ssm/ipc/health 261576 <text:s text:c="46"/>* 0 <text:s text:c="31"/></text:p>
      <text:p text:style-name="P8">u_dgr <text:s text:c="9"/>UNCONN <text:s text:c="9"/>0 <text:s text:c="14"/>0 <text:s text:c="64"/>* 292694 <text:s text:c="46"/>* 292695 <text:s text:c="26"/></text:p>
      <text:p text:style-name="P8">u_dgr <text:s text:c="9"/>UNCONN <text:s text:c="9"/>0 <text:s text:c="14"/>0 <text:s text:c="64"/>* 292696 <text:s text:c="46"/>* 292697 <text:s text:c="26"/></text:p>
      <text:p text:style-name="P8">u_dgr <text:s text:c="9"/>UNCONN <text:s text:c="9"/>0 <text:s text:c="14"/>0 <text:s text:c="64"/>* 505962 <text:s text:c="46"/>* 12253 <text:s text:c="27"/></text:p>
      <text:p text:style-name="P8">u_dgr <text:s text:c="9"/>UNCONN <text:s text:c="9"/>0 <text:s text:c="14"/>0 <text:s text:c="64"/>* 314133 <text:s text:c="46"/>* 12257 <text:s text:c="27"/></text:p>
      <text:p text:style-name="P8">u_dgr <text:s text:c="9"/>UNCONN <text:s text:c="9"/>0 <text:s text:c="14"/>0 <text:s text:c="64"/>* 279217 <text:s text:c="46"/>* 279216 <text:s text:c="26"/></text:p>
      <text:p text:style-name="P8">u_dgr <text:s text:c="9"/>UNCONN <text:s text:c="9"/>0 <text:s text:c="14"/>0 <text:s text:c="64"/>* 293105 <text:s text:c="46"/>* 12257 <text:s text:c="27"/></text:p>
      <text:p text:style-name="P8">u_dgr <text:s text:c="9"/>UNCONN <text:s text:c="9"/>0 <text:s text:c="14"/>0 <text:s text:c="64"/>* 504408 <text:s text:c="46"/>* 12253 <text:s text:c="27"/></text:p>
      <text:p text:style-name="P8">u_dgr <text:s text:c="9"/>UNCONN <text:s text:c="9"/>0 <text:s text:c="14"/>0 <text:s text:c="64"/>* 314143 <text:s text:c="46"/>* 314144 <text:s text:c="26"/></text:p>
      <text:p text:style-name="P8">u_dgr <text:s text:c="9"/>UNCONN <text:s text:c="9"/>0 <text:s text:c="14"/>0 <text:s text:c="64"/>* 279214 <text:s text:c="46"/>* 12257 <text:s text:c="27"/></text:p>
      <text:p text:style-name="P8">u_dgr <text:s text:c="9"/>UNCONN <text:s text:c="9"/>0 <text:s text:c="14"/>0 <text:s text:c="64"/>* 292159 <text:s text:c="46"/>* 12253 <text:s text:c="27"/></text:p>
      <text:p text:style-name="P8">u_dgr <text:s text:c="9"/>UNCONN <text:s text:c="9"/>0 <text:s text:c="14"/>0 <text:s text:c="64"/>* 509853 <text:s text:c="46"/>* 12253 <text:s text:c="27"/></text:p>
      <text:p text:style-name="P8">u_dgr <text:s text:c="9"/>UNCONN <text:s text:c="9"/>0 <text:s text:c="14"/>0 <text:s text:c="64"/>* 292689 <text:s text:c="46"/>* 12257 <text:s text:c="27"/></text:p>
      <text:p text:style-name="P8"><text:soft-page-break/>u_dgr <text:s text:c="9"/>UNCONN <text:s text:c="9"/>0 <text:s text:c="14"/>0 <text:s text:c="64"/>* 314144 <text:s text:c="46"/>* 314143 <text:s text:c="26"/></text:p>
      <text:p text:style-name="P8">u_dgr <text:s text:c="9"/>UNCONN <text:s text:c="9"/>0 <text:s text:c="14"/>0 <text:s text:c="64"/>* 279216 <text:s text:c="46"/>* 279217 <text:s text:c="26"/></text:p>
      <text:p text:style-name="P8">u_dgr <text:s text:c="9"/>UNCONN <text:s text:c="9"/>0 <text:s text:c="14"/>0 <text:s text:c="64"/>* 292697 <text:s text:c="46"/>* 292696 <text:s text:c="26"/></text:p>
      <text:p text:style-name="P8">u_dgr <text:s text:c="9"/>UNCONN <text:s text:c="9"/>0 <text:s text:c="14"/>0 <text:s text:c="64"/>* 314117 <text:s text:c="46"/>* 12253 <text:s text:c="27"/></text:p>
      <text:p text:style-name="P8">u_dgr <text:s text:c="9"/>UNCONN <text:s text:c="9"/>0 <text:s text:c="14"/>0 <text:s text:c="64"/>* 17609 <text:s text:c="47"/>* 12253 <text:s text:c="27"/></text:p>
      <text:p text:style-name="P8">u_dgr <text:s text:c="9"/>UNCONN <text:s text:c="9"/>0 <text:s text:c="14"/>0 <text:s text:c="64"/>* 292695 <text:s text:c="46"/>* 292694 <text:s text:c="26"/></text:p>
      <text:p text:style-name="P8">u_dgr <text:s text:c="9"/>UNCONN <text:s text:c="9"/>0 <text:s text:c="14"/>0 <text:s text:c="64"/>* 516956 <text:s text:c="46"/>* 12253 <text:s text:c="27"/></text:p>
      <text:p text:style-name="P8">u_dgr <text:s text:c="9"/>UNCONN <text:s text:c="9"/>0 <text:s text:c="14"/>0 <text:s text:c="64"/>* 292284 <text:s text:c="46"/>* 12257 <text:s text:c="27"/></text:p>
      <text:p text:style-name="P8">u_dgr <text:s text:c="9"/>UNCONN <text:s text:c="9"/>0 <text:s text:c="14"/>0 <text:s text:c="64"/>* 519864 <text:s text:c="46"/>* 12253 <text:s text:c="27"/></text:p>
      <text:p text:style-name="P8">u_dgr <text:s text:c="9"/>UNCONN <text:s text:c="9"/>0 <text:s text:c="14"/>0 <text:s text:c="64"/>* 489071 <text:s text:c="46"/>* 12253 <text:s text:c="27"/></text:p>
      <text:p text:style-name="P8">u_dgr <text:s text:c="9"/>UNCONN <text:s text:c="9"/>0 <text:s text:c="14"/>0 <text:s text:c="64"/>* 544293 <text:s text:c="46"/>* 12253 <text:s text:c="27"/></text:p>
      <text:p text:style-name="P8">u_dgr <text:s text:c="9"/>UNCONN <text:s text:c="9"/>0 <text:s text:c="14"/>0 <text:s text:c="64"/>* 293682 <text:s text:c="46"/>* 293681 <text:s text:c="26"/></text:p>
      <text:p text:style-name="P8">u_dgr <text:s text:c="9"/>UNCONN <text:s text:c="9"/>0 <text:s text:c="14"/>0 <text:s text:c="64"/>* 494337 <text:s text:c="46"/>* 12253 <text:s text:c="27"/></text:p>
      <text:p text:style-name="P8">u_dgr <text:s text:c="9"/>UNCONN <text:s text:c="9"/>0 <text:s text:c="14"/>0 <text:s text:c="64"/>* 293309 <text:s text:c="46"/>* 12227 <text:s text:c="27"/></text:p>
      <text:p text:style-name="P8">u_dgr <text:s text:c="9"/>UNCONN <text:s text:c="9"/>0 <text:s text:c="14"/>0 <text:s text:c="64"/>* 293318 <text:s text:c="46"/>* 12257 <text:s text:c="27"/></text:p>
      <text:p text:style-name="P8">u_dgr <text:s text:c="9"/>UNCONN <text:s text:c="9"/>0 <text:s text:c="14"/>0 <text:s text:c="64"/>* 12229 <text:s text:c="47"/>* 12228 <text:s text:c="27"/></text:p>
      <text:p text:style-name="P8">u_dgr <text:s text:c="9"/>UNCONN <text:s text:c="9"/>0 <text:s text:c="14"/>0 <text:s text:c="64"/>* 293683 <text:s text:c="46"/>* 293684 <text:s text:c="26"/></text:p>
      <text:p text:style-name="P8">u_dgr <text:s text:c="9"/>UNCONN <text:s text:c="9"/>0 <text:s text:c="14"/>0 <text:s text:c="64"/>* 542466 <text:s text:c="46"/>* 12253 <text:s text:c="27"/></text:p>
      <text:p text:style-name="P8">u_dgr <text:s text:c="9"/>UNCONN <text:s text:c="9"/>0 <text:s text:c="14"/>0 <text:s text:c="64"/>* 293678 <text:s text:c="46"/>* 12257 <text:s text:c="27"/></text:p>
      <text:p text:style-name="P8">u_dgr <text:s text:c="9"/>UNCONN <text:s text:c="9"/>0 <text:s text:c="14"/>0 <text:s text:c="64"/>* 475506 <text:s text:c="46"/>* 12253 <text:s text:c="27"/></text:p>
      <text:p text:style-name="P8">u_dgr <text:s text:c="9"/>UNCONN <text:s text:c="9"/>0 <text:s text:c="14"/>0 <text:s text:c="64"/>* 12228 <text:s text:c="47"/>* 12229 <text:s text:c="27"/></text:p>
      <text:p text:style-name="P8"><text:soft-page-break/>u_dgr <text:s text:c="9"/>UNCONN <text:s text:c="9"/>0 <text:s text:c="14"/>0 <text:s text:c="64"/>* 293681 <text:s text:c="46"/>* 293682 <text:s text:c="26"/></text:p>
      <text:p text:style-name="P8">u_dgr <text:s text:c="9"/>UNCONN <text:s text:c="9"/>0 <text:s text:c="14"/>0 <text:s text:c="64"/>* 530495 <text:s text:c="46"/>* 12253 <text:s text:c="27"/></text:p>
      <text:p text:style-name="P8">u_dgr <text:s text:c="9"/>UNCONN <text:s text:c="9"/>0 <text:s text:c="14"/>0 <text:s text:c="64"/>* 19146 <text:s text:c="47"/>* 12253 <text:s text:c="27"/></text:p>
      <text:p text:style-name="P8">u_dgr <text:s text:c="9"/>UNCONN <text:s text:c="9"/>0 <text:s text:c="14"/>0 <text:s text:c="64"/>* 293684 <text:s text:c="46"/>* 293683 <text:s text:c="26"/></text:p>
      <text:p text:style-name="P8">u_dgr <text:s text:c="9"/>UNCONN <text:s text:c="9"/>0 <text:s text:c="14"/>0 <text:s text:c="64"/>* 523916 <text:s text:c="46"/>* 12253 <text:s text:c="27"/></text:p>
      <text:p text:style-name="P8">u_dgr <text:s text:c="9"/>UNCONN <text:s text:c="9"/>0 <text:s text:c="14"/>0 <text:s text:c="64"/>* 297735 <text:s text:c="46"/>* 12253 <text:s text:c="27"/></text:p>
      <text:p text:style-name="P8">icmp6 <text:s text:c="9"/>UNCONN <text:s text:c="9"/>0 <text:s text:c="14"/>0 <text:s text:c="59"/>*%eth0:ipv6-icmp <text:s text:c="43"/>*:* <text:s text:c="31"/></text:p>
      <text:p text:style-name="P8">udp <text:s text:c="11"/>UNCONN <text:s text:c="9"/>0 <text:s text:c="14"/>0 <text:s text:c="49"/>172.31.0.17%eth0:bootpc <text:s text:c="40"/>0.0.0.0:* <text:s text:c="31"/></text:p>
      <text:p text:style-name="P8">udp <text:s text:c="11"/>UNCONN <text:s text:c="9"/>0 <text:s text:c="14"/>0 <text:s text:c="52"/>127.0.0.53%lo:domain <text:s text:c="40"/>0.0.0.0:* <text:s text:c="31"/></text:p>
      <text:p text:style-name="P8">tcp <text:s text:c="11"/>LISTEN <text:s text:c="9"/>0 <text:s text:c="14"/>511 <text:s text:c="56"/>0.0.0.0:http <text:s text:c="42"/>0.0.0.0:* <text:s text:c="31"/></text:p>
      <text:p text:style-name="P8">tcp <text:s text:c="11"/>LISTEN <text:s text:c="9"/>0 <text:s text:c="14"/>4096 <text:s text:c="49"/>127.0.0.53%lo:domain <text:s text:c="40"/>0.0.0.0:* <text:s text:c="31"/></text:p>
      <text:p text:style-name="P8">tcp <text:s text:c="11"/>LISTEN <text:s text:c="9"/>0 <text:s text:c="14"/>128 <text:s text:c="56"/>0.0.0.0:ssh <text:s text:c="43"/>0.0.0.0:* <text:s text:c="31"/></text:p>
      <text:p text:style-name="P8">tcp <text:s text:c="11"/>LISTEN <text:s text:c="9"/>0 <text:s text:c="14"/>511 <text:s text:c="59"/>[::]:http <text:s text:c="45"/>[::]:* <text:s text:c="31"/></text:p>
      <text:p text:style-name="P8">tcp <text:s text:c="11"/>LISTEN <text:s text:c="9"/>0 <text:s text:c="14"/>128 <text:s text:c="59"/>[::]:ssh <text:s text:c="46"/>[::]:* <text:s text:c="2"/></text:p>
      <text:list xml:id="list1764145387" text:style-name="L5">
        <text:list-item>
          <text:p text:style-name="P13">resuelvan los puertos numericos </text:p>
        </text:list-item>
      </text:list>
      <text:p text:style-name="P8">ubuntu@ip-172-31-0-17:~$ ss --resolve</text:p>
      <text:p text:style-name="P8">Netid <text:s text:c="7"/>State <text:s text:c="12"/>Recv-Q <text:s text:c="7"/>Send-Q <text:s text:c="43"/>Local Address:Port <text:s text:c="47"/>Peer Address:Port <text:s text:c="9"/>Process <text:s text:c="7"/></text:p>
      <text:p text:style-name="P8">u_str <text:s text:c="7"/>ESTAB <text:s text:c="12"/>0 <text:s text:c="12"/>0 <text:s text:c="34"/>/run/dbus/system_bus_socket 314147 <text:s text:c="56"/>* 314146 <text:s text:c="22"/></text:p>
      <text:p text:style-name="P8">u_str <text:s text:c="7"/>ESTAB <text:s text:c="12"/>0 <text:s text:c="12"/>0 <text:s text:c="60"/>* 519838 <text:s text:c="56"/>* 0 <text:s text:c="27"/></text:p>
      <text:p text:style-name="P8">u_str <text:s text:c="7"/>ESTAB <text:s text:c="12"/>0 <text:s text:c="12"/>0 <text:s text:c="34"/>/run/systemd/journal/stdout 292688 <text:s text:c="56"/>* 292686 <text:s text:c="22"/></text:p>
      <text:p text:style-name="P8">u_str <text:s text:c="7"/>ESTAB <text:s text:c="12"/>0 <text:s text:c="12"/>0 <text:s text:c="60"/>* 505937 <text:s text:c="56"/>* 0 <text:s text:c="27"/></text:p>
      <text:p text:style-name="P8">u_str <text:s text:c="7"/>ESTAB <text:s text:c="12"/>0 <text:s text:c="12"/>0 <text:s text:c="60"/>* 531271 <text:s text:c="56"/>* 531270 <text:s text:c="22"/></text:p>
      <text:p text:style-name="P8"><text:soft-page-break/>u_str <text:s text:c="7"/>ESTAB <text:s text:c="12"/>0 <text:s text:c="12"/>0 <text:s text:c="60"/>* 19164 <text:s text:c="57"/>* 19165 <text:s text:c="23"/></text:p>
      <text:p text:style-name="P8">u_str <text:s text:c="7"/>ESTAB <text:s text:c="12"/>0 <text:s text:c="12"/>0 <text:s text:c="34"/>/run/systemd/journal/stdout 279210 <text:s text:c="56"/>* 279204 <text:s text:c="22"/></text:p>
      <text:p text:style-name="P8">u_str <text:s text:c="7"/>ESTAB <text:s text:c="12"/>0 <text:s text:c="12"/>0 <text:s text:c="34"/>/run/systemd/journal/stdout 14575 <text:s text:c="57"/>* 14574 <text:s text:c="23"/></text:p>
      <text:p text:style-name="P8">u_str <text:s text:c="7"/>ESTAB <text:s text:c="12"/>0 <text:s text:c="12"/>0 <text:s text:c="60"/>* 524146 <text:s text:c="56"/>* 524147 <text:s text:c="22"/></text:p>
      <text:p text:style-name="P8">u_str <text:s text:c="7"/>ESTAB <text:s text:c="12"/>0 <text:s text:c="12"/>0 <text:s text:c="34"/>/run/systemd/journal/stdout 279571 <text:s text:c="56"/>* 279570 <text:s text:c="22"/></text:p>
      <text:p text:style-name="P8">u_str <text:s text:c="7"/>ESTAB <text:s text:c="12"/>0 <text:s text:c="12"/>0 <text:s text:c="60"/>* 292276 <text:s text:c="56"/>* 292281 <text:s text:c="22"/></text:p>
      <text:p text:style-name="P8">u_str <text:s text:c="7"/>ESTAB <text:s text:c="12"/>0 <text:s text:c="12"/>0 <text:s text:c="60"/>* 314146 <text:s text:c="56"/>* 314147 <text:s text:c="22"/></text:p>
      <text:p text:style-name="P8">u_str <text:s text:c="7"/>ESTAB <text:s text:c="12"/>0 <text:s text:c="12"/>0 <text:s text:c="60"/>* 294246 <text:s text:c="56"/>* 294248 <text:s text:c="22"/></text:p>
      <text:p text:style-name="P8">u_str <text:s text:c="7"/>ESTAB <text:s text:c="12"/>0 <text:s text:c="12"/>0 <text:s text:c="60"/>* 509826 <text:s text:c="56"/>* 0 <text:s text:c="27"/></text:p>
      <text:p text:style-name="P8">u_str <text:s text:c="7"/>ESTAB <text:s text:c="12"/>0 <text:s text:c="12"/>0 <text:s text:c="60"/>* 293643 <text:s text:c="56"/>* 293645 <text:s text:c="22"/></text:p>
      <text:p text:style-name="P8">u_str <text:s text:c="7"/>ESTAB <text:s text:c="12"/>0 <text:s text:c="12"/>0 <text:s text:c="34"/>/run/dbus/system_bus_socket 292294 <text:s text:c="56"/>* 292293 <text:s text:c="22"/></text:p>
      <text:p text:style-name="P8">u_str <text:s text:c="7"/>ESTAB <text:s text:c="12"/>0 <text:s text:c="12"/>0 <text:s text:c="60"/>* 520677 <text:s text:c="56"/>* 520676 <text:s text:c="22"/></text:p>
      <text:p text:style-name="P8">u_str <text:s text:c="7"/>ESTAB <text:s text:c="12"/>0 <text:s text:c="12"/>0 <text:s text:c="60"/>* 506716 <text:s text:c="56"/>* 506715 <text:s text:c="22"/></text:p>
      <text:p text:style-name="P8">u_str <text:s text:c="7"/>ESTAB <text:s text:c="12"/>0 <text:s text:c="12"/>0 <text:s text:c="60"/>* 293089 <text:s text:c="56"/>* 293091 <text:s text:c="22"/></text:p>
      <text:p text:style-name="P8">u_str <text:s text:c="7"/>ESTAB <text:s text:c="12"/>0 <text:s text:c="12"/>0 <text:s text:c="60"/>* 261350 <text:s text:c="56"/>* 261351 <text:s text:c="22"/></text:p>
      <text:p text:style-name="P8">u_str <text:s text:c="7"/>ESTAB <text:s text:c="12"/>0 <text:s text:c="12"/>0 <text:s text:c="34"/>/run/systemd/journal/stdout 314102 <text:s text:c="56"/>* 314100 <text:s text:c="22"/></text:p>
      <text:p text:style-name="P8">u_str <text:s text:c="7"/>ESTAB <text:s text:c="12"/>0 <text:s text:c="12"/>0 <text:s text:c="34"/>/run/dbus/system_bus_socket 19833 <text:s text:c="57"/>* 19832 <text:s text:c="23"/></text:p>
      <text:p text:style-name="P8">u_str <text:s text:c="7"/>ESTAB <text:s text:c="12"/>0 <text:s text:c="12"/>0 <text:s text:c="60"/>* 504643 <text:s text:c="56"/>* 504642 <text:s text:c="22"/></text:p>
      <text:p text:style-name="P8">u_str <text:s text:c="7"/>ESTAB <text:s text:c="12"/>0 <text:s text:c="12"/>0 <text:s text:c="34"/>/run/systemd/journal/stdout 19713 <text:s text:c="57"/>* 19712 <text:s text:c="23"/></text:p>
      <text:p text:style-name="P8">u_str <text:s text:c="7"/>ESTAB <text:s text:c="12"/>0 <text:s text:c="12"/>0 <text:s text:c="60"/>* 494594 <text:s text:c="56"/>* 494593 <text:s text:c="22"/></text:p>
      <text:p text:style-name="P8">u_str <text:s text:c="7"/>ESTAB <text:s text:c="12"/>0 <text:s text:c="12"/>0 <text:s text:c="34"/>/run/systemd/journal/stdout 261351 <text:s text:c="56"/>* 261350 <text:s text:c="22"/></text:p>
      <text:p text:style-name="P8"><text:soft-page-break/>u_str <text:s text:c="7"/>ESTAB <text:s text:c="12"/>0 <text:s text:c="12"/>0 <text:s text:c="34"/>/run/systemd/journal/stdout 293091 <text:s text:c="56"/>* 293089 <text:s text:c="22"/></text:p>
      <text:p text:style-name="P8">u_str <text:s text:c="7"/>ESTAB <text:s text:c="12"/>0 <text:s text:c="12"/>0 <text:s text:c="60"/>* 543264 <text:s text:c="56"/>* 543265 <text:s text:c="22"/></text:p>
      <text:p text:style-name="P8">u_str <text:s text:c="7"/>ESTAB <text:s text:c="12"/>0 <text:s text:c="12"/>0 <text:s text:c="60"/>* 18928 <text:s text:c="57"/>* 19155 <text:s text:c="23"/></text:p>
      <text:p text:style-name="P8">u_str <text:s text:c="7"/>ESTAB <text:s text:c="12"/>0 <text:s text:c="12"/>0 <text:s text:c="60"/>* 545064 <text:s text:c="56"/>* 545065 <text:s text:c="22"/></text:p>
      <text:p text:style-name="P8">u_str <text:s text:c="7"/>ESTAB <text:s text:c="12"/>0 <text:s text:c="12"/>0 <text:s text:c="60"/>* 279204 <text:s text:c="56"/>* 279210 <text:s text:c="22"/></text:p>
      <text:p text:style-name="P8">u_str <text:s text:c="7"/>ESTAB <text:s text:c="12"/>0 <text:s text:c="12"/>0 <text:s text:c="60"/>* 510084 <text:s text:c="56"/>* 510085 <text:s text:c="22"/></text:p>
      <text:p text:style-name="P8">u_str <text:s text:c="7"/>ESTAB <text:s text:c="12"/>0 <text:s text:c="12"/>0 <text:s text:c="60"/>* 32434 <text:s text:c="57"/>* 32433 <text:s text:c="23"/></text:p>
      <text:p text:style-name="P8">u_str <text:s text:c="7"/>ESTAB <text:s text:c="12"/>0 <text:s text:c="12"/>0 <text:s text:c="60"/>* 543265 <text:s text:c="56"/>* 543264 <text:s text:c="22"/></text:p>
      <text:p text:style-name="P8">u_str <text:s text:c="7"/>ESTAB <text:s text:c="12"/>0 <text:s text:c="12"/>0 <text:s text:c="60"/>* 510085 <text:s text:c="56"/>* 510084 <text:s text:c="22"/></text:p>
      <text:p text:style-name="P8">u_str <text:s text:c="7"/>ESTAB <text:s text:c="12"/>0 <text:s text:c="12"/>0 <text:s text:c="60"/>* 504642 <text:s text:c="56"/>* 504643 <text:s text:c="22"/></text:p>
      <text:p text:style-name="P8">u_str <text:s text:c="7"/>ESTAB <text:s text:c="12"/>0 <text:s text:c="12"/>0 <text:s text:c="60"/>* 531270 <text:s text:c="56"/>* 531271 <text:s text:c="22"/></text:p>
      <text:p text:style-name="P8">u_str <text:s text:c="7"/>ESTAB <text:s text:c="12"/>0 <text:s text:c="12"/>0 <text:s text:c="60"/>* 520676 <text:s text:c="56"/>* 520677 <text:s text:c="22"/></text:p>
      <text:p text:style-name="P8">u_str <text:s text:c="7"/>ESTAB <text:s text:c="12"/>0 <text:s text:c="12"/>0 <text:s text:c="60"/>* 292698 <text:s text:c="56"/>* 292699 <text:s text:c="22"/></text:p>
      <text:p text:style-name="P8">u_str <text:s text:c="7"/>ESTAB <text:s text:c="12"/>0 <text:s text:c="12"/>0 <text:s text:c="60"/>* 32433 <text:s text:c="57"/>* 32434 <text:s text:c="23"/></text:p>
      <text:p text:style-name="P8">u_str <text:s text:c="7"/>ESTAB <text:s text:c="12"/>0 <text:s text:c="12"/>0 <text:s text:c="34"/>/run/dbus/system_bus_socket 293118 <text:s text:c="56"/>* 293117 <text:s text:c="22"/></text:p>
      <text:p text:style-name="P8">u_str <text:s text:c="7"/>ESTAB <text:s text:c="12"/>0 <text:s text:c="12"/>0 <text:s text:c="60"/>* 292293 <text:s text:c="56"/>* 292294 <text:s text:c="22"/></text:p>
      <text:p text:style-name="P8">u_str <text:s text:c="7"/>ESTAB <text:s text:c="12"/>0 <text:s text:c="12"/>0 <text:s text:c="60"/>* 19832 <text:s text:c="57"/>* 19833 <text:s text:c="23"/></text:p>
      <text:p text:style-name="P8">u_str <text:s text:c="7"/>ESTAB <text:s text:c="12"/>0 <text:s text:c="12"/>0 <text:s text:c="60"/>* 506715 <text:s text:c="56"/>* 506716 <text:s text:c="22"/></text:p>
      <text:p text:style-name="P8">u_str <text:s text:c="7"/>ESTAB <text:s text:c="12"/>0 <text:s text:c="12"/>0 <text:s text:c="34"/>/run/systemd/journal/stdout 293645 <text:s text:c="56"/>* 293643 <text:s text:c="22"/></text:p>
      <text:p text:style-name="P8">u_str <text:s text:c="7"/>ESTAB <text:s text:c="12"/>0 <text:s text:c="12"/>0 <text:s text:c="60"/>* 545065 <text:s text:c="56"/>* 545064 <text:s text:c="22"/></text:p>
      <text:p text:style-name="P8">u_str <text:s text:c="7"/>ESTAB <text:s text:c="12"/>0 <text:s text:c="12"/>0 <text:s text:c="34"/>/run/dbus/system_bus_socket 19155 <text:s text:c="57"/>* 18928 <text:s text:c="23"/></text:p>
      <text:p text:style-name="P8"><text:soft-page-break/>u_str <text:s text:c="7"/>ESTAB <text:s text:c="12"/>0 <text:s text:c="12"/>0 <text:s text:c="60"/>* 314100 <text:s text:c="56"/>* 314102 <text:s text:c="22"/></text:p>
      <text:p text:style-name="P8">u_str <text:s text:c="7"/>ESTAB <text:s text:c="12"/>0 <text:s text:c="12"/>0 <text:s text:c="60"/>* 293117 <text:s text:c="56"/>* 293118 <text:s text:c="22"/></text:p>
      <text:p text:style-name="P8">u_str <text:s text:c="7"/>ESTAB <text:s text:c="12"/>0 <text:s text:c="12"/>0 <text:s text:c="60"/>* 489821 <text:s text:c="56"/>* 489820 <text:s text:c="22"/></text:p>
      <text:p text:style-name="P8">u_str <text:s text:c="7"/>ESTAB <text:s text:c="12"/>0 <text:s text:c="12"/>0 <text:s text:c="60"/>* 279570 <text:s text:c="56"/>* 279571 <text:s text:c="22"/></text:p>
      <text:p text:style-name="P8">u_str <text:s text:c="7"/>ESTAB <text:s text:c="12"/>0 <text:s text:c="12"/>0 <text:s text:c="60"/>* 489820 <text:s text:c="56"/>* 489821 <text:s text:c="22"/></text:p>
      <text:p text:style-name="P8">u_str <text:s text:c="7"/>ESTAB <text:s text:c="12"/>0 <text:s text:c="12"/>0 <text:s text:c="34"/>/run/systemd/journal/stdout 292281 <text:s text:c="56"/>* 292276 <text:s text:c="22"/></text:p>
      <text:p text:style-name="P8">u_str <text:s text:c="7"/>ESTAB <text:s text:c="12"/>0 <text:s text:c="12"/>0 <text:s text:c="60"/>* 504383 <text:s text:c="56"/>* 0 <text:s text:c="27"/></text:p>
      <text:p text:style-name="P8">u_str <text:s text:c="7"/>ESTAB <text:s text:c="12"/>0 <text:s text:c="12"/>0 <text:s text:c="60"/>* 516914 <text:s text:c="56"/>* 0 <text:s text:c="27"/></text:p>
      <text:p text:style-name="P8">u_str <text:s text:c="7"/>ESTAB <text:s text:c="12"/>0 <text:s text:c="12"/>0 <text:s text:c="60"/>* 476246 <text:s text:c="56"/>* 476245 <text:s text:c="22"/></text:p>
      <text:p text:style-name="P8">u_str <text:s text:c="7"/>ESTAB <text:s text:c="12"/>0 <text:s text:c="12"/>0 <text:s text:c="60"/>* 19165 <text:s text:c="57"/>* 19164 <text:s text:c="23"/></text:p>
      <text:p text:style-name="P8">u_str <text:s text:c="7"/>ESTAB <text:s text:c="12"/>0 <text:s text:c="12"/>0 <text:s text:c="60"/>* 476245 <text:s text:c="56"/>* 476246 <text:s text:c="22"/></text:p>
      <text:p text:style-name="P8">u_str <text:s text:c="7"/>ESTAB <text:s text:c="12"/>0 <text:s text:c="12"/>0 <text:s text:c="60"/>* 524147 <text:s text:c="56"/>* 524146 <text:s text:c="22"/></text:p>
      <text:p text:style-name="P8">u_str <text:s text:c="7"/>ESTAB <text:s text:c="12"/>0 <text:s text:c="12"/>0 <text:s text:c="34"/>/run/systemd/journal/stdout 294248 <text:s text:c="56"/>* 294246 <text:s text:c="22"/></text:p>
      <text:p text:style-name="P8">u_str <text:s text:c="7"/>ESTAB <text:s text:c="12"/>0 <text:s text:c="12"/>0 <text:s text:c="60"/>* 19712 <text:s text:c="57"/>* 19713 <text:s text:c="23"/></text:p>
      <text:p text:style-name="P8">u_str <text:s text:c="7"/>ESTAB <text:s text:c="12"/>0 <text:s text:c="12"/>0 <text:s text:c="60"/>* 292686 <text:s text:c="56"/>* 292688 <text:s text:c="22"/></text:p>
      <text:p text:style-name="P8">u_str <text:s text:c="7"/>ESTAB <text:s text:c="12"/>0 <text:s text:c="12"/>0 <text:s text:c="60"/>* 14574 <text:s text:c="57"/>* 14575 <text:s text:c="23"/></text:p>
      <text:p text:style-name="P8">u_str <text:s text:c="7"/>ESTAB <text:s text:c="12"/>0 <text:s text:c="12"/>0 <text:s text:c="60"/>* 494593 <text:s text:c="56"/>* 494594 <text:s text:c="22"/></text:p>
      <text:p text:style-name="P8">u_str <text:s text:c="7"/>ESTAB <text:s text:c="12"/>0 <text:s text:c="12"/>0 <text:s text:c="34"/>/run/dbus/system_bus_socket 292699 <text:s text:c="56"/>* 292698 <text:s text:c="22"/></text:p>
      <text:p text:style-name="P8">u_str <text:s text:c="7"/>ESTAB <text:s text:c="12"/>0 <text:s text:c="12"/>0 <text:s text:c="60"/>* 17608 <text:s text:c="57"/>* 18761 <text:s text:c="23"/></text:p>
      <text:p text:style-name="P8">u_str <text:s text:c="7"/>ESTAB <text:s text:c="12"/>0 <text:s text:c="12"/>0 <text:s text:c="60"/>* 530470 <text:s text:c="56"/>* 0 <text:s text:c="27"/></text:p>
      <text:p text:style-name="P8">u_str <text:s text:c="7"/>ESTAB <text:s text:c="12"/>0 <text:s text:c="12"/>0 <text:s text:c="34"/>/run/systemd/journal/stdout 18761 <text:s text:c="57"/>* 17608 <text:s text:c="23"/></text:p>
      <text:p text:style-name="P8"><text:soft-page-break/>u_str <text:s text:c="7"/>ESTAB <text:s text:c="12"/>0 <text:s text:c="12"/>0 <text:s text:c="60"/>* 19148 <text:s text:c="57"/>* 19147 <text:s text:c="23"/></text:p>
      <text:p text:style-name="P8">u_str <text:s text:c="7"/>ESTAB <text:s text:c="12"/>0 <text:s text:c="12"/>0 <text:s text:c="60"/>* 542441 <text:s text:c="56"/>* 0 <text:s text:c="27"/></text:p>
      <text:p text:style-name="P8">u_str <text:s text:c="7"/>ESTAB <text:s text:c="12"/>0 <text:s text:c="12"/>0 <text:s text:c="60"/>* 20113 <text:s text:c="57"/>* 20112 <text:s text:c="23"/></text:p>
      <text:p text:style-name="P8">u_str <text:s text:c="7"/>ESTAB <text:s text:c="12"/>0 <text:s text:c="12"/>0 <text:s text:c="60"/>* 489024 <text:s text:c="56"/>* 0 <text:s text:c="27"/></text:p>
      <text:p text:style-name="P8">u_str <text:s text:c="7"/>ESTAB <text:s text:c="12"/>0 <text:s text:c="12"/>0 <text:s text:c="34"/>/run/dbus/system_bus_socket 292579 <text:s text:c="56"/>* 292578 <text:s text:c="22"/></text:p>
      <text:p text:style-name="P8">u_str <text:s text:c="7"/>ESTAB <text:s text:c="12"/>0 <text:s text:c="12"/>0 <text:s text:c="60"/>* 20112 <text:s text:c="57"/>* 20113 <text:s text:c="23"/></text:p>
      <text:p text:style-name="P8">u_str <text:s text:c="7"/>ESTAB <text:s text:c="12"/>0 <text:s text:c="12"/>0 <text:s text:c="60"/>* 262890 <text:s text:c="56"/>* 262891 <text:s text:c="22"/></text:p>
      <text:p text:style-name="P8">u_str <text:s text:c="7"/>ESTAB <text:s text:c="12"/>0 <text:s text:c="12"/>0 <text:s text:c="60"/>* 292578 <text:s text:c="56"/>* 292579 <text:s text:c="22"/></text:p>
      <text:p text:style-name="P8">u_str <text:s text:c="7"/>ESTAB <text:s text:c="12"/>0 <text:s text:c="12"/>0 <text:s text:c="34"/>/run/systemd/journal/stdout 18764 <text:s text:c="57"/>* 17679 <text:s text:c="23"/></text:p>
      <text:p text:style-name="P8">u_str <text:s text:c="7"/>ESTAB <text:s text:c="12"/>0 <text:s text:c="12"/>0 <text:s text:c="34"/>/run/systemd/journal/stdout 291777 <text:s text:c="56"/>* 291776 <text:s text:c="22"/></text:p>
      <text:p text:style-name="P8">u_str <text:s text:c="7"/>ESTAB <text:s text:c="12"/>0 <text:s text:c="12"/>0 <text:s text:c="60"/>* 517733 <text:s text:c="56"/>* 517734 <text:s text:c="22"/></text:p>
      <text:p text:style-name="P8">u_str <text:s text:c="7"/>ESTAB <text:s text:c="12"/>0 <text:s text:c="12"/>0 <text:s text:c="34"/>/run/dbus/system_bus_socket 279573 <text:s text:c="56"/>* 279572 <text:s text:c="22"/></text:p>
      <text:p text:style-name="P8">u_str <text:s text:c="7"/>ESTAB <text:s text:c="12"/>0 <text:s text:c="12"/>0 <text:s text:c="60"/>* 18184 <text:s text:c="57"/>* 18770 <text:s text:c="23"/></text:p>
      <text:p text:style-name="P8">u_str <text:s text:c="7"/>ESTAB <text:s text:c="12"/>0 <text:s text:c="12"/>0 <text:s text:c="60"/>* 19147 <text:s text:c="57"/>* 19148 <text:s text:c="23"/></text:p>
      <text:p text:style-name="P8">u_str <text:s text:c="7"/>ESTAB <text:s text:c="12"/>0 <text:s text:c="12"/>0 <text:s text:c="60"/>* 523762 <text:s text:c="56"/>* 0 <text:s text:c="27"/></text:p>
      <text:p text:style-name="P8">u_str <text:s text:c="7"/>ESTAB <text:s text:c="12"/>0 <text:s text:c="12"/>0 <text:s text:c="60"/>* 494312 <text:s text:c="56"/>* 0 <text:s text:c="27"/></text:p>
      <text:p text:style-name="P8">u_str <text:s text:c="7"/>ESTAB <text:s text:c="12"/>0 <text:s text:c="12"/>0 <text:s text:c="60"/>* 475455 <text:s text:c="56"/>* 0 <text:s text:c="27"/></text:p>
      <text:p text:style-name="P8">u_str <text:s text:c="7"/>ESTAB <text:s text:c="12"/>0 <text:s text:c="12"/>0 <text:s text:c="34"/>/run/systemd/journal/stdout 18770 <text:s text:c="57"/>* 18184 <text:s text:c="23"/></text:p>
      <text:p text:style-name="P8">u_str <text:s text:c="7"/>ESTAB <text:s text:c="12"/>0 <text:s text:c="12"/>0 <text:s text:c="34"/>/run/dbus/system_bus_socket 20108 <text:s text:c="57"/>* 20107 <text:s text:c="23"/></text:p>
      <text:p text:style-name="P8">u_str <text:s text:c="7"/>ESTAB <text:s text:c="12"/>0 <text:s text:c="12"/>0 <text:s text:c="26"/>/var/lib/amazon/ssm/ipc/termination 262888 <text:s text:c="56"/>* 262887 <text:s text:c="22"/></text:p>
      <text:p text:style-name="P8">u_str <text:s text:c="7"/>ESTAB <text:s text:c="12"/>0 <text:s text:c="12"/>0 <text:s text:c="60"/>* 17679 <text:s text:c="57"/>* 18764 <text:s text:c="23"/></text:p>
      <text:p text:style-name="P8"><text:soft-page-break/>u_str <text:s text:c="7"/>ESTAB <text:s text:c="12"/>0 <text:s text:c="12"/>0 <text:s text:c="34"/>/run/dbus/system_bus_socket 293686 <text:s text:c="56"/>* 293685 <text:s text:c="22"/></text:p>
      <text:p text:style-name="P8">u_str <text:s text:c="7"/>ESTAB <text:s text:c="12"/>0 <text:s text:c="12"/>0 <text:s text:c="60"/>* 291776 <text:s text:c="56"/>* 291777 <text:s text:c="22"/></text:p>
      <text:p text:style-name="P8">u_str <text:s text:c="7"/>ESTAB <text:s text:c="12"/>0 <text:s text:c="12"/>0 <text:s text:c="60"/>* 262887 <text:s text:c="56"/>* 262888 <text:s text:c="22"/></text:p>
      <text:p text:style-name="P8">u_str <text:s text:c="7"/>ESTAB <text:s text:c="12"/>0 <text:s text:c="12"/>0 <text:s text:c="60"/>* 517734 <text:s text:c="56"/>* 517733 <text:s text:c="22"/></text:p>
      <text:p text:style-name="P8">u_str <text:s text:c="7"/>ESTAB <text:s text:c="12"/>0 <text:s text:c="12"/>0 <text:s text:c="31"/>/var/lib/amazon/ssm/ipc/health 262891 <text:s text:c="56"/>* 262890 <text:s text:c="22"/></text:p>
      <text:p text:style-name="P8">u_str <text:s text:c="7"/>ESTAB <text:s text:c="12"/>0 <text:s text:c="12"/>0 <text:s text:c="60"/>* 20107 <text:s text:c="57"/>* 20108 <text:s text:c="23"/></text:p>
      <text:p text:style-name="P8">u_str <text:s text:c="7"/>ESTAB <text:s text:c="12"/>0 <text:s text:c="12"/>0 <text:s text:c="60"/>* 279572 <text:s text:c="56"/>* 279573 <text:s text:c="22"/></text:p>
      <text:p text:style-name="P8">u_str <text:s text:c="7"/>ESTAB <text:s text:c="12"/>0 <text:s text:c="12"/>0 <text:s text:c="60"/>* 293685 <text:s text:c="56"/>* 293686 <text:s text:c="22"/></text:p>
      <text:p text:style-name="P8">u_str <text:s text:c="7"/>ESTAB <text:s text:c="12"/>0 <text:s text:c="12"/>0 <text:s text:c="60"/>* 544268 <text:s text:c="56"/>* 0 <text:s text:c="27"/></text:p>
      <text:p text:style-name="P8">icmp6 <text:s text:c="7"/>UNCONN <text:s text:c="11"/>0 <text:s text:c="12"/>0 <text:s text:c="55"/>*%eth0:ipv6-icmp <text:s text:c="53"/>*:* <text:s text:c="27"/></text:p>
      <text:p text:style-name="P8">tcp <text:s text:c="9"/>ESTAB <text:s text:c="12"/>0 <text:s text:c="12"/>0 <text:s text:c="20"/>ip-172-31-0-17.us-west-2.compute.internal:ssh <text:s text:c="22"/>170.209.148.190.static.intelnet.net.gt:20516 <text:s text:c="23"/></text:p>
      <text:p text:style-name="P8">tcp <text:s text:c="9"/>ESTAB <text:s text:c="12"/>0 <text:s text:c="12"/>0 <text:s text:c="20"/>ip-172-31-0-17.us-west-2.compute.internal:ssh <text:s text:c="23"/>218.92.151.186.static.intelnet.net.gt:35712 <text:s text:c="23"/></text:p>
      <text:p text:style-name="P8">tcp <text:s text:c="9"/>FIN-WAIT-1 <text:s text:c="7"/>0 <text:s text:c="12"/>1 <text:s text:c="20"/>ip-172-31-0-17.us-west-2.compute.internal:ssh <text:s text:c="46"/>222.187.222.53:58117 <text:s text:c="23"/></text:p>
      <text:p text:style-name="P8">tcp <text:s text:c="9"/>ESTAB <text:s text:c="12"/>0 <text:s text:c="12"/>0 <text:s text:c="20"/>ip-172-31-0-17.us-west-2.compute.internal:ssh <text:s text:c="22"/>215.195.209.181.static.intelnet.net.gt:6868 <text:s text:c="24"/></text:p>
      <text:p text:style-name="P8">tcp <text:s text:c="9"/>ESTAB <text:s text:c="12"/>0 <text:s text:c="12"/>0 <text:s text:c="20"/>ip-172-31-0-17.us-west-2.compute.internal:ssh <text:s text:c="46"/>190.106.221.29:31193 <text:s text:c="23"/></text:p>
      <text:p text:style-name="P8">tcp <text:s text:c="9"/>ESTAB <text:s text:c="12"/>0 <text:s text:c="12"/>36 <text:s text:c="19"/>ip-172-31-0-17.us-west-2.compute.internal:ssh <text:s text:c="23"/>218.92.151.186.static.intelnet.net.gt:52231 <text:s text:c="23"/></text:p>
      <text:p text:style-name="P8">tcp <text:s text:c="9"/>ESTAB <text:s text:c="12"/>0 <text:s text:c="12"/>0 <text:s text:c="20"/>ip-172-31-0-17.us-west-2.compute.internal:ssh <text:s text:c="23"/>218.92.151.186.static.intelnet.net.gt:1988 <text:s text:c="24"/></text:p>
      <text:p text:style-name="P8">tcp <text:s text:c="9"/>ESTAB <text:s text:c="12"/>0 <text:s text:c="12"/>0 <text:s text:c="20"/>ip-172-31-0-17.us-west-2.compute.internal:ssh <text:s text:c="46"/>190.106.221.29:2065 <text:s text:c="24"/></text:p>
      <text:p text:style-name="P8">tcp <text:s text:c="9"/>ESTAB <text:s text:c="12"/>0 <text:s text:c="12"/>0 <text:s text:c="20"/>ip-172-31-0-17.us-west-2.compute.internal:ssh <text:s text:c="22"/>215.195.209.181.static.intelnet.net.gt:14217 <text:s text:c="23"/></text:p>
      <text:p text:style-name="P8">tcp <text:s text:c="9"/>ESTAB <text:s text:c="12"/>0 <text:s text:c="12"/>0 <text:s text:c="20"/>ip-172-31-0-17.us-west-2.compute.internal:ssh <text:s text:c="46"/>190.106.221.29:59350 <text:s text:c="23"/></text:p>
      <text:p text:style-name="P8">tcp <text:s text:c="9"/>ESTAB <text:s text:c="12"/>0 <text:s text:c="12"/>0 <text:s text:c="20"/>ip-172-31-0-17.us-west-2.compute.internal:ssh <text:s text:c="23"/>218.92.151.186.static.intelnet.net.gt:17550 <text:s text:c="23"/></text:p>
      <text:p text:style-name="P8"><text:soft-page-break/>tcp <text:s text:c="9"/>ESTAB <text:s text:c="12"/>0 <text:s text:c="12"/>0 <text:s text:c="20"/>ip-172-31-0-17.us-west-2.compute.internal:ssh <text:s text:c="23"/>218.92.151.186.static.intelnet.net.gt:25734 <text:s text:c="23"/></text:p>
      <text:p text:style-name="P8">tcp <text:s text:c="9"/>ESTAB <text:s text:c="12"/>0 <text:s text:c="12"/>0 <text:s text:c="20"/>ip-172-31-0-17.us-west-2.compute.internal:ssh <text:s text:c="46"/>190.104.112.27:30868 <text:s text:c="12"/></text:p>
      <text:list xml:id="list2171050413" text:style-name="L6">
        <text:list-item>
          <text:p text:style-name="P14">uso de memoria </text:p>
        </text:list-item>
      </text:list>
      <text:p text:style-name="P8">ubuntu@ip-172-31-0-17:~$ ss --memory</text:p>
      <text:p text:style-name="P8">Netid <text:s text:c="5"/>State <text:s text:c="7"/>Recv-Q <text:s text:c="6"/>Send-Q <text:s text:c="34"/>Local Address:Port <text:s text:c="20"/>Peer Address:Port <text:s text:c="7"/>Process <text:s text:c="53"/></text:p>
      <text:p text:style-name="P8">u_str <text:s text:c="5"/>ESTAB <text:s text:c="7"/>0 <text:s text:c="11"/>0 <text:s text:c="25"/>/run/dbus/system_bus_socket 314147 <text:s text:c="29"/>* 314146 <text:s text:c="6"/>skmem:(r0,rb212992,t0,tb212992,f0,w0,o0,bl0,d0) <text:s text:c="12"/></text:p>
      <text:p text:style-name="P8">u_str <text:s text:c="5"/>ESTAB <text:s text:c="7"/>0 <text:s text:c="11"/>0 <text:s text:c="51"/>* 519838 <text:s text:c="29"/>* 0 <text:s text:c="11"/>skmem:(r0,rb212992,t0,tb212992,f0,w0,o0,bl0,d0) <text:s text:c="12"/></text:p>
      <text:p text:style-name="P8">u_str <text:s text:c="5"/>ESTAB <text:s text:c="7"/>0 <text:s text:c="11"/>0 <text:s text:c="25"/>/run/systemd/journal/stdout 292688 <text:s text:c="29"/>* 292686 <text:s text:c="6"/>skmem:(r0,rb212992,t0,tb212992,f0,w0,o0,bl0,d0) <text:s text:c="12"/></text:p>
      <text:p text:style-name="P8">u_str <text:s text:c="5"/>ESTAB <text:s text:c="7"/>0 <text:s text:c="11"/>0 <text:s text:c="51"/>* 505937 <text:s text:c="29"/>* 0 <text:s text:c="11"/>skmem:(r0,rb212992,t0,tb212992,f0,w0,o0,bl0,d0) <text:s text:c="12"/></text:p>
      <text:p text:style-name="P8">u_str <text:s text:c="5"/>ESTAB <text:s text:c="7"/>0 <text:s text:c="11"/>0 <text:s text:c="51"/>* 531271 <text:s text:c="29"/>* 531270 <text:s text:c="6"/>skmem:(r0,rb212992,t0,tb212992,f0,w0,o0,bl0,d0) <text:s text:c="12"/></text:p>
      <text:p text:style-name="P8">u_str <text:s text:c="5"/>ESTAB <text:s text:c="7"/>0 <text:s text:c="11"/>0 <text:s text:c="51"/>* 19164 <text:s text:c="30"/>* 19165 <text:s text:c="7"/>skmem:(r0,rb212992,t0,tb212992,f0,w0,o0,bl0,d0) <text:s text:c="12"/></text:p>
      <text:p text:style-name="P8">u_str <text:s text:c="5"/>ESTAB <text:s text:c="7"/>0 <text:s text:c="11"/>0 <text:s text:c="25"/>/run/systemd/journal/stdout 279210 <text:s text:c="29"/>* 279204 <text:s text:c="6"/>skmem:(r0,rb212992,t0,tb212992,f0,w0,o0,bl0,d0) <text:s text:c="12"/></text:p>
      <text:p text:style-name="P8">u_str <text:s text:c="5"/>ESTAB <text:s text:c="7"/>0 <text:s text:c="11"/>0 <text:s text:c="25"/>/run/systemd/journal/stdout 14575 <text:s text:c="30"/>* 14574 <text:s text:c="7"/>skmem:(r0,rb212992,t0,tb212992,f0,w0,o0,bl0,d0) <text:s text:c="12"/></text:p>
      <text:p text:style-name="P8">u_str <text:s text:c="5"/>ESTAB <text:s text:c="7"/>0 <text:s text:c="11"/>0 <text:s text:c="51"/>* 524146 <text:s text:c="29"/>* 524147 <text:s text:c="6"/>skmem:(r0,rb212992,t0,tb212992,f0,w0,o0,bl0,d0) <text:s text:c="12"/></text:p>
      <text:p text:style-name="P8">u_str <text:s text:c="5"/>ESTAB <text:s text:c="7"/>0 <text:s text:c="11"/>0 <text:s text:c="25"/>/run/systemd/journal/stdout 279571 <text:s text:c="29"/>* 279570 <text:s text:c="6"/>skmem:(r0,rb212992,t0,tb212992,f0,w0,o0,bl0,d0) <text:s text:c="12"/></text:p>
      <text:p text:style-name="P8">u_str <text:s text:c="5"/>ESTAB <text:s text:c="7"/>0 <text:s text:c="11"/>0 <text:s text:c="51"/>* 292276 <text:s text:c="29"/>* 292281 <text:s text:c="6"/>skmem:(r0,rb212992,t0,tb425984,f0,w0,o0,bl0,d0) <text:s text:c="12"/></text:p>
      <text:p text:style-name="P8">u_str <text:s text:c="5"/>ESTAB <text:s text:c="7"/>0 <text:s text:c="11"/>0 <text:s text:c="51"/>* 314146 <text:s text:c="29"/>* 314147 <text:s text:c="6"/>skmem:(r0,rb425984,t0,tb425984,f0,w0,o0,bl0,d0) <text:s text:c="12"/></text:p>
      <text:p text:style-name="P8">u_str <text:s text:c="5"/>ESTAB <text:s text:c="7"/>0 <text:s text:c="11"/>0 <text:s text:c="51"/>* 294246 <text:s text:c="29"/>* 294248 <text:s text:c="6"/>skmem:(r0,rb212992,t0,tb425984,f0,w0,o0,bl0,d0) <text:s text:c="12"/></text:p>
      <text:p text:style-name="P8">u_str <text:s text:c="5"/>ESTAB <text:s text:c="7"/>0 <text:s text:c="11"/>0 <text:s text:c="51"/>* 509826 <text:s text:c="29"/>* 0 <text:s text:c="11"/>skmem:(r0,rb212992,t0,tb212992,f0,w0,o0,bl0,d0) <text:s text:c="12"/></text:p>
      <text:p text:style-name="P8">u_str <text:s text:c="5"/>ESTAB <text:s text:c="7"/>0 <text:s text:c="11"/>0 <text:s text:c="51"/>* 293643 <text:s text:c="29"/>* 293645 <text:s text:c="6"/>skmem:(r0,rb212992,t0,tb425984,f0,w0,o0,bl0,d0) <text:s text:c="12"/></text:p>
      <text:p text:style-name="P8">u_str <text:s text:c="5"/>ESTAB <text:s text:c="7"/>0 <text:s text:c="11"/>0 <text:s text:c="25"/>/run/dbus/system_bus_socket 292294 <text:s text:c="29"/>* 292293 <text:s text:c="6"/>skmem:(r0,rb212992,t0,tb212992,f0,w0,o0,bl0,d0) <text:s text:c="12"/></text:p>
      <text:p text:style-name="P8">u_str <text:s text:c="5"/>ESTAB <text:s text:c="7"/>0 <text:s text:c="11"/>0 <text:s text:c="51"/>* 520677 <text:s text:c="29"/>* 520676 <text:s text:c="6"/>skmem:(r0,rb212992,t0,tb212992,f0,w0,o0,bl0,d0) <text:s text:c="12"/></text:p>
      <text:p text:style-name="P8"><text:soft-page-break/>u_str <text:s text:c="5"/>ESTAB <text:s text:c="7"/>0 <text:s text:c="11"/>0 <text:s text:c="51"/>* 506716 <text:s text:c="29"/>* 506715 <text:s text:c="6"/>skmem:(r0,rb212992,t0,tb212992,f0,w0,o0,bl0,d0) <text:s text:c="12"/></text:p>
      <text:p text:style-name="P8">u_str <text:s text:c="5"/>ESTAB <text:s text:c="7"/>0 <text:s text:c="11"/>0 <text:s text:c="51"/>* 293089 <text:s text:c="29"/>* 293091 <text:s text:c="6"/>skmem:(r0,rb212992,t0,tb425984,f0,w0,o0,bl0,d0) <text:s text:c="12"/></text:p>
      <text:p text:style-name="P8">u_str <text:s text:c="5"/>ESTAB <text:s text:c="7"/>0 <text:s text:c="11"/>0 <text:s text:c="51"/>* 261350 <text:s text:c="29"/>* 261351 <text:s text:c="6"/>skmem:(r0,rb212992,t0,tb425984,f0,w0,o0,bl0,d0) <text:s text:c="12"/></text:p>
      <text:p text:style-name="P8">u_str <text:s text:c="5"/>ESTAB <text:s text:c="7"/>0 <text:s text:c="11"/>0 <text:s text:c="25"/>/run/systemd/journal/stdout 314102 <text:s text:c="29"/>* 314100 <text:s text:c="6"/>skmem:(r0,rb212992,t0,tb212992,f0,w0,o0,bl0,d0) <text:s text:c="12"/></text:p>
      <text:p text:style-name="P8">u_str <text:s text:c="5"/>ESTAB <text:s text:c="7"/>0 <text:s text:c="11"/>0 <text:s text:c="25"/>/run/dbus/system_bus_socket 19833 <text:s text:c="30"/>* 19832 <text:s text:c="7"/>skmem:(r0,rb212992,t0,tb212992,f0,w0,o0,bl0,d0) <text:s text:c="12"/></text:p>
      <text:p text:style-name="P8">u_str <text:s text:c="5"/>ESTAB <text:s text:c="7"/>0 <text:s text:c="11"/>0 <text:s text:c="51"/>* 504643 <text:s text:c="29"/>* 504642 <text:s text:c="6"/>skmem:(r0,rb212992,t0,tb212992,f0,w0,o0,bl0,d0) <text:s text:c="12"/></text:p>
      <text:p text:style-name="P8">u_str <text:s text:c="5"/>ESTAB <text:s text:c="7"/>0 <text:s text:c="11"/>0 <text:s text:c="25"/>/run/systemd/journal/stdout 19713 <text:s text:c="30"/>* 19712 <text:s text:c="7"/>skmem:(r0,rb212992,t0,tb212992,f0,w0,o0,bl0,d0) <text:s text:c="12"/></text:p>
      <text:p text:style-name="P8">u_str <text:s text:c="5"/>ESTAB <text:s text:c="7"/>0 <text:s text:c="11"/>0 <text:s text:c="51"/>* 494594 <text:s text:c="29"/>* 494593 <text:s text:c="6"/>skmem:(r0,rb212992,t0,tb212992,f0,w0,o0,bl0,d0) <text:s text:c="12"/></text:p>
      <text:p text:style-name="P8">u_str <text:s text:c="5"/>ESTAB <text:s text:c="7"/>0 <text:s text:c="11"/>0 <text:s text:c="25"/>/run/systemd/journal/stdout 261351 <text:s text:c="29"/>* 261350 <text:s text:c="6"/>skmem:(r0,rb212992,t0,tb212992,f0,w0,o0,bl0,d0) <text:s text:c="12"/></text:p>
      <text:p text:style-name="P8">u_str <text:s text:c="5"/>ESTAB <text:s text:c="7"/>0 <text:s text:c="11"/>0 <text:s text:c="25"/>/run/systemd/journal/stdout 293091 <text:s text:c="29"/>* 293089 <text:s text:c="6"/>skmem:(r0,rb212992,t0,tb212992,f0,w0,o0,bl0,d0) <text:s text:c="12"/></text:p>
      <text:p text:style-name="P8">u_str <text:s text:c="5"/>ESTAB <text:s text:c="7"/>0 <text:s text:c="11"/>0 <text:s text:c="51"/>* 543264 <text:s text:c="29"/>* 543265 <text:s text:c="6"/>skmem:(r0,rb212992,t0,tb212992,f0,w0,o0,bl0,d0) <text:s text:c="12"/></text:p>
      <text:p text:style-name="P8">u_str <text:s text:c="5"/>ESTAB <text:s text:c="7"/>0 <text:s text:c="11"/>0 <text:s text:c="51"/>* 18928 <text:s text:c="30"/>* 19155 <text:s text:c="7"/>skmem:(r0,rb212992,t0,tb212992,f0,w0,o0,bl0,d0) <text:s text:c="12"/></text:p>
      <text:p text:style-name="P8">u_str <text:s text:c="5"/>ESTAB <text:s text:c="7"/>0 <text:s text:c="11"/>0 <text:s text:c="51"/>* 545064 <text:s text:c="29"/>* 545065 <text:s text:c="6"/>skmem:(r0,rb212992,t0,tb212992,f0,w0,o0,bl0,d0) <text:s text:c="12"/></text:p>
      <text:p text:style-name="P8">u_str <text:s text:c="5"/>ESTAB <text:s text:c="7"/>0 <text:s text:c="11"/>0 <text:s text:c="51"/>* 279204 <text:s text:c="29"/>* 279210 <text:s text:c="6"/>skmem:(r0,rb212992,t0,tb425984,f0,w0,o0,bl0,d0) <text:s text:c="12"/></text:p>
      <text:p text:style-name="P8">u_str <text:s text:c="5"/>ESTAB <text:s text:c="7"/>0 <text:s text:c="11"/>0 <text:s text:c="51"/>* 510084 <text:s text:c="29"/>* 510085 <text:s text:c="6"/>skmem:(r0,rb212992,t0,tb212992,f0,w0,o0,bl0,d0) <text:s text:c="12"/></text:p>
      <text:p text:style-name="P8">u_str <text:s text:c="5"/>ESTAB <text:s text:c="7"/>0 <text:s text:c="11"/>0 <text:s text:c="51"/>* 32434 <text:s text:c="30"/>* 32433 <text:s text:c="7"/>skmem:(r0,rb212992,t0,tb212992,f0,w0,o0,bl0,d0) <text:s text:c="12"/></text:p>
      <text:p text:style-name="P8">u_str <text:s text:c="5"/>ESTAB <text:s text:c="7"/>0 <text:s text:c="11"/>0 <text:s text:c="51"/>* 543265 <text:s text:c="29"/>* 543264 <text:s text:c="6"/>skmem:(r0,rb212992,t0,tb212992,f0,w0,o0,bl0,d0) <text:s text:c="12"/></text:p>
      <text:p text:style-name="P8">u_str <text:s text:c="5"/>ESTAB <text:s text:c="7"/>0 <text:s text:c="11"/>0 <text:s text:c="51"/>* 510085 <text:s text:c="29"/>* 510084 <text:s text:c="6"/>skmem:(r0,rb212992,t0,tb212992,f0,w0,o0,bl0,d0) <text:s text:c="12"/></text:p>
      <text:p text:style-name="P8">u_str <text:s text:c="5"/>ESTAB <text:s text:c="7"/>0 <text:s text:c="11"/>0 <text:s text:c="51"/>* 504642 <text:s text:c="29"/>* 504643 <text:s text:c="6"/>skmem:(r0,rb212992,t0,tb212992,f0,w0,o0,bl0,d0) <text:s text:c="12"/></text:p>
      <text:p text:style-name="P8">u_str <text:s text:c="5"/>ESTAB <text:s text:c="7"/>0 <text:s text:c="11"/>0 <text:s text:c="51"/>* 531270 <text:s text:c="29"/>* 531271 <text:s text:c="6"/>skmem:(r0,rb212992,t0,tb212992,f0,w0,o0,bl0,d0) <text:s text:c="12"/></text:p>
      <text:p text:style-name="P8">u_str <text:s text:c="5"/>ESTAB <text:s text:c="7"/>0 <text:s text:c="11"/>0 <text:s text:c="51"/>* 520676 <text:s text:c="29"/>* 520677 <text:s text:c="6"/>skmem:(r0,rb212992,t0,tb212992,f0,w0,o0,bl0,d0) <text:s text:c="12"/></text:p>
      <text:p text:style-name="P8"><text:soft-page-break/>u_str <text:s text:c="5"/>ESTAB <text:s text:c="7"/>0 <text:s text:c="11"/>0 <text:s text:c="51"/>* 292698 <text:s text:c="29"/>* 292699 <text:s text:c="6"/>skmem:(r0,rb425984,t0,tb425984,f0,w0,o0,bl0,d0) <text:s text:c="12"/></text:p>
      <text:p text:style-name="P8">u_str <text:s text:c="5"/>ESTAB <text:s text:c="7"/>0 <text:s text:c="11"/>0 <text:s text:c="51"/>* 32433 <text:s text:c="30"/>* 32434 <text:s text:c="7"/>skmem:(r0,rb212992,t0,tb212992,f0,w0,o0,bl0,d0) <text:s text:c="12"/></text:p>
      <text:p text:style-name="P8">u_str <text:s text:c="5"/>ESTAB <text:s text:c="7"/>0 <text:s text:c="11"/>0 <text:s text:c="25"/>/run/dbus/system_bus_socket 293118 <text:s text:c="29"/>* 293117 <text:s text:c="6"/>skmem:(r0,rb212992,t0,tb212992,f0,w0,o0,bl0,d0) <text:s text:c="12"/></text:p>
      <text:p text:style-name="P8">u_str <text:s text:c="5"/>ESTAB <text:s text:c="7"/>0 <text:s text:c="11"/>0 <text:s text:c="51"/>* 292293 <text:s text:c="29"/>* 292294 <text:s text:c="6"/>skmem:(r0,rb425984,t0,tb425984,f0,w0,o0,bl0,d0) <text:s text:c="12"/></text:p>
      <text:p text:style-name="P8">u_str <text:s text:c="5"/>ESTAB <text:s text:c="7"/>0 <text:s text:c="11"/>0 <text:s text:c="51"/>* 19832 <text:s text:c="30"/>* 19833 <text:s text:c="7"/>skmem:(r0,rb212992,t0,tb212992,f0,w0,o0,bl0,d0) <text:s text:c="12"/></text:p>
      <text:p text:style-name="P8">u_str <text:s text:c="5"/>ESTAB <text:s text:c="7"/>0 <text:s text:c="11"/>0 <text:s text:c="51"/>* 506715 <text:s text:c="29"/>* 506716 <text:s text:c="6"/>skmem:(r0,rb212992,t0,tb212992,f0,w0,o0,bl0,d0) <text:s text:c="12"/></text:p>
      <text:p text:style-name="P8">u_str <text:s text:c="5"/>ESTAB <text:s text:c="7"/>0 <text:s text:c="11"/>0 <text:s text:c="25"/>/run/systemd/journal/stdout 293645 <text:s text:c="29"/>* 293643 <text:s text:c="6"/>skmem:(r0,rb212992,t0,tb212992,f0,w0,o0,bl0,d0) <text:s text:c="12"/></text:p>
      <text:p text:style-name="P8">u_str <text:s text:c="5"/>ESTAB <text:s text:c="7"/>0 <text:s text:c="11"/>0 <text:s text:c="51"/>* 545065 <text:s text:c="29"/>* 545064 <text:s text:c="6"/>skmem:(r0,rb212992,t0,tb212992,f0,w0,o0,bl0,d0) <text:s text:c="12"/></text:p>
      <text:p text:style-name="P8">u_str <text:s text:c="5"/>ESTAB <text:s text:c="7"/>0 <text:s text:c="11"/>0 <text:s text:c="25"/>/run/dbus/system_bus_socket 19155 <text:s text:c="30"/>* 18928 <text:s text:c="7"/>skmem:(r0,rb212992,t0,tb212992,f0,w0,o0,bl0,d0) <text:s text:c="12"/></text:p>
      <text:p text:style-name="P8">u_str <text:s text:c="5"/>ESTAB <text:s text:c="7"/>0 <text:s text:c="11"/>0 <text:s text:c="51"/>* 314100 <text:s text:c="29"/>* 314102 <text:s text:c="6"/>skmem:(r0,rb212992,t0,tb425984,f0,w0,o0,bl0,d0) <text:s text:c="12"/></text:p>
      <text:p text:style-name="P8">u_str <text:s text:c="5"/>ESTAB <text:s text:c="7"/>0 <text:s text:c="11"/>0 <text:s text:c="51"/>* 293117 <text:s text:c="29"/>* 293118 <text:s text:c="6"/>skmem:(r0,rb425984,t0,tb425984,f0,w0,o0,bl0,d0) <text:s text:c="12"/></text:p>
      <text:p text:style-name="P8">u_str <text:s text:c="5"/>ESTAB <text:s text:c="7"/>0 <text:s text:c="11"/>0 <text:s text:c="51"/>* 489821 <text:s text:c="29"/>* 489820 <text:s text:c="6"/>skmem:(r0,rb212992,t0,tb212992,f0,w0,o0,bl0,d0) <text:s text:c="12"/></text:p>
      <text:p text:style-name="P8">u_str <text:s text:c="5"/>ESTAB <text:s text:c="7"/>0 <text:s text:c="11"/>0 <text:s text:c="51"/>* 279570 <text:s text:c="29"/>* 279571 <text:s text:c="6"/>skmem:(r0,rb212992,t0,tb425984,f0,w0,o0,bl0,d0) <text:s text:c="12"/></text:p>
      <text:p text:style-name="P8">u_str <text:s text:c="5"/>ESTAB <text:s text:c="7"/>0 <text:s text:c="11"/>0 <text:s text:c="51"/>* 489820 <text:s text:c="29"/>* 489821 <text:s text:c="6"/>skmem:(r0,rb212992,t0,tb212992,f0,w0,o0,bl0,d0) <text:s text:c="12"/></text:p>
      <text:p text:style-name="P8">u_str <text:s text:c="5"/>ESTAB <text:s text:c="7"/>0 <text:s text:c="11"/>0 <text:s text:c="25"/>/run/systemd/journal/stdout 292281 <text:s text:c="29"/>* 292276 <text:s text:c="6"/>skmem:(r0,rb212992,t0,tb212992,f0,w0,o0,bl0,d0) <text:s text:c="12"/></text:p>
      <text:p text:style-name="P8">u_str <text:s text:c="5"/>ESTAB <text:s text:c="7"/>0 <text:s text:c="11"/>0 <text:s text:c="51"/>* 504383 <text:s text:c="29"/>* 0 <text:s text:c="11"/>skmem:(r0,rb212992,t0,tb212992,f0,w0,o0,bl0,d0) <text:s text:c="12"/></text:p>
      <text:p text:style-name="P8">u_str <text:s text:c="5"/>ESTAB <text:s text:c="7"/>0 <text:s text:c="11"/>0 <text:s text:c="51"/>* 516914 <text:s text:c="29"/>* 0 <text:s text:c="11"/>skmem:(r0,rb212992,t0,tb212992,f0,w0,o0,bl0,d0) <text:s text:c="12"/></text:p>
      <text:p text:style-name="P8">u_str <text:s text:c="5"/>ESTAB <text:s text:c="7"/>0 <text:s text:c="11"/>0 <text:s text:c="51"/>* 19165 <text:s text:c="30"/>* 19164 <text:s text:c="7"/>skmem:(r0,rb212992,t0,tb212992,f0,w0,o0,bl0,d0) <text:s text:c="12"/></text:p>
      <text:p text:style-name="P8">u_str <text:s text:c="5"/>ESTAB <text:s text:c="7"/>0 <text:s text:c="11"/>0 <text:s text:c="51"/>* 524147 <text:s text:c="29"/>* 524146 <text:s text:c="6"/>skmem:(r0,rb212992,t0,tb212992,f0,w0,o0,bl0,d0) <text:s text:c="12"/></text:p>
      <text:p text:style-name="P8">u_str <text:s text:c="5"/>ESTAB <text:s text:c="7"/>0 <text:s text:c="11"/>0 <text:s text:c="25"/>/run/systemd/journal/stdout 294248 <text:s text:c="29"/>* 294246 <text:s text:c="6"/>skmem:(r0,rb212992,t0,tb212992,f0,w0,o0,bl0,d0) <text:s text:c="12"/></text:p>
      <text:p text:style-name="P8">u_str <text:s text:c="5"/>ESTAB <text:s text:c="7"/>0 <text:s text:c="11"/>0 <text:s text:c="51"/>* 19712 <text:s text:c="30"/>* 19713 <text:s text:c="7"/>skmem:(r0,rb212992,t0,tb425984,f0,w0,o0,bl0,d0) <text:s text:c="12"/></text:p>
      <text:p text:style-name="P8"><text:soft-page-break/>u_str <text:s text:c="5"/>ESTAB <text:s text:c="7"/>0 <text:s text:c="11"/>0 <text:s text:c="51"/>* 292686 <text:s text:c="29"/>* 292688 <text:s text:c="6"/>skmem:(r0,rb212992,t0,tb425984,f0,w0,o0,bl0,d0) <text:s text:c="12"/></text:p>
      <text:p text:style-name="P8">u_str <text:s text:c="5"/>ESTAB <text:s text:c="7"/>0 <text:s text:c="11"/>0 <text:s text:c="51"/>* 14574 <text:s text:c="30"/>* 14575 <text:s text:c="7"/>skmem:(r0,rb212992,t0,tb425984,f0,w0,o0,bl0,d0) <text:s text:c="12"/></text:p>
      <text:p text:style-name="P8">u_str <text:s text:c="5"/>ESTAB <text:s text:c="7"/>0 <text:s text:c="11"/>0 <text:s text:c="51"/>* 494593 <text:s text:c="29"/>* 494594 <text:s text:c="6"/>skmem:(r0,rb212992,t0,tb212992,f0,w0,o0,bl0,d0) <text:s text:c="12"/></text:p>
      <text:p text:style-name="P8">u_str <text:s text:c="5"/>ESTAB <text:s text:c="7"/>0 <text:s text:c="11"/>0 <text:s text:c="25"/>/run/dbus/system_bus_socket 292699 <text:s text:c="29"/>* 292698 <text:s text:c="6"/>skmem:(r0,rb212992,t0,tb212992,f0,w0,o0,bl0,d0) <text:s text:c="12"/></text:p>
      <text:p text:style-name="P8">u_str <text:s text:c="5"/>ESTAB <text:s text:c="7"/>0 <text:s text:c="11"/>0 <text:s text:c="51"/>* 17608 <text:s text:c="30"/>* 18761 <text:s text:c="7"/>skmem:(r0,rb212992,t0,tb425984,f0,w0,o0,bl0,d0) <text:s text:c="12"/></text:p>
      <text:p text:style-name="P8">u_str <text:s text:c="5"/>ESTAB <text:s text:c="7"/>0 <text:s text:c="11"/>0 <text:s text:c="51"/>* 530470 <text:s text:c="29"/>* 0 <text:s text:c="11"/>skmem:(r0,rb212992,t0,tb212992,f0,w0,o0,bl0,d0) <text:s text:c="12"/></text:p>
      <text:p text:style-name="P8">u_str <text:s text:c="5"/>ESTAB <text:s text:c="7"/>0 <text:s text:c="11"/>0 <text:s text:c="25"/>/run/systemd/journal/stdout 18761 <text:s text:c="30"/>* 17608 <text:s text:c="7"/>skmem:(r0,rb212992,t0,tb212992,f0,w0,o0,bl0,d0) <text:s text:c="12"/></text:p>
      <text:p text:style-name="P8">u_str <text:s text:c="5"/>ESTAB <text:s text:c="7"/>0 <text:s text:c="11"/>0 <text:s text:c="51"/>* 19148 <text:s text:c="30"/>* 19147 <text:s text:c="7"/>skmem:(r0,rb212992,t0,tb212992,f0,w0,o0,bl0,d0) <text:s text:c="12"/></text:p>
      <text:p text:style-name="P8">u_str <text:s text:c="5"/>ESTAB <text:s text:c="7"/>0 <text:s text:c="11"/>0 <text:s text:c="51"/>* 542441 <text:s text:c="29"/>* 0 <text:s text:c="11"/>skmem:(r0,rb212992,t0,tb212992,f0,w0,o0,bl0,d0) <text:s text:c="12"/></text:p>
      <text:p text:style-name="P8">u_str <text:s text:c="5"/>ESTAB <text:s text:c="7"/>0 <text:s text:c="11"/>0 <text:s text:c="51"/>* 20113 <text:s text:c="30"/>* 20112 <text:s text:c="7"/>skmem:(r0,rb212992,t0,tb212992,f0,w0,o0,bl0,d0) <text:s text:c="12"/></text:p>
      <text:p text:style-name="P8">u_str <text:s text:c="5"/>ESTAB <text:s text:c="7"/>0 <text:s text:c="11"/>0 <text:s text:c="51"/>* 489024 <text:s text:c="29"/>* 0 <text:s text:c="11"/>skmem:(r0,rb212992,t0,tb212992,f0,w0,o0,bl0,d0) <text:s text:c="12"/></text:p>
      <text:p text:style-name="P8">u_str <text:s text:c="5"/>ESTAB <text:s text:c="7"/>0 <text:s text:c="11"/>0 <text:s text:c="25"/>/run/dbus/system_bus_socket 292579 <text:s text:c="29"/>* 292578 <text:s text:c="6"/>skmem:(r0,rb212992,t0,tb212992,f0,w0,o0,bl0,d0) <text:s text:c="12"/></text:p>
      <text:p text:style-name="P8">u_str <text:s text:c="5"/>ESTAB <text:s text:c="7"/>0 <text:s text:c="11"/>0 <text:s text:c="51"/>* 20112 <text:s text:c="30"/>* 20113 <text:s text:c="7"/>skmem:(r0,rb212992,t0,tb212992,f0,w0,o0,bl0,d0) <text:s text:c="12"/></text:p>
      <text:p text:style-name="P8">u_str <text:s text:c="5"/>ESTAB <text:s text:c="7"/>0 <text:s text:c="11"/>0 <text:s text:c="51"/>* 262890 <text:s text:c="29"/>* 262891 <text:s text:c="6"/>skmem:(r0,rb212992,t0,tb212992,f0,w0,o0,bl0,d0) <text:s text:c="12"/></text:p>
      <text:p text:style-name="P8">u_str <text:s text:c="5"/>ESTAB <text:s text:c="7"/>0 <text:s text:c="11"/>0 <text:s text:c="51"/>* 292578 <text:s text:c="29"/>* 292579 <text:s text:c="6"/>skmem:(r0,rb425984,t0,tb425984,f0,w0,o0,bl0,d0) <text:s text:c="12"/></text:p>
      <text:p text:style-name="P8">u_str <text:s text:c="5"/>ESTAB <text:s text:c="7"/>0 <text:s text:c="11"/>0 <text:s text:c="25"/>/run/systemd/journal/stdout 18764 <text:s text:c="30"/>* 17679 <text:s text:c="7"/>skmem:(r0,rb212992,t0,tb212992,f0,w0,o0,bl0,d0) <text:s text:c="12"/></text:p>
      <text:p text:style-name="P8">u_str <text:s text:c="5"/>ESTAB <text:s text:c="7"/>0 <text:s text:c="11"/>0 <text:s text:c="25"/>/run/systemd/journal/stdout 291777 <text:s text:c="29"/>* 291776 <text:s text:c="6"/>skmem:(r0,rb212992,t0,tb212992,f0,w0,o0,bl0,d0) <text:s text:c="12"/></text:p>
      <text:p text:style-name="P8">u_str <text:s text:c="5"/>ESTAB <text:s text:c="7"/>0 <text:s text:c="11"/>0 <text:s text:c="51"/>* 517733 <text:s text:c="29"/>* 517734 <text:s text:c="6"/>skmem:(r0,rb212992,t0,tb212992,f0,w0,o0,bl0,d0) <text:s text:c="12"/></text:p>
      <text:p text:style-name="P8">u_str <text:s text:c="5"/>ESTAB <text:s text:c="7"/>0 <text:s text:c="11"/>0 <text:s text:c="25"/>/run/dbus/system_bus_socket 279573 <text:s text:c="29"/>* 279572 <text:s text:c="6"/>skmem:(r0,rb212992,t0,tb212992,f0,w0,o0,bl0,d0) <text:s text:c="12"/></text:p>
      <text:p text:style-name="P8">u_str <text:s text:c="5"/>ESTAB <text:s text:c="7"/>0 <text:s text:c="11"/>0 <text:s text:c="51"/>* 18184 <text:s text:c="30"/>* 18770 <text:s text:c="7"/>skmem:(r0,rb212992,t0,tb425984,f0,w0,o0,bl0,d0) <text:s text:c="12"/></text:p>
      <text:p text:style-name="P8">u_str <text:s text:c="5"/>ESTAB <text:s text:c="7"/>0 <text:s text:c="11"/>0 <text:s text:c="51"/>* 19147 <text:s text:c="30"/>* 19148 <text:s text:c="7"/>skmem:(r0,rb212992,t0,tb212992,f0,w0,o0,bl0,d0) <text:s text:c="12"/></text:p>
      <text:p text:style-name="P8"><text:soft-page-break/>u_str <text:s text:c="5"/>ESTAB <text:s text:c="7"/>0 <text:s text:c="11"/>0 <text:s text:c="51"/>* 523762 <text:s text:c="29"/>* 0 <text:s text:c="11"/>skmem:(r0,rb212992,t0,tb212992,f0,w0,o0,bl0,d0) <text:s text:c="12"/></text:p>
      <text:p text:style-name="P8">u_str <text:s text:c="5"/>ESTAB <text:s text:c="7"/>0 <text:s text:c="11"/>0 <text:s text:c="51"/>* 494312 <text:s text:c="29"/>* 0 <text:s text:c="11"/>skmem:(r0,rb212992,t0,tb212992,f0,w0,o0,bl0,d0) <text:s text:c="12"/></text:p>
      <text:p text:style-name="P8">u_str <text:s text:c="5"/>ESTAB <text:s text:c="7"/>0 <text:s text:c="11"/>0 <text:s text:c="25"/>/run/systemd/journal/stdout 18770 <text:s text:c="30"/>* 18184 <text:s text:c="7"/>skmem:(r0,rb212992,t0,tb212992,f0,w0,o0,bl0,d0) <text:s text:c="12"/></text:p>
      <text:p text:style-name="P8">u_str <text:s text:c="5"/>ESTAB <text:s text:c="7"/>0 <text:s text:c="11"/>0 <text:s text:c="25"/>/run/dbus/system_bus_socket 20108 <text:s text:c="30"/>* 20107 <text:s text:c="7"/>skmem:(r0,rb212992,t0,tb212992,f0,w0,o0,bl0,d0) <text:s text:c="12"/></text:p>
      <text:p text:style-name="P8">u_str <text:s text:c="5"/>ESTAB <text:s text:c="7"/>0 <text:s text:c="11"/>0 <text:s text:c="17"/>/var/lib/amazon/ssm/ipc/termination 262888 <text:s text:c="29"/>* 262887 <text:s text:c="6"/>skmem:(r0,rb212992,t0,tb212992,f0,w0,o0,bl0,d0) <text:s text:c="12"/></text:p>
      <text:p text:style-name="P8">u_str <text:s text:c="5"/>ESTAB <text:s text:c="7"/>0 <text:s text:c="11"/>0 <text:s text:c="51"/>* 17679 <text:s text:c="30"/>* 18764 <text:s text:c="7"/>skmem:(r0,rb212992,t0,tb425984,f0,w0,o0,bl0,d0) <text:s text:c="12"/></text:p>
      <text:p text:style-name="P8">u_str <text:s text:c="5"/>ESTAB <text:s text:c="7"/>0 <text:s text:c="11"/>0 <text:s text:c="25"/>/run/dbus/system_bus_socket 293686 <text:s text:c="29"/>* 293685 <text:s text:c="6"/>skmem:(r0,rb212992,t0,tb212992,f0,w0,o0,bl0,d0) <text:s text:c="12"/></text:p>
      <text:p text:style-name="P8">u_str <text:s text:c="5"/>ESTAB <text:s text:c="7"/>0 <text:s text:c="11"/>0 <text:s text:c="51"/>* 291776 <text:s text:c="29"/>* 291777 <text:s text:c="6"/>skmem:(r0,rb212992,t0,tb425984,f0,w0,o0,bl0,d0) <text:s text:c="12"/></text:p>
      <text:p text:style-name="P8">u_str <text:s text:c="5"/>ESTAB <text:s text:c="7"/>0 <text:s text:c="11"/>0 <text:s text:c="51"/>* 262887 <text:s text:c="29"/>* 262888 <text:s text:c="6"/>skmem:(r0,rb212992,t0,tb212992,f0,w0,o0,bl0,d0) <text:s text:c="12"/></text:p>
      <text:p text:style-name="P8">u_str <text:s text:c="5"/>ESTAB <text:s text:c="7"/>0 <text:s text:c="11"/>0 <text:s text:c="51"/>* 517734 <text:s text:c="29"/>* 517733 <text:s text:c="6"/>skmem:(r0,rb212992,t0,tb212992,f0,w0,o0,bl0,d0) <text:s text:c="12"/></text:p>
      <text:p text:style-name="P8">u_str <text:s text:c="5"/>ESTAB <text:s text:c="7"/>0 <text:s text:c="11"/>0 <text:s text:c="22"/>/var/lib/amazon/ssm/ipc/health 262891 <text:s text:c="29"/>* 262890 <text:s text:c="6"/>skmem:(r0,rb212992,t0,tb212992,f0,w0,o0,bl0,d0) <text:s text:c="12"/></text:p>
      <text:p text:style-name="P8">u_str <text:s text:c="5"/>ESTAB <text:s text:c="7"/>0 <text:s text:c="11"/>0 <text:s text:c="51"/>* 20107 <text:s text:c="30"/>* 20108 <text:s text:c="7"/>skmem:(r0,rb212992,t0,tb212992,f0,w0,o0,bl0,d0) <text:s text:c="12"/></text:p>
      <text:p text:style-name="P8">u_str <text:s text:c="5"/>ESTAB <text:s text:c="7"/>0 <text:s text:c="11"/>0 <text:s text:c="51"/>* 279572 <text:s text:c="29"/>* 279573 <text:s text:c="6"/>skmem:(r0,rb212992,t0,tb212992,f0,w0,o0,bl0,d0) <text:s text:c="12"/></text:p>
      <text:p text:style-name="P8">u_str <text:s text:c="5"/>ESTAB <text:s text:c="7"/>0 <text:s text:c="11"/>0 <text:s text:c="51"/>* 293685 <text:s text:c="29"/>* 293686 <text:s text:c="6"/>skmem:(r0,rb425984,t0,tb425984,f0,w0,o0,bl0,d0) <text:s text:c="12"/></text:p>
      <text:p text:style-name="P8">u_str <text:s text:c="5"/>ESTAB <text:s text:c="7"/>0 <text:s text:c="11"/>0 <text:s text:c="51"/>* 544268 <text:s text:c="29"/>* 0 <text:s text:c="11"/>skmem:(r0,rb212992,t0,tb212992,f0,w0,o0,bl0,d0) <text:s text:c="12"/></text:p>
      <text:p text:style-name="P8">icmp6 <text:s text:c="5"/>UNCONN <text:s text:c="6"/>0 <text:s text:c="11"/>0 <text:s text:c="46"/>*%eth0:ipv6-icmp <text:s text:c="26"/>*:* <text:s text:c="10"/></text:p>
      <text:p text:style-name="P8"><text:tab/> skmem:(r0,rb212992,t0,tb212992,f0,w0,o64,bl0,d0) <text:s text:c="9"/></text:p>
      <text:p text:style-name="P8">tcp <text:s text:c="7"/>ESTAB <text:s text:c="7"/>0 <text:s text:c="11"/>0 <text:s text:c="41"/>172.31.0.17:ssh <text:s text:c="19"/>186.151.92.218:35712 <text:s text:c="6"/></text:p>
      <text:p text:style-name="P8"><text:tab/> skmem:(r0,rb131072,t0,tb87040,f0,w0,o0,bl0,d4) <text:s text:c="11"/></text:p>
      <text:p text:style-name="P8">tcp <text:s text:c="7"/>ESTAB <text:s text:c="7"/>0 <text:s text:c="11"/>0 <text:s text:c="41"/>172.31.0.17:ssh <text:s text:c="18"/>181.209.195.215:6868 <text:s text:c="7"/></text:p>
      <text:p text:style-name="P8"><text:tab/> skmem:(r0,rb131072,t0,tb852992,f0,w0,o0,bl0,d12) <text:s text:c="9"/></text:p>
      <text:p text:style-name="P8">tcp <text:s text:c="7"/>ESTAB <text:s text:c="7"/>0 <text:s text:c="11"/>0 <text:s text:c="41"/>172.31.0.17:ssh <text:s text:c="19"/>190.106.221.29:31193 <text:s text:c="6"/></text:p>
      <text:p text:style-name="P8"><text:tab/> skmem:(r0,rb131072,t0,tb87040,f0,w0,o0,bl0,d1) <text:s text:c="11"/></text:p>
      <text:p text:style-name="P8"><text:soft-page-break/>tcp <text:s text:c="7"/>ESTAB <text:s text:c="7"/>0 <text:s text:c="11"/>36 <text:s text:c="40"/>172.31.0.17:ssh <text:s text:c="19"/>186.151.92.218:52231 <text:s text:c="6"/></text:p>
      <text:p text:style-name="P8"><text:tab/> skmem:(r0,rb131072,t0,tb87040,f6876,w1316,o0,bl0,d4) <text:s text:c="5"/></text:p>
      <text:p text:style-name="P8">tcp <text:s text:c="7"/>ESTAB <text:s text:c="7"/>0 <text:s text:c="11"/>0 <text:s text:c="41"/>172.31.0.17:ssh <text:s text:c="19"/>186.151.92.218:1988 <text:s text:c="7"/></text:p>
      <text:p text:style-name="P8"><text:tab/> skmem:(r0,rb131072,t0,tb278528,f0,w0,o0,bl0,d2) <text:s text:c="10"/></text:p>
      <text:p text:style-name="P8">tcp <text:s text:c="7"/>ESTAB <text:s text:c="7"/>0 <text:s text:c="11"/>0 <text:s text:c="41"/>172.31.0.17:ssh <text:s text:c="19"/>190.106.221.29:2065 <text:s text:c="7"/></text:p>
      <text:p text:style-name="P8"><text:tab/> skmem:(r0,rb131072,t0,tb87040,f0,w0,o0,bl0,d1) <text:s text:c="11"/></text:p>
      <text:p text:style-name="P8">tcp <text:s text:c="7"/>ESTAB <text:s text:c="7"/>0 <text:s text:c="11"/>0 <text:s text:c="41"/>172.31.0.17:ssh <text:s text:c="18"/>181.209.195.215:14217 <text:s text:c="6"/></text:p>
      <text:p text:style-name="P8"><text:tab/> skmem:(r0,rb131072,t0,tb87040,f0,w0,o0,bl0,d4) <text:s text:c="11"/></text:p>
      <text:p text:style-name="P8">tcp <text:s text:c="7"/>ESTAB <text:s text:c="7"/>0 <text:s text:c="11"/>0 <text:s text:c="41"/>172.31.0.17:ssh <text:s text:c="19"/>190.106.221.29:59350 <text:s text:c="6"/></text:p>
      <text:p text:style-name="P8"><text:tab/> skmem:(r0,rb131072,t0,tb87040,f4096,w0,o0,bl0,d0) <text:s text:c="8"/></text:p>
      <text:p text:style-name="P8">tcp <text:s text:c="7"/>ESTAB <text:s text:c="7"/>0 <text:s text:c="11"/>0 <text:s text:c="41"/>172.31.0.17:ssh <text:s text:c="19"/>186.151.92.218:17550 <text:s text:c="6"/></text:p>
      <text:p text:style-name="P8"><text:tab/> skmem:(r0,rb131072,t0,tb87040,f0,w0,o0,bl0,d1) <text:s text:c="11"/></text:p>
      <text:p text:style-name="P8">tcp <text:s text:c="7"/>ESTAB <text:s text:c="7"/>0 <text:s text:c="11"/>0 <text:s text:c="41"/>172.31.0.17:ssh <text:s text:c="19"/>186.151.92.218:25734 <text:s text:c="6"/></text:p>
      <text:p text:style-name="P8"><text:tab/> skmem:(r0,rb131072,t0,tb87040,f0,w0,o0,bl0,d4) <text:s text:c="11"/></text:p>
      <text:p text:style-name="P8">tcp <text:s text:c="7"/>ESTAB <text:s text:c="7"/>0 <text:s text:c="11"/>0 <text:s text:c="41"/>172.31.0.17:ssh <text:s text:c="19"/>190.104.112.27:30868 <text:s text:c="6"/></text:p>
      <text:list xml:id="list3767249026" text:style-name="L7">
        <text:list-item>
          <text:p text:style-name="P15">información interna de tcp </text:p>
        </text:list-item>
      </text:list>
      <text:p text:style-name="P8">ubuntu@ip-172-31-0-17:~$ ss --options</text:p>
      <text:p text:style-name="P8">Netid <text:s text:c="8"/>State <text:s text:c="9"/>Recv-Q <text:s text:c="8"/>Send-Q <text:s text:c="40"/>Local Address:Port <text:s text:c="26"/>Peer Address:Port <text:s text:c="10"/>Process <text:s text:c="31"/></text:p>
      <text:p text:style-name="P8">u_str <text:s text:c="8"/>ESTAB <text:s text:c="9"/>0 <text:s text:c="13"/>0 <text:s text:c="31"/>/run/dbus/system_bus_socket 314147 <text:s text:c="35"/>* 314146 <text:s text:c="47"/></text:p>
      <text:p text:style-name="P8">u_str <text:s text:c="8"/>ESTAB <text:s text:c="9"/>0 <text:s text:c="13"/>0 <text:s text:c="57"/>* 519838 <text:s text:c="35"/>* 0 <text:s text:c="52"/></text:p>
      <text:p text:style-name="P8">u_str <text:s text:c="8"/>ESTAB <text:s text:c="9"/>0 <text:s text:c="13"/>0 <text:s text:c="31"/>/run/systemd/journal/stdout 292688 <text:s text:c="35"/>* 292686 <text:s text:c="47"/></text:p>
      <text:p text:style-name="P8">u_str <text:s text:c="8"/>ESTAB <text:s text:c="9"/>0 <text:s text:c="13"/>0 <text:s text:c="57"/>* 505937 <text:s text:c="35"/>* 0 <text:s text:c="52"/></text:p>
      <text:p text:style-name="P8">u_str <text:s text:c="8"/>ESTAB <text:s text:c="9"/>0 <text:s text:c="13"/>0 <text:s text:c="57"/>* 531271 <text:s text:c="35"/>* 531270 <text:s text:c="47"/></text:p>
      <text:p text:style-name="P8">u_str <text:s text:c="8"/>ESTAB <text:s text:c="9"/>0 <text:s text:c="13"/>0 <text:s text:c="57"/>* 19164 <text:s text:c="36"/>* 19165 <text:s text:c="48"/></text:p>
      <text:p text:style-name="P8">u_str <text:s text:c="8"/>ESTAB <text:s text:c="9"/>0 <text:s text:c="13"/>0 <text:s text:c="31"/>/run/systemd/journal/stdout 279210 <text:s text:c="35"/>* 279204 <text:s text:c="47"/></text:p>
      <text:p text:style-name="P8"><text:soft-page-break/>u_str <text:s text:c="8"/>ESTAB <text:s text:c="9"/>0 <text:s text:c="13"/>0 <text:s text:c="31"/>/run/systemd/journal/stdout 14575 <text:s text:c="36"/>* 14574 <text:s text:c="48"/></text:p>
      <text:p text:style-name="P8">u_str <text:s text:c="8"/>ESTAB <text:s text:c="9"/>0 <text:s text:c="13"/>0 <text:s text:c="57"/>* 524146 <text:s text:c="35"/>* 524147 <text:s text:c="47"/></text:p>
      <text:p text:style-name="P8">u_str <text:s text:c="8"/>ESTAB <text:s text:c="9"/>0 <text:s text:c="13"/>0 <text:s text:c="31"/>/run/systemd/journal/stdout 279571 <text:s text:c="35"/>* 279570 <text:s text:c="47"/></text:p>
      <text:p text:style-name="P8">u_str <text:s text:c="8"/>ESTAB <text:s text:c="9"/>0 <text:s text:c="13"/>0 <text:s text:c="57"/>* 292276 <text:s text:c="35"/>* 292281 <text:s text:c="47"/></text:p>
      <text:p text:style-name="P8">u_str <text:s text:c="8"/>ESTAB <text:s text:c="9"/>0 <text:s text:c="13"/>0 <text:s text:c="57"/>* 314146 <text:s text:c="35"/>* 314147 <text:s text:c="47"/></text:p>
      <text:p text:style-name="P8">u_str <text:s text:c="8"/>ESTAB <text:s text:c="9"/>0 <text:s text:c="13"/>0 <text:s text:c="57"/>* 294246 <text:s text:c="35"/>* 294248 <text:s text:c="47"/></text:p>
      <text:p text:style-name="P8">u_str <text:s text:c="8"/>ESTAB <text:s text:c="9"/>0 <text:s text:c="13"/>0 <text:s text:c="57"/>* 509826 <text:s text:c="35"/>* 0 <text:s text:c="52"/></text:p>
      <text:p text:style-name="P8">u_str <text:s text:c="8"/>ESTAB <text:s text:c="9"/>0 <text:s text:c="13"/>0 <text:s text:c="57"/>* 293643 <text:s text:c="35"/>* 293645 <text:s text:c="47"/></text:p>
      <text:p text:style-name="P8">u_str <text:s text:c="8"/>ESTAB <text:s text:c="9"/>0 <text:s text:c="13"/>0 <text:s text:c="31"/>/run/dbus/system_bus_socket 292294 <text:s text:c="35"/>* 292293 <text:s text:c="47"/></text:p>
      <text:p text:style-name="P8">u_str <text:s text:c="8"/>ESTAB <text:s text:c="9"/>0 <text:s text:c="13"/>0 <text:s text:c="57"/>* 520677 <text:s text:c="35"/>* 520676 <text:s text:c="47"/></text:p>
      <text:p text:style-name="P8">u_str <text:s text:c="8"/>ESTAB <text:s text:c="9"/>0 <text:s text:c="13"/>0 <text:s text:c="57"/>* 506716 <text:s text:c="35"/>* 506715 <text:s text:c="47"/></text:p>
      <text:p text:style-name="P8">u_str <text:s text:c="8"/>ESTAB <text:s text:c="9"/>0 <text:s text:c="13"/>0 <text:s text:c="57"/>* 293089 <text:s text:c="35"/>* 293091 <text:s text:c="47"/></text:p>
      <text:p text:style-name="P8">u_str <text:s text:c="8"/>ESTAB <text:s text:c="9"/>0 <text:s text:c="13"/>0 <text:s text:c="57"/>* 261350 <text:s text:c="35"/>* 261351 <text:s text:c="47"/></text:p>
      <text:p text:style-name="P8">u_str <text:s text:c="8"/>ESTAB <text:s text:c="9"/>0 <text:s text:c="13"/>0 <text:s text:c="31"/>/run/systemd/journal/stdout 314102 <text:s text:c="35"/>* 314100 <text:s text:c="47"/></text:p>
      <text:p text:style-name="P8">u_str <text:s text:c="8"/>ESTAB <text:s text:c="9"/>0 <text:s text:c="13"/>0 <text:s text:c="31"/>/run/dbus/system_bus_socket 19833 <text:s text:c="36"/>* 19832 <text:s text:c="48"/></text:p>
      <text:p text:style-name="P8">u_str <text:s text:c="8"/>ESTAB <text:s text:c="9"/>0 <text:s text:c="13"/>0 <text:s text:c="57"/>* 504643 <text:s text:c="35"/>* 504642 <text:s text:c="47"/></text:p>
      <text:p text:style-name="P8">u_str <text:s text:c="8"/>ESTAB <text:s text:c="9"/>0 <text:s text:c="13"/>0 <text:s text:c="31"/>/run/systemd/journal/stdout 19713 <text:s text:c="36"/>* 19712 <text:s text:c="48"/></text:p>
      <text:p text:style-name="P8">u_str <text:s text:c="8"/>ESTAB <text:s text:c="9"/>0 <text:s text:c="13"/>0 <text:s text:c="57"/>* 494594 <text:s text:c="35"/>* 494593 <text:s text:c="47"/></text:p>
      <text:p text:style-name="P8">u_str <text:s text:c="8"/>ESTAB <text:s text:c="9"/>0 <text:s text:c="13"/>0 <text:s text:c="31"/>/run/systemd/journal/stdout 261351 <text:s text:c="35"/>* 261350 <text:s text:c="47"/></text:p>
      <text:p text:style-name="P8">u_str <text:s text:c="8"/>ESTAB <text:s text:c="9"/>0 <text:s text:c="13"/>0 <text:s text:c="31"/>/run/systemd/journal/stdout 293091 <text:s text:c="35"/>* 293089 <text:s text:c="47"/></text:p>
      <text:p text:style-name="P8">u_str <text:s text:c="8"/>ESTAB <text:s text:c="9"/>0 <text:s text:c="13"/>0 <text:s text:c="57"/>* 543264 <text:s text:c="35"/>* 543265 <text:s text:c="47"/></text:p>
      <text:p text:style-name="P8"><text:soft-page-break/>u_str <text:s text:c="8"/>ESTAB <text:s text:c="9"/>0 <text:s text:c="13"/>0 <text:s text:c="57"/>* 18928 <text:s text:c="36"/>* 19155 <text:s text:c="48"/></text:p>
      <text:p text:style-name="P8">u_str <text:s text:c="8"/>ESTAB <text:s text:c="9"/>0 <text:s text:c="13"/>0 <text:s text:c="57"/>* 545064 <text:s text:c="35"/>* 545065 <text:s text:c="47"/></text:p>
      <text:p text:style-name="P8">u_str <text:s text:c="8"/>ESTAB <text:s text:c="9"/>0 <text:s text:c="13"/>0 <text:s text:c="57"/>* 279204 <text:s text:c="35"/>* 279210 <text:s text:c="47"/></text:p>
      <text:p text:style-name="P8">u_str <text:s text:c="8"/>ESTAB <text:s text:c="9"/>0 <text:s text:c="13"/>0 <text:s text:c="57"/>* 510084 <text:s text:c="35"/>* 510085 <text:s text:c="47"/></text:p>
      <text:p text:style-name="P8">u_str <text:s text:c="8"/>ESTAB <text:s text:c="9"/>0 <text:s text:c="13"/>0 <text:s text:c="57"/>* 32434 <text:s text:c="36"/>* 32433 <text:s text:c="48"/></text:p>
      <text:p text:style-name="P8">u_str <text:s text:c="8"/>ESTAB <text:s text:c="9"/>0 <text:s text:c="13"/>0 <text:s text:c="57"/>* 543265 <text:s text:c="35"/>* 543264 <text:s text:c="47"/></text:p>
      <text:p text:style-name="P8">u_str <text:s text:c="8"/>ESTAB <text:s text:c="9"/>0 <text:s text:c="13"/>0 <text:s text:c="57"/>* 510085 <text:s text:c="35"/>* 510084 <text:s text:c="47"/></text:p>
      <text:p text:style-name="P8">u_str <text:s text:c="8"/>ESTAB <text:s text:c="9"/>0 <text:s text:c="13"/>0 <text:s text:c="57"/>* 504642 <text:s text:c="35"/>* 504643 <text:s text:c="47"/></text:p>
      <text:p text:style-name="P8">u_str <text:s text:c="8"/>ESTAB <text:s text:c="9"/>0 <text:s text:c="13"/>0 <text:s text:c="57"/>* 531270 <text:s text:c="35"/>* 531271 <text:s text:c="47"/></text:p>
      <text:p text:style-name="P8">u_str <text:s text:c="8"/>ESTAB <text:s text:c="9"/>0 <text:s text:c="13"/>0 <text:s text:c="57"/>* 520676 <text:s text:c="35"/>* 520677 <text:s text:c="47"/></text:p>
      <text:p text:style-name="P8">u_str <text:s text:c="8"/>ESTAB <text:s text:c="9"/>0 <text:s text:c="13"/>0 <text:s text:c="57"/>* 292698 <text:s text:c="35"/>* 292699 <text:s text:c="47"/></text:p>
      <text:p text:style-name="P8">u_str <text:s text:c="8"/>ESTAB <text:s text:c="9"/>0 <text:s text:c="13"/>0 <text:s text:c="57"/>* 32433 <text:s text:c="36"/>* 32434 <text:s text:c="48"/></text:p>
      <text:p text:style-name="P8">u_str <text:s text:c="8"/>ESTAB <text:s text:c="9"/>0 <text:s text:c="13"/>0 <text:s text:c="31"/>/run/dbus/system_bus_socket 293118 <text:s text:c="35"/>* 293117 <text:s text:c="47"/></text:p>
      <text:p text:style-name="P8">u_str <text:s text:c="8"/>ESTAB <text:s text:c="9"/>0 <text:s text:c="13"/>0 <text:s text:c="57"/>* 292293 <text:s text:c="35"/>* 292294 <text:s text:c="47"/></text:p>
      <text:p text:style-name="P8">u_str <text:s text:c="8"/>ESTAB <text:s text:c="9"/>0 <text:s text:c="13"/>0 <text:s text:c="57"/>* 19832 <text:s text:c="36"/>* 19833 <text:s text:c="48"/></text:p>
      <text:p text:style-name="P8">u_str <text:s text:c="8"/>ESTAB <text:s text:c="9"/>0 <text:s text:c="13"/>0 <text:s text:c="57"/>* 506715 <text:s text:c="35"/>* 506716 <text:s text:c="47"/></text:p>
      <text:p text:style-name="P8">u_str <text:s text:c="8"/>ESTAB <text:s text:c="9"/>0 <text:s text:c="13"/>0 <text:s text:c="31"/>/run/systemd/journal/stdout 293645 <text:s text:c="35"/>* 293643 <text:s text:c="47"/></text:p>
      <text:p text:style-name="P8">u_str <text:s text:c="8"/>ESTAB <text:s text:c="9"/>0 <text:s text:c="13"/>0 <text:s text:c="57"/>* 545065 <text:s text:c="35"/>* 545064 <text:s text:c="47"/></text:p>
      <text:p text:style-name="P8">u_str <text:s text:c="8"/>ESTAB <text:s text:c="9"/>0 <text:s text:c="13"/>0 <text:s text:c="31"/>/run/dbus/system_bus_socket 19155 <text:s text:c="36"/>* 18928 <text:s text:c="48"/></text:p>
      <text:p text:style-name="P8">u_str <text:s text:c="8"/>ESTAB <text:s text:c="9"/>0 <text:s text:c="13"/>0 <text:s text:c="57"/>* 314100 <text:s text:c="35"/>* 314102 <text:s text:c="47"/></text:p>
      <text:p text:style-name="P8">u_str <text:s text:c="8"/>ESTAB <text:s text:c="9"/>0 <text:s text:c="13"/>0 <text:s text:c="57"/>* 293117 <text:s text:c="35"/>* 293118 <text:s text:c="47"/></text:p>
      <text:p text:style-name="P8"><text:soft-page-break/>u_str <text:s text:c="8"/>ESTAB <text:s text:c="9"/>0 <text:s text:c="13"/>0 <text:s text:c="57"/>* 489821 <text:s text:c="35"/>* 489820 <text:s text:c="47"/></text:p>
      <text:p text:style-name="P8">u_str <text:s text:c="8"/>ESTAB <text:s text:c="9"/>0 <text:s text:c="13"/>0 <text:s text:c="57"/>* 279570 <text:s text:c="35"/>* 279571 <text:s text:c="47"/></text:p>
      <text:p text:style-name="P8">u_str <text:s text:c="8"/>ESTAB <text:s text:c="9"/>0 <text:s text:c="13"/>0 <text:s text:c="57"/>* 489820 <text:s text:c="35"/>* 489821 <text:s text:c="47"/></text:p>
      <text:p text:style-name="P8">u_str <text:s text:c="8"/>ESTAB <text:s text:c="9"/>0 <text:s text:c="13"/>0 <text:s text:c="31"/>/run/systemd/journal/stdout 292281 <text:s text:c="35"/>* 292276 <text:s text:c="47"/></text:p>
      <text:p text:style-name="P8">u_str <text:s text:c="8"/>ESTAB <text:s text:c="9"/>0 <text:s text:c="13"/>0 <text:s text:c="57"/>* 504383 <text:s text:c="35"/>* 0 <text:s text:c="52"/></text:p>
      <text:p text:style-name="P8">u_str <text:s text:c="8"/>ESTAB <text:s text:c="9"/>0 <text:s text:c="13"/>0 <text:s text:c="57"/>* 516914 <text:s text:c="35"/>* 0 <text:s text:c="52"/></text:p>
      <text:p text:style-name="P8">u_str <text:s text:c="8"/>ESTAB <text:s text:c="9"/>0 <text:s text:c="13"/>0 <text:s text:c="57"/>* 19165 <text:s text:c="36"/>* 19164 <text:s text:c="48"/></text:p>
      <text:p text:style-name="P8">u_str <text:s text:c="8"/>ESTAB <text:s text:c="9"/>0 <text:s text:c="13"/>0 <text:s text:c="57"/>* 524147 <text:s text:c="35"/>* 524146 <text:s text:c="47"/></text:p>
      <text:p text:style-name="P8">u_str <text:s text:c="8"/>ESTAB <text:s text:c="9"/>0 <text:s text:c="13"/>0 <text:s text:c="31"/>/run/systemd/journal/stdout 294248 <text:s text:c="35"/>* 294246 <text:s text:c="47"/></text:p>
      <text:p text:style-name="P8">u_str <text:s text:c="8"/>ESTAB <text:s text:c="9"/>0 <text:s text:c="13"/>0 <text:s text:c="57"/>* 19712 <text:s text:c="36"/>* 19713 <text:s text:c="48"/></text:p>
      <text:p text:style-name="P8">u_str <text:s text:c="8"/>ESTAB <text:s text:c="9"/>0 <text:s text:c="13"/>0 <text:s text:c="57"/>* 292686 <text:s text:c="35"/>* 292688 <text:s text:c="47"/></text:p>
      <text:p text:style-name="P8">u_str <text:s text:c="8"/>ESTAB <text:s text:c="9"/>0 <text:s text:c="13"/>0 <text:s text:c="57"/>* 14574 <text:s text:c="36"/>* 14575 <text:s text:c="48"/></text:p>
      <text:p text:style-name="P8">u_str <text:s text:c="8"/>ESTAB <text:s text:c="9"/>0 <text:s text:c="13"/>0 <text:s text:c="57"/>* 494593 <text:s text:c="35"/>* 494594 <text:s text:c="47"/></text:p>
      <text:p text:style-name="P8">u_str <text:s text:c="8"/>ESTAB <text:s text:c="9"/>0 <text:s text:c="13"/>0 <text:s text:c="31"/>/run/dbus/system_bus_socket 292699 <text:s text:c="35"/>* 292698 <text:s text:c="47"/></text:p>
      <text:p text:style-name="P8">u_str <text:s text:c="8"/>ESTAB <text:s text:c="9"/>0 <text:s text:c="13"/>0 <text:s text:c="57"/>* 17608 <text:s text:c="36"/>* 18761 <text:s text:c="48"/></text:p>
      <text:p text:style-name="P8">u_str <text:s text:c="8"/>ESTAB <text:s text:c="9"/>0 <text:s text:c="13"/>0 <text:s text:c="57"/>* 530470 <text:s text:c="35"/>* 0 <text:s text:c="52"/></text:p>
      <text:p text:style-name="P8">u_str <text:s text:c="8"/>ESTAB <text:s text:c="9"/>0 <text:s text:c="13"/>0 <text:s text:c="31"/>/run/systemd/journal/stdout 18761 <text:s text:c="36"/>* 17608 <text:s text:c="48"/></text:p>
      <text:p text:style-name="P8">u_str <text:s text:c="8"/>ESTAB <text:s text:c="9"/>0 <text:s text:c="13"/>0 <text:s text:c="57"/>* 19148 <text:s text:c="36"/>* 19147 <text:s text:c="48"/></text:p>
      <text:p text:style-name="P8">u_str <text:s text:c="8"/>ESTAB <text:s text:c="9"/>0 <text:s text:c="13"/>0 <text:s text:c="57"/>* 542441 <text:s text:c="35"/>* 0 <text:s text:c="52"/></text:p>
      <text:p text:style-name="P8">u_str <text:s text:c="8"/>ESTAB <text:s text:c="9"/>0 <text:s text:c="13"/>0 <text:s text:c="57"/>* 20113 <text:s text:c="36"/>* 20112 <text:s text:c="48"/></text:p>
      <text:p text:style-name="P8">u_str <text:s text:c="8"/>ESTAB <text:s text:c="9"/>0 <text:s text:c="13"/>0 <text:s text:c="57"/>* 489024 <text:s text:c="35"/>* 0 <text:s text:c="52"/></text:p>
      <text:p text:style-name="P8"><text:soft-page-break/>u_str <text:s text:c="8"/>ESTAB <text:s text:c="9"/>0 <text:s text:c="13"/>0 <text:s text:c="31"/>/run/dbus/system_bus_socket 292579 <text:s text:c="35"/>* 292578 <text:s text:c="47"/></text:p>
      <text:p text:style-name="P8">u_str <text:s text:c="8"/>ESTAB <text:s text:c="9"/>0 <text:s text:c="13"/>0 <text:s text:c="57"/>* 20112 <text:s text:c="36"/>* 20113 <text:s text:c="48"/></text:p>
      <text:p text:style-name="P8">u_str <text:s text:c="8"/>ESTAB <text:s text:c="9"/>0 <text:s text:c="13"/>0 <text:s text:c="57"/>* 262890 <text:s text:c="35"/>* 262891 <text:s text:c="47"/></text:p>
      <text:p text:style-name="P8">u_str <text:s text:c="8"/>ESTAB <text:s text:c="9"/>0 <text:s text:c="13"/>0 <text:s text:c="57"/>* 292578 <text:s text:c="35"/>* 292579 <text:s text:c="47"/></text:p>
      <text:p text:style-name="P8">u_str <text:s text:c="8"/>ESTAB <text:s text:c="9"/>0 <text:s text:c="13"/>0 <text:s text:c="31"/>/run/systemd/journal/stdout 18764 <text:s text:c="36"/>* 17679 <text:s text:c="48"/></text:p>
      <text:p text:style-name="P8">u_str <text:s text:c="8"/>ESTAB <text:s text:c="9"/>0 <text:s text:c="13"/>0 <text:s text:c="31"/>/run/systemd/journal/stdout 291777 <text:s text:c="35"/>* 291776 <text:s text:c="47"/></text:p>
      <text:p text:style-name="P8">u_str <text:s text:c="8"/>ESTAB <text:s text:c="9"/>0 <text:s text:c="13"/>0 <text:s text:c="57"/>* 517733 <text:s text:c="35"/>* 517734 <text:s text:c="47"/></text:p>
      <text:p text:style-name="P8">u_str <text:s text:c="8"/>ESTAB <text:s text:c="9"/>0 <text:s text:c="13"/>0 <text:s text:c="31"/>/run/dbus/system_bus_socket 279573 <text:s text:c="35"/>* 279572 <text:s text:c="47"/></text:p>
      <text:p text:style-name="P8">u_str <text:s text:c="8"/>ESTAB <text:s text:c="9"/>0 <text:s text:c="13"/>0 <text:s text:c="57"/>* 18184 <text:s text:c="36"/>* 18770 <text:s text:c="48"/></text:p>
      <text:p text:style-name="P8">u_str <text:s text:c="8"/>ESTAB <text:s text:c="9"/>0 <text:s text:c="13"/>0 <text:s text:c="57"/>* 19147 <text:s text:c="36"/>* 19148 <text:s text:c="48"/></text:p>
      <text:p text:style-name="P8">u_str <text:s text:c="8"/>ESTAB <text:s text:c="9"/>0 <text:s text:c="13"/>0 <text:s text:c="57"/>* 523762 <text:s text:c="35"/>* 0 <text:s text:c="52"/></text:p>
      <text:p text:style-name="P8">u_str <text:s text:c="8"/>ESTAB <text:s text:c="9"/>0 <text:s text:c="13"/>0 <text:s text:c="57"/>* 494312 <text:s text:c="35"/>* 0 <text:s text:c="52"/></text:p>
      <text:p text:style-name="P8">u_str <text:s text:c="8"/>ESTAB <text:s text:c="9"/>0 <text:s text:c="13"/>0 <text:s text:c="31"/>/run/systemd/journal/stdout 18770 <text:s text:c="36"/>* 18184 <text:s text:c="48"/></text:p>
      <text:p text:style-name="P8">u_str <text:s text:c="8"/>ESTAB <text:s text:c="9"/>0 <text:s text:c="13"/>0 <text:s text:c="31"/>/run/dbus/system_bus_socket 20108 <text:s text:c="36"/>* 20107 <text:s text:c="48"/></text:p>
      <text:p text:style-name="P8">u_str <text:s text:c="8"/>ESTAB <text:s text:c="9"/>0 <text:s text:c="13"/>0 <text:s text:c="23"/>/var/lib/amazon/ssm/ipc/termination 262888 <text:s text:c="35"/>* 262887 <text:s text:c="47"/></text:p>
      <text:p text:style-name="P8">u_str <text:s text:c="8"/>ESTAB <text:s text:c="9"/>0 <text:s text:c="13"/>0 <text:s text:c="57"/>* 17679 <text:s text:c="36"/>* 18764 <text:s text:c="48"/></text:p>
      <text:p text:style-name="P8">u_str <text:s text:c="8"/>ESTAB <text:s text:c="9"/>0 <text:s text:c="13"/>0 <text:s text:c="31"/>/run/dbus/system_bus_socket 293686 <text:s text:c="35"/>* 293685 <text:s text:c="47"/></text:p>
      <text:p text:style-name="P8">u_str <text:s text:c="8"/>ESTAB <text:s text:c="9"/>0 <text:s text:c="13"/>0 <text:s text:c="57"/>* 291776 <text:s text:c="35"/>* 291777 <text:s text:c="47"/></text:p>
      <text:p text:style-name="P8">u_str <text:s text:c="8"/>ESTAB <text:s text:c="9"/>0 <text:s text:c="13"/>0 <text:s text:c="57"/>* 262887 <text:s text:c="35"/>* 262888 <text:s text:c="47"/></text:p>
      <text:p text:style-name="P8">u_str <text:s text:c="8"/>ESTAB <text:s text:c="9"/>0 <text:s text:c="13"/>0 <text:s text:c="57"/>* 517734 <text:s text:c="35"/>* 517733 <text:s text:c="47"/></text:p>
      <text:p text:style-name="P8">u_str <text:s text:c="8"/>ESTAB <text:s text:c="9"/>0 <text:s text:c="13"/>0 <text:s text:c="28"/>/var/lib/amazon/ssm/ipc/health 262891 <text:s text:c="35"/>* 262890 <text:s text:c="47"/></text:p>
      <text:p text:style-name="P8"><text:soft-page-break/>u_str <text:s text:c="8"/>ESTAB <text:s text:c="9"/>0 <text:s text:c="13"/>0 <text:s text:c="57"/>* 20107 <text:s text:c="36"/>* 20108 <text:s text:c="48"/></text:p>
      <text:p text:style-name="P8">u_str <text:s text:c="8"/>ESTAB <text:s text:c="9"/>0 <text:s text:c="13"/>0 <text:s text:c="57"/>* 279572 <text:s text:c="35"/>* 279573 <text:s text:c="47"/></text:p>
      <text:p text:style-name="P8">u_str <text:s text:c="8"/>ESTAB <text:s text:c="9"/>0 <text:s text:c="13"/>0 <text:s text:c="57"/>* 293685 <text:s text:c="35"/>* 293686 <text:s text:c="47"/></text:p>
      <text:p text:style-name="P8">u_str <text:s text:c="8"/>ESTAB <text:s text:c="9"/>0 <text:s text:c="13"/>0 <text:s text:c="57"/>* 544268 <text:s text:c="35"/>* 0 <text:s text:c="52"/></text:p>
      <text:p text:style-name="P8">icmp6 <text:s text:c="8"/>UNCONN <text:s text:c="8"/>0 <text:s text:c="13"/>0 <text:s text:c="52"/>*%eth0:ipv6-icmp <text:s text:c="32"/>*:* <text:s text:c="52"/></text:p>
      <text:p text:style-name="P8">tcp <text:s text:c="10"/>ESTAB <text:s text:c="9"/>0 <text:s text:c="13"/>0 <text:s text:c="47"/>172.31.0.17:ssh <text:s text:c="25"/>186.151.92.218:35712 <text:s text:c="10"/>timer:(keepalive,12min,0) <text:s text:c="12"/></text:p>
      <text:p text:style-name="P8">tcp <text:s text:c="10"/>ESTAB <text:s text:c="9"/>0 <text:s text:c="13"/>0 <text:s text:c="47"/>172.31.0.17:ssh <text:s text:c="24"/>181.209.195.215:6868 <text:s text:c="11"/>timer:(keepalive,1min12sec,1) <text:s text:c="8"/></text:p>
      <text:p text:style-name="P8">tcp <text:s text:c="10"/>ESTAB <text:s text:c="9"/>0 <text:s text:c="13"/>0 <text:s text:c="47"/>172.31.0.17:ssh <text:s text:c="25"/>190.106.221.29:31193 <text:s text:c="10"/>timer:(keepalive,1min12sec,1) <text:s text:c="8"/></text:p>
      <text:p text:style-name="P8">tcp <text:s text:c="10"/>ESTAB <text:s text:c="9"/>0 <text:s text:c="13"/>36 <text:s text:c="46"/>172.31.0.17:ssh <text:s text:c="25"/>186.151.92.218:52231 <text:s text:c="10"/>timer:(on,364ms,0) <text:s text:c="19"/></text:p>
      <text:p text:style-name="P8">tcp <text:s text:c="10"/>ESTAB <text:s text:c="9"/>0 <text:s text:c="13"/>0 <text:s text:c="47"/>172.31.0.17:ssh <text:s text:c="25"/>186.151.92.218:1988 <text:s text:c="11"/>timer:(keepalive,41min,0) <text:s text:c="12"/></text:p>
      <text:p text:style-name="P8">tcp <text:s text:c="10"/>ESTAB <text:s text:c="9"/>0 <text:s text:c="13"/>0 <text:s text:c="47"/>172.31.0.17:ssh <text:s text:c="25"/>190.106.221.29:2065 <text:s text:c="11"/>timer:(keepalive,34min,0) <text:s text:c="12"/></text:p>
      <text:p text:style-name="P8">tcp <text:s text:c="10"/>ESTAB <text:s text:c="9"/>0 <text:s text:c="13"/>0 <text:s text:c="47"/>172.31.0.17:ssh <text:s text:c="24"/>181.209.195.215:14217 <text:s text:c="10"/>timer:(keepalive,51min,0) <text:s text:c="12"/></text:p>
      <text:p text:style-name="P8">tcp <text:s text:c="10"/>ESTAB <text:s text:c="9"/>0 <text:s text:c="13"/>0 <text:s text:c="47"/>172.31.0.17:ssh <text:s text:c="25"/>190.106.221.29:59350 <text:s text:c="10"/>timer:(keepalive,113min,0) <text:s text:c="11"/></text:p>
      <text:p text:style-name="P8">tcp <text:s text:c="10"/>ESTAB <text:s text:c="9"/>0 <text:s text:c="13"/>0 <text:s text:c="47"/>172.31.0.17:ssh <text:s text:c="25"/>186.151.92.218:17550 <text:s text:c="10"/>timer:(keepalive,1min12sec,1) <text:s text:c="8"/></text:p>
      <text:p text:style-name="P8">tcp <text:s text:c="10"/>ESTAB <text:s text:c="9"/>0 <text:s text:c="13"/>0 <text:s text:c="47"/>172.31.0.17:ssh <text:s text:c="25"/>186.151.92.218:25734 <text:s text:c="10"/>timer:(keepalive,67min,0) <text:s text:c="12"/></text:p>
      <text:p text:style-name="P8">tcp <text:s text:c="10"/>ESTAB <text:s text:c="9"/>0 <text:s text:c="13"/>0 <text:s text:c="47"/>172.31.0.17:ssh <text:s text:c="25"/>190.104.112.27:30868 <text:s text:c="10"/>timer:(keepalive,5min3sec,0) <text:s/></text:p>
      <text:list xml:id="list1636959494" text:style-name="L8">
        <text:list-item>
          <text:p text:style-name="P7">proceso que usa el socket</text:p>
        </text:list-item>
      </text:list>
      <text:p text:style-name="Text_20_body">ubuntu@ip-172-31-0-17:~$ ss --extended</text:p>
      <text:p text:style-name="Text_20_body">Netid <text:s text:c="6"/>State <text:s text:c="9"/>Recv-Q <text:s text:c="6"/>Send-Q <text:s text:c="34"/>Local Address:Port <text:s text:c="21"/>Peer Address:Port <text:s text:c="8"/>Process <text:s text:c="48"/></text:p>
      <text:p text:style-name="Text_20_body">u_str <text:s text:c="6"/>ESTAB <text:s text:c="9"/>0 <text:s text:c="11"/>0 <text:s text:c="25"/>/run/dbus/system_bus_socket 314147 <text:s text:c="30"/>* 314146 <text:s text:c="7"/>&lt;-&gt; ino:386 dev:0/25 <text:s text:c="34"/></text:p>
      <text:p text:style-name="Text_20_body">u_str <text:s text:c="6"/>ESTAB <text:s text:c="9"/>0 <text:s text:c="11"/>0 <text:s text:c="51"/>* 519838 <text:s text:c="30"/>* 0 <text:s text:c="12"/>--- <text:s text:c="51"/></text:p>
      <text:p text:style-name="Text_20_body"><text:soft-page-break/>u_str <text:s text:c="6"/>ESTAB <text:s text:c="9"/>0 <text:s text:c="11"/>0 <text:s text:c="25"/>/run/systemd/journal/stdout 292688 <text:s text:c="30"/>* 292686 <text:s text:c="7"/>&lt;-- ino:57 dev:0/25 <text:s text:c="35"/></text:p>
      <text:p text:style-name="Text_20_body">u_str <text:s text:c="6"/>ESTAB <text:s text:c="9"/>0 <text:s text:c="11"/>0 <text:s text:c="51"/>* 505937 <text:s text:c="30"/>* 0 <text:s text:c="12"/>--- <text:s text:c="51"/></text:p>
      <text:p text:style-name="Text_20_body">u_str <text:s text:c="6"/>ESTAB <text:s text:c="9"/>0 <text:s text:c="11"/>0 <text:s text:c="51"/>* 531271 <text:s text:c="30"/>* 531270 <text:s text:c="7"/>&lt;-&gt; <text:s text:c="51"/></text:p>
      <text:p text:style-name="Text_20_body">u_str <text:s text:c="6"/>ESTAB <text:s text:c="9"/>0 <text:s text:c="11"/>0 <text:s text:c="51"/>* 19164 <text:s text:c="31"/>* 19165 <text:s text:c="8"/>&lt;-&gt; <text:s text:c="51"/></text:p>
      <text:p text:style-name="Text_20_body">u_str <text:s text:c="6"/>ESTAB <text:s text:c="9"/>0 <text:s text:c="11"/>0 <text:s text:c="25"/>/run/systemd/journal/stdout 279210 <text:s text:c="30"/>* 279204 <text:s text:c="7"/>&lt;-- ino:57 dev:0/25 <text:s text:c="35"/></text:p>
      <text:p text:style-name="Text_20_body">u_str <text:s text:c="6"/>ESTAB <text:s text:c="9"/>0 <text:s text:c="11"/>0 <text:s text:c="25"/>/run/systemd/journal/stdout 14575 <text:s text:c="31"/>* 14574 <text:s text:c="8"/>&lt;-- ino:57 dev:0/25 <text:s text:c="35"/></text:p>
      <text:p text:style-name="Text_20_body">u_str <text:s text:c="6"/>ESTAB <text:s text:c="9"/>0 <text:s text:c="11"/>0 <text:s text:c="51"/>* 524146 <text:s text:c="30"/>* 524147 <text:s text:c="7"/>&lt;-&gt; <text:s text:c="51"/></text:p>
      <text:p text:style-name="Text_20_body">u_str <text:s text:c="6"/>ESTAB <text:s text:c="9"/>0 <text:s text:c="11"/>0 <text:s text:c="25"/>/run/systemd/journal/stdout 279571 <text:s text:c="30"/>* 279570 <text:s text:c="7"/>&lt;-- ino:57 dev:0/25 <text:s text:c="35"/></text:p>
      <text:p text:style-name="Text_20_body">u_str <text:s text:c="6"/>ESTAB <text:s text:c="9"/>0 <text:s text:c="11"/>0 <text:s text:c="51"/>* 292276 <text:s text:c="30"/>* 292281 <text:s text:c="7"/>--&gt; <text:s text:c="51"/></text:p>
      <text:p text:style-name="Text_20_body">u_str <text:s text:c="6"/>ESTAB <text:s text:c="9"/>0 <text:s text:c="11"/>0 <text:s text:c="51"/>* 314146 <text:s text:c="30"/>* 314147 <text:s text:c="7"/>&lt;-&gt; <text:s text:c="51"/></text:p>
      <text:p text:style-name="Text_20_body">u_str <text:s text:c="6"/>ESTAB <text:s text:c="9"/>0 <text:s text:c="11"/>0 <text:s text:c="51"/>* 294246 <text:s text:c="30"/>* 294248 <text:s text:c="7"/>--&gt; <text:s text:c="51"/></text:p>
      <text:p text:style-name="Text_20_body">u_str <text:s text:c="6"/>ESTAB <text:s text:c="9"/>0 <text:s text:c="11"/>0 <text:s text:c="51"/>* 509826 <text:s text:c="30"/>* 0 <text:s text:c="12"/>--- <text:s text:c="51"/></text:p>
      <text:p text:style-name="Text_20_body">u_str <text:s text:c="6"/>ESTAB <text:s text:c="9"/>0 <text:s text:c="11"/>0 <text:s text:c="51"/>* 293643 <text:s text:c="30"/>* 293645 <text:s text:c="7"/>--&gt; <text:s text:c="51"/></text:p>
      <text:p text:style-name="Text_20_body">u_str <text:s text:c="6"/>ESTAB <text:s text:c="9"/>0 <text:s text:c="11"/>0 <text:s text:c="25"/>/run/dbus/system_bus_socket 292294 <text:s text:c="30"/>* 292293 <text:s text:c="7"/>&lt;-&gt; ino:386 dev:0/25 <text:s text:c="34"/></text:p>
      <text:p text:style-name="Text_20_body">u_str <text:s text:c="6"/>ESTAB <text:s text:c="9"/>0 <text:s text:c="11"/>0 <text:s text:c="51"/>* 520677 <text:s text:c="30"/>* 520676 <text:s text:c="7"/>&lt;-&gt; <text:s text:c="51"/></text:p>
      <text:p text:style-name="Text_20_body">u_str <text:s text:c="6"/>ESTAB <text:s text:c="9"/>0 <text:s text:c="11"/>0 <text:s text:c="51"/>* 506716 <text:s text:c="30"/>* 506715 <text:s text:c="7"/>&lt;-&gt; <text:s text:c="51"/></text:p>
      <text:p text:style-name="Text_20_body">u_str <text:s text:c="6"/>ESTAB <text:s text:c="9"/>0 <text:s text:c="11"/>0 <text:s text:c="51"/>* 293089 <text:s text:c="30"/>* 293091 <text:s text:c="7"/>--&gt; <text:s text:c="51"/></text:p>
      <text:p text:style-name="Text_20_body"><text:soft-page-break/>u_str <text:s text:c="6"/>ESTAB <text:s text:c="9"/>0 <text:s text:c="11"/>0 <text:s text:c="51"/>* 261350 <text:s text:c="30"/>* 261351 <text:s text:c="7"/>--&gt; <text:s text:c="51"/></text:p>
      <text:p text:style-name="Text_20_body">u_str <text:s text:c="6"/>ESTAB <text:s text:c="9"/>0 <text:s text:c="11"/>0 <text:s text:c="25"/>/run/systemd/journal/stdout 314102 <text:s text:c="30"/>* 314100 <text:s text:c="7"/>&lt;-- ino:57 dev:0/25 <text:s text:c="35"/></text:p>
      <text:p text:style-name="Text_20_body">u_str <text:s text:c="6"/>ESTAB <text:s text:c="9"/>0 <text:s text:c="11"/>0 <text:s text:c="25"/>/run/dbus/system_bus_socket 19833 <text:s text:c="31"/>* 19832 <text:s text:c="8"/>&lt;-&gt; ino:386 dev:0/25 <text:s text:c="34"/></text:p>
      <text:p text:style-name="Text_20_body">u_str <text:s text:c="6"/>ESTAB <text:s text:c="9"/>0 <text:s text:c="11"/>0 <text:s text:c="51"/>* 504643 <text:s text:c="30"/>* 504642 <text:s text:c="7"/>&lt;-&gt; <text:s text:c="51"/></text:p>
      <text:p text:style-name="Text_20_body">u_str <text:s text:c="6"/>ESTAB <text:s text:c="9"/>0 <text:s text:c="11"/>0 <text:s text:c="25"/>/run/systemd/journal/stdout 19713 <text:s text:c="31"/>* 19712 <text:s text:c="8"/>&lt;-- ino:57 dev:0/25 <text:s text:c="35"/></text:p>
      <text:p text:style-name="Text_20_body">u_str <text:s text:c="6"/>ESTAB <text:s text:c="9"/>0 <text:s text:c="11"/>0 <text:s text:c="51"/>* 494594 <text:s text:c="30"/>* 494593 <text:s text:c="7"/>&lt;-&gt; <text:s text:c="51"/></text:p>
      <text:p text:style-name="Text_20_body">u_str <text:s text:c="6"/>ESTAB <text:s text:c="9"/>0 <text:s text:c="11"/>0 <text:s text:c="25"/>/run/systemd/journal/stdout 261351 <text:s text:c="30"/>* 261350 <text:s text:c="7"/>&lt;-- ino:57 dev:0/25 <text:s text:c="35"/></text:p>
      <text:p text:style-name="Text_20_body">u_str <text:s text:c="6"/>ESTAB <text:s text:c="9"/>0 <text:s text:c="11"/>0 <text:s text:c="25"/>/run/systemd/journal/stdout 293091 <text:s text:c="30"/>* 293089 <text:s text:c="7"/>&lt;-- ino:57 dev:0/25 <text:s text:c="35"/></text:p>
      <text:p text:style-name="Text_20_body">u_str <text:s text:c="6"/>ESTAB <text:s text:c="9"/>0 <text:s text:c="11"/>0 <text:s text:c="51"/>* 543264 <text:s text:c="30"/>* 543265 <text:s text:c="7"/>&lt;-&gt; <text:s text:c="51"/></text:p>
      <text:p text:style-name="Text_20_body">u_str <text:s text:c="6"/>ESTAB <text:s text:c="9"/>0 <text:s text:c="11"/>0 <text:s text:c="51"/>* 18928 <text:s text:c="31"/>* 19155 <text:s text:c="8"/>&lt;-&gt; <text:s text:c="51"/></text:p>
      <text:p text:style-name="Text_20_body">u_str <text:s text:c="6"/>ESTAB <text:s text:c="9"/>0 <text:s text:c="11"/>0 <text:s text:c="51"/>* 545064 <text:s text:c="30"/>* 545065 <text:s text:c="7"/>&lt;-&gt; <text:s text:c="51"/></text:p>
      <text:p text:style-name="Text_20_body">u_str <text:s text:c="6"/>ESTAB <text:s text:c="9"/>0 <text:s text:c="11"/>0 <text:s text:c="51"/>* 279204 <text:s text:c="30"/>* 279210 <text:s text:c="7"/>--&gt; <text:s text:c="51"/></text:p>
      <text:p text:style-name="Text_20_body">u_str <text:s text:c="6"/>ESTAB <text:s text:c="9"/>0 <text:s text:c="11"/>0 <text:s text:c="51"/>* 510084 <text:s text:c="30"/>* 510085 <text:s text:c="7"/>&lt;-&gt; <text:s text:c="51"/></text:p>
      <text:p text:style-name="Text_20_body">u_str <text:s text:c="6"/>ESTAB <text:s text:c="9"/>0 <text:s text:c="11"/>0 <text:s text:c="51"/>* 32434 <text:s text:c="31"/>* 32433 <text:s text:c="8"/>&lt;-&gt; <text:s text:c="51"/></text:p>
      <text:p text:style-name="Text_20_body">u_str <text:s text:c="6"/>ESTAB <text:s text:c="9"/>0 <text:s text:c="11"/>0 <text:s text:c="51"/>* 543265 <text:s text:c="30"/>* 543264 <text:s text:c="7"/>&lt;-&gt; <text:s text:c="51"/></text:p>
      <text:p text:style-name="Text_20_body">u_str <text:s text:c="6"/>ESTAB <text:s text:c="9"/>0 <text:s text:c="11"/>0 <text:s text:c="51"/>* 510085 <text:s text:c="30"/>* 510084 <text:s text:c="7"/>&lt;-&gt; <text:s text:c="51"/></text:p>
      <text:p text:style-name="Text_20_body">u_str <text:s text:c="6"/>ESTAB <text:s text:c="9"/>0 <text:s text:c="11"/>0 <text:s text:c="51"/>* 504642 <text:s text:c="30"/>* 504643 <text:s text:c="7"/>&lt;-&gt; <text:s text:c="51"/></text:p>
      <text:p text:style-name="Text_20_body"><text:soft-page-break/>u_str <text:s text:c="6"/>ESTAB <text:s text:c="9"/>0 <text:s text:c="11"/>0 <text:s text:c="51"/>* 531270 <text:s text:c="30"/>* 531271 <text:s text:c="7"/>&lt;-&gt; <text:s text:c="51"/></text:p>
      <text:p text:style-name="Text_20_body">u_str <text:s text:c="6"/>ESTAB <text:s text:c="9"/>0 <text:s text:c="11"/>0 <text:s text:c="51"/>* 520676 <text:s text:c="30"/>* 520677 <text:s text:c="7"/>&lt;-&gt; <text:s text:c="51"/></text:p>
      <text:p text:style-name="Text_20_body">u_str <text:s text:c="6"/>ESTAB <text:s text:c="9"/>0 <text:s text:c="11"/>0 <text:s text:c="51"/>* 292698 <text:s text:c="30"/>* 292699 <text:s text:c="7"/>&lt;-&gt; <text:s text:c="51"/></text:p>
      <text:p text:style-name="Text_20_body">u_str <text:s text:c="6"/>ESTAB <text:s text:c="9"/>0 <text:s text:c="11"/>0 <text:s text:c="51"/>* 32433 <text:s text:c="31"/>* 32434 <text:s text:c="8"/>&lt;-&gt; <text:s text:c="51"/></text:p>
      <text:p text:style-name="Text_20_body">u_str <text:s text:c="6"/>ESTAB <text:s text:c="9"/>0 <text:s text:c="11"/>0 <text:s text:c="25"/>/run/dbus/system_bus_socket 293118 <text:s text:c="30"/>* 293117 <text:s text:c="7"/>&lt;-&gt; ino:386 dev:0/25 <text:s text:c="34"/></text:p>
      <text:p text:style-name="Text_20_body">u_str <text:s text:c="6"/>ESTAB <text:s text:c="9"/>0 <text:s text:c="11"/>0 <text:s text:c="51"/>* 292293 <text:s text:c="30"/>* 292294 <text:s text:c="7"/>&lt;-&gt; <text:s text:c="51"/></text:p>
      <text:p text:style-name="Text_20_body">u_str <text:s text:c="6"/>ESTAB <text:s text:c="9"/>0 <text:s text:c="11"/>0 <text:s text:c="51"/>* 19832 <text:s text:c="31"/>* 19833 <text:s text:c="8"/>&lt;-&gt; <text:s text:c="51"/></text:p>
      <text:p text:style-name="Text_20_body">u_str <text:s text:c="6"/>ESTAB <text:s text:c="9"/>0 <text:s text:c="11"/>0 <text:s text:c="51"/>* 506715 <text:s text:c="30"/>* 506716 <text:s text:c="7"/>&lt;-&gt; <text:s text:c="51"/></text:p>
      <text:p text:style-name="Text_20_body">u_str <text:s text:c="6"/>ESTAB <text:s text:c="9"/>0 <text:s text:c="11"/>0 <text:s text:c="25"/>/run/systemd/journal/stdout 293645 <text:s text:c="30"/>* 293643 <text:s text:c="7"/>&lt;-- ino:57 dev:0/25 <text:s text:c="35"/></text:p>
      <text:p text:style-name="Text_20_body">u_str <text:s text:c="6"/>ESTAB <text:s text:c="9"/>0 <text:s text:c="11"/>0 <text:s text:c="51"/>* 545065 <text:s text:c="30"/>* 545064 <text:s text:c="7"/>&lt;-&gt; <text:s text:c="51"/></text:p>
      <text:p text:style-name="Text_20_body">u_str <text:s text:c="6"/>ESTAB <text:s text:c="9"/>0 <text:s text:c="11"/>0 <text:s text:c="25"/>/run/dbus/system_bus_socket 19155 <text:s text:c="31"/>* 18928 <text:s text:c="8"/>&lt;-&gt; ino:386 dev:0/25 <text:s text:c="34"/></text:p>
      <text:p text:style-name="Text_20_body">u_str <text:s text:c="6"/>ESTAB <text:s text:c="9"/>0 <text:s text:c="11"/>0 <text:s text:c="51"/>* 314100 <text:s text:c="30"/>* 314102 <text:s text:c="7"/>--&gt; <text:s text:c="51"/></text:p>
      <text:p text:style-name="Text_20_body">u_str <text:s text:c="6"/>ESTAB <text:s text:c="9"/>0 <text:s text:c="11"/>0 <text:s text:c="51"/>* 293117 <text:s text:c="30"/>* 293118 <text:s text:c="7"/>&lt;-&gt; <text:s text:c="51"/></text:p>
      <text:p text:style-name="Text_20_body">u_str <text:s text:c="6"/>ESTAB <text:s text:c="9"/>0 <text:s text:c="11"/>0 <text:s text:c="51"/>* 489821 <text:s text:c="30"/>* 489820 <text:s text:c="7"/>&lt;-&gt; <text:s text:c="51"/></text:p>
      <text:p text:style-name="Text_20_body">u_str <text:s text:c="6"/>ESTAB <text:s text:c="9"/>0 <text:s text:c="11"/>0 <text:s text:c="51"/>* 279570 <text:s text:c="30"/>* 279571 <text:s text:c="7"/>--&gt; <text:s text:c="51"/></text:p>
      <text:p text:style-name="Text_20_body">u_str <text:s text:c="6"/>ESTAB <text:s text:c="9"/>0 <text:s text:c="11"/>0 <text:s text:c="51"/>* 489820 <text:s text:c="30"/>* 489821 <text:s text:c="7"/>&lt;-&gt; <text:s text:c="51"/></text:p>
      <text:p text:style-name="Text_20_body">u_str <text:s text:c="6"/>ESTAB <text:s text:c="9"/>0 <text:s text:c="11"/>0 <text:s text:c="25"/>/run/systemd/journal/stdout 292281 <text:s text:c="30"/>* 292276 <text:s text:c="7"/>&lt;-- ino:57 dev:0/25 <text:s text:c="35"/></text:p>
      <text:p text:style-name="Text_20_body"><text:soft-page-break/>u_str <text:s text:c="6"/>ESTAB <text:s text:c="9"/>0 <text:s text:c="11"/>0 <text:s text:c="51"/>* 504383 <text:s text:c="30"/>* 0 <text:s text:c="12"/>--- <text:s text:c="51"/></text:p>
      <text:p text:style-name="Text_20_body">u_str <text:s text:c="6"/>ESTAB <text:s text:c="9"/>0 <text:s text:c="11"/>0 <text:s text:c="51"/>* 516914 <text:s text:c="30"/>* 0 <text:s text:c="12"/>--- <text:s text:c="51"/></text:p>
      <text:p text:style-name="Text_20_body">u_str <text:s text:c="6"/>ESTAB <text:s text:c="9"/>0 <text:s text:c="11"/>0 <text:s text:c="51"/>* 19165 <text:s text:c="31"/>* 19164 <text:s text:c="8"/>&lt;-&gt; <text:s text:c="51"/></text:p>
      <text:p text:style-name="Text_20_body">u_str <text:s text:c="6"/>ESTAB <text:s text:c="9"/>0 <text:s text:c="11"/>0 <text:s text:c="51"/>* 524147 <text:s text:c="30"/>* 524146 <text:s text:c="7"/>&lt;-&gt; <text:s text:c="51"/></text:p>
      <text:p text:style-name="Text_20_body">u_str <text:s text:c="6"/>ESTAB <text:s text:c="9"/>0 <text:s text:c="11"/>0 <text:s text:c="25"/>/run/systemd/journal/stdout 294248 <text:s text:c="30"/>* 294246 <text:s text:c="7"/>&lt;-- ino:57 dev:0/25 <text:s text:c="35"/></text:p>
      <text:p text:style-name="Text_20_body">u_str <text:s text:c="6"/>ESTAB <text:s text:c="9"/>0 <text:s text:c="11"/>0 <text:s text:c="51"/>* 19712 <text:s text:c="31"/>* 19713 <text:s text:c="8"/>--&gt; <text:s text:c="51"/></text:p>
      <text:p text:style-name="Text_20_body">u_str <text:s text:c="6"/>ESTAB <text:s text:c="9"/>0 <text:s text:c="11"/>0 <text:s text:c="51"/>* 292686 <text:s text:c="30"/>* 292688 <text:s text:c="7"/>--&gt; <text:s text:c="51"/></text:p>
      <text:p text:style-name="Text_20_body">u_str <text:s text:c="6"/>ESTAB <text:s text:c="9"/>0 <text:s text:c="11"/>0 <text:s text:c="51"/>* 14574 <text:s text:c="31"/>* 14575 <text:s text:c="8"/>--&gt; <text:s text:c="51"/></text:p>
      <text:p text:style-name="Text_20_body">u_str <text:s text:c="6"/>ESTAB <text:s text:c="9"/>0 <text:s text:c="11"/>0 <text:s text:c="51"/>* 494593 <text:s text:c="30"/>* 494594 <text:s text:c="7"/>&lt;-&gt; <text:s text:c="51"/></text:p>
      <text:p text:style-name="Text_20_body">u_str <text:s text:c="6"/>ESTAB <text:s text:c="9"/>0 <text:s text:c="11"/>0 <text:s text:c="25"/>/run/dbus/system_bus_socket 292699 <text:s text:c="30"/>* 292698 <text:s text:c="7"/>&lt;-&gt; ino:386 dev:0/25 <text:s text:c="34"/></text:p>
      <text:p text:style-name="Text_20_body">u_str <text:s text:c="6"/>ESTAB <text:s text:c="9"/>0 <text:s text:c="11"/>0 <text:s text:c="51"/>* 17608 <text:s text:c="31"/>* 18761 <text:s text:c="8"/>--&gt; <text:s text:c="51"/></text:p>
      <text:p text:style-name="Text_20_body">u_str <text:s text:c="6"/>ESTAB <text:s text:c="9"/>0 <text:s text:c="11"/>0 <text:s text:c="51"/>* 530470 <text:s text:c="30"/>* 0 <text:s text:c="12"/>--- <text:s text:c="51"/></text:p>
      <text:p text:style-name="Text_20_body">u_str <text:s text:c="6"/>ESTAB <text:s text:c="9"/>0 <text:s text:c="11"/>0 <text:s text:c="25"/>/run/systemd/journal/stdout 18761 <text:s text:c="31"/>* 17608 <text:s text:c="8"/>&lt;-- ino:57 dev:0/25 <text:s text:c="35"/></text:p>
      <text:p text:style-name="Text_20_body">u_str <text:s text:c="6"/>ESTAB <text:s text:c="9"/>0 <text:s text:c="11"/>0 <text:s text:c="51"/>* 19148 <text:s text:c="31"/>* 19147 <text:s text:c="8"/>&lt;-&gt; <text:s text:c="51"/></text:p>
      <text:p text:style-name="Text_20_body">u_str <text:s text:c="6"/>ESTAB <text:s text:c="9"/>0 <text:s text:c="11"/>0 <text:s text:c="51"/>* 542441 <text:s text:c="30"/>* 0 <text:s text:c="12"/>--- <text:s text:c="51"/></text:p>
      <text:p text:style-name="Text_20_body">u_str <text:s text:c="6"/>ESTAB <text:s text:c="9"/>0 <text:s text:c="11"/>0 <text:s text:c="51"/>* 20113 <text:s text:c="31"/>* 20112 <text:s text:c="8"/>&lt;-&gt; <text:s text:c="51"/></text:p>
      <text:p text:style-name="Text_20_body">u_str <text:s text:c="6"/>ESTAB <text:s text:c="9"/>0 <text:s text:c="11"/>0 <text:s text:c="51"/>* 489024 <text:s text:c="30"/>* 0 <text:s text:c="12"/>--- <text:s text:c="51"/></text:p>
      <text:p text:style-name="Text_20_body"><text:soft-page-break/>u_str <text:s text:c="6"/>ESTAB <text:s text:c="9"/>0 <text:s text:c="11"/>0 <text:s text:c="25"/>/run/dbus/system_bus_socket 292579 <text:s text:c="30"/>* 292578 <text:s text:c="7"/>&lt;-&gt; ino:386 dev:0/25 <text:s text:c="34"/></text:p>
      <text:p text:style-name="Text_20_body">u_str <text:s text:c="6"/>ESTAB <text:s text:c="9"/>0 <text:s text:c="11"/>0 <text:s text:c="51"/>* 20112 <text:s text:c="31"/>* 20113 <text:s text:c="8"/>&lt;-&gt; <text:s text:c="51"/></text:p>
      <text:p text:style-name="Text_20_body">u_str <text:s text:c="6"/>ESTAB <text:s text:c="9"/>0 <text:s text:c="11"/>0 <text:s text:c="51"/>* 262890 <text:s text:c="30"/>* 262891 <text:s text:c="7"/>&lt;-&gt; <text:s text:c="51"/></text:p>
      <text:p text:style-name="Text_20_body">u_str <text:s text:c="6"/>ESTAB <text:s text:c="9"/>0 <text:s text:c="11"/>0 <text:s text:c="51"/>* 292578 <text:s text:c="30"/>* 292579 <text:s text:c="7"/>&lt;-&gt; <text:s text:c="51"/></text:p>
      <text:p text:style-name="Text_20_body">u_str <text:s text:c="6"/>ESTAB <text:s text:c="9"/>0 <text:s text:c="11"/>0 <text:s text:c="25"/>/run/systemd/journal/stdout 18764 <text:s text:c="31"/>* 17679 <text:s text:c="8"/>&lt;-- ino:57 dev:0/25 <text:s text:c="35"/></text:p>
      <text:p text:style-name="Text_20_body">u_str <text:s text:c="6"/>ESTAB <text:s text:c="9"/>0 <text:s text:c="11"/>0 <text:s text:c="25"/>/run/systemd/journal/stdout 291777 <text:s text:c="30"/>* 291776 <text:s text:c="7"/>&lt;-- ino:57 dev:0/25 <text:s text:c="35"/></text:p>
      <text:p text:style-name="Text_20_body">u_str <text:s text:c="6"/>ESTAB <text:s text:c="9"/>0 <text:s text:c="11"/>0 <text:s text:c="51"/>* 517733 <text:s text:c="30"/>* 517734 <text:s text:c="7"/>&lt;-&gt; <text:s text:c="51"/></text:p>
      <text:p text:style-name="Text_20_body">u_str <text:s text:c="6"/>ESTAB <text:s text:c="9"/>0 <text:s text:c="11"/>0 <text:s text:c="25"/>/run/dbus/system_bus_socket 279573 <text:s text:c="30"/>* 279572 <text:s text:c="7"/>&lt;-&gt; ino:386 dev:0/25 <text:s text:c="34"/></text:p>
      <text:p text:style-name="Text_20_body">u_str <text:s text:c="6"/>ESTAB <text:s text:c="9"/>0 <text:s text:c="11"/>0 <text:s text:c="51"/>* 18184 <text:s text:c="31"/>* 18770 <text:s text:c="8"/>--&gt; <text:s text:c="51"/></text:p>
      <text:p text:style-name="Text_20_body">u_str <text:s text:c="6"/>ESTAB <text:s text:c="9"/>0 <text:s text:c="11"/>0 <text:s text:c="51"/>* 19147 <text:s text:c="31"/>* 19148 <text:s text:c="8"/>&lt;-&gt; <text:s text:c="51"/></text:p>
      <text:p text:style-name="Text_20_body">u_str <text:s text:c="6"/>ESTAB <text:s text:c="9"/>0 <text:s text:c="11"/>0 <text:s text:c="51"/>* 523762 <text:s text:c="30"/>* 0 <text:s text:c="12"/>--- <text:s text:c="51"/></text:p>
      <text:p text:style-name="Text_20_body">u_str <text:s text:c="6"/>ESTAB <text:s text:c="9"/>0 <text:s text:c="11"/>0 <text:s text:c="51"/>* 494312 <text:s text:c="30"/>* 0 <text:s text:c="12"/>--- <text:s text:c="51"/></text:p>
      <text:p text:style-name="Text_20_body">u_str <text:s text:c="6"/>ESTAB <text:s text:c="9"/>0 <text:s text:c="11"/>0 <text:s text:c="25"/>/run/systemd/journal/stdout 18770 <text:s text:c="31"/>* 18184 <text:s text:c="8"/>&lt;-- ino:57 dev:0/25 <text:s text:c="35"/></text:p>
      <text:p text:style-name="Text_20_body">u_str <text:s text:c="6"/>ESTAB <text:s text:c="9"/>0 <text:s text:c="11"/>0 <text:s text:c="25"/>/run/dbus/system_bus_socket 20108 <text:s text:c="31"/>* 20107 <text:s text:c="8"/>&lt;-&gt; ino:386 dev:0/25 <text:s text:c="34"/></text:p>
      <text:p text:style-name="Text_20_body">u_str <text:s text:c="6"/>ESTAB <text:s text:c="9"/>0 <text:s text:c="11"/>0 <text:s text:c="17"/>/var/lib/amazon/ssm/ipc/termination 262888 <text:s text:c="30"/>* 262887 <text:s text:c="7"/>&lt;-&gt; ino:256231 dev:0/51713 <text:s text:c="28"/></text:p>
      <text:p text:style-name="Text_20_body">u_str <text:s text:c="6"/>ESTAB <text:s text:c="9"/>0 <text:s text:c="11"/>0 <text:s text:c="51"/>* 17679 <text:s text:c="31"/>* 18764 <text:s text:c="8"/>--&gt; <text:s text:c="51"/></text:p>
      <text:p text:style-name="Text_20_body">u_str <text:s text:c="6"/>ESTAB <text:s text:c="9"/>0 <text:s text:c="11"/>0 <text:s text:c="25"/>/run/dbus/system_bus_socket 293686 <text:s text:c="30"/>* 293685 <text:s text:c="7"/>&lt;-&gt; ino:386 dev:0/25 <text:s text:c="34"/></text:p>
      <text:p text:style-name="Text_20_body"><text:soft-page-break/>u_str <text:s text:c="6"/>ESTAB <text:s text:c="9"/>0 <text:s text:c="11"/>0 <text:s text:c="51"/>* 291776 <text:s text:c="30"/>* 291777 <text:s text:c="7"/>--&gt; <text:s text:c="51"/></text:p>
      <text:p text:style-name="Text_20_body">u_str <text:s text:c="6"/>ESTAB <text:s text:c="9"/>0 <text:s text:c="11"/>0 <text:s text:c="51"/>* 262887 <text:s text:c="30"/>* 262888 <text:s text:c="7"/>&lt;-&gt; <text:s text:c="51"/></text:p>
      <text:p text:style-name="Text_20_body">u_str <text:s text:c="6"/>ESTAB <text:s text:c="9"/>0 <text:s text:c="11"/>0 <text:s text:c="51"/>* 517734 <text:s text:c="30"/>* 517733 <text:s text:c="7"/>&lt;-&gt; <text:s text:c="51"/></text:p>
      <text:p text:style-name="Text_20_body">u_str <text:s text:c="6"/>ESTAB <text:s text:c="9"/>0 <text:s text:c="11"/>0 <text:s text:c="22"/>/var/lib/amazon/ssm/ipc/health 262891 <text:s text:c="30"/>* 262890 <text:s text:c="7"/>&lt;-&gt; ino:256252 dev:0/51713 <text:s text:c="28"/></text:p>
      <text:p text:style-name="Text_20_body">u_str <text:s text:c="6"/>ESTAB <text:s text:c="9"/>0 <text:s text:c="11"/>0 <text:s text:c="51"/>* 20107 <text:s text:c="31"/>* 20108 <text:s text:c="8"/>&lt;-&gt; <text:s text:c="51"/></text:p>
      <text:p text:style-name="Text_20_body">u_str <text:s text:c="6"/>ESTAB <text:s text:c="9"/>0 <text:s text:c="11"/>0 <text:s text:c="51"/>* 279572 <text:s text:c="30"/>* 279573 <text:s text:c="7"/>&lt;-&gt; <text:s text:c="51"/></text:p>
      <text:p text:style-name="Text_20_body">u_str <text:s text:c="6"/>ESTAB <text:s text:c="9"/>0 <text:s text:c="11"/>0 <text:s text:c="51"/>* 293685 <text:s text:c="30"/>* 293686 <text:s text:c="7"/>&lt;-&gt; <text:s text:c="51"/></text:p>
      <text:p text:style-name="Text_20_body">u_str <text:s text:c="6"/>ESTAB <text:s text:c="9"/>0 <text:s text:c="11"/>0 <text:s text:c="51"/>* 544268 <text:s text:c="30"/>* 0 <text:s text:c="12"/>--- <text:s text:c="51"/></text:p>
      <text:p text:style-name="Text_20_body">icmp6 <text:s text:c="6"/>UNCONN <text:s text:c="8"/>0 <text:s text:c="11"/>0 <text:s text:c="46"/>*%eth0:ipv6-icmp <text:s text:c="27"/>*:* <text:s text:c="12"/>uid:100 ino:292827 sk:12f v6only:0 &lt;-&gt; <text:s text:c="16"/></text:p>
      <text:p text:style-name="Text_20_body">tcp <text:s text:c="8"/>ESTAB <text:s text:c="9"/>0 <text:s text:c="11"/>0 <text:s text:c="41"/>172.31.0.17:ssh <text:s text:c="20"/>186.151.92.218:35712 <text:s text:c="8"/>timer:(keepalive,11min,0) ino:509807 sk:1f8 &lt;-&gt; <text:s text:c="7"/></text:p>
      <text:p text:style-name="Text_20_body">tcp <text:s text:c="8"/>ESTAB <text:s text:c="9"/>0 <text:s text:c="11"/>0 <text:s text:c="41"/>172.31.0.17:ssh <text:s text:c="19"/>181.209.195.215:6868 <text:s text:c="9"/>timer:(keepalive,17sec,1) ino:489005 sk:1f1 &lt;-&gt; <text:s text:c="7"/></text:p>
      <text:p text:style-name="Text_20_body">tcp <text:s text:c="8"/>ESTAB <text:s text:c="9"/>0 <text:s text:c="11"/>0 <text:s text:c="41"/>172.31.0.17:ssh <text:s text:c="20"/>190.106.221.29:31193 <text:s text:c="8"/>timer:(keepalive,17sec,1) ino:494293 sk:1f2 &lt;-&gt; <text:s text:c="7"/></text:p>
      <text:p text:style-name="Text_20_body">tcp <text:s text:c="8"/>ESTAB <text:s text:c="9"/>0 <text:s text:c="11"/>0 <text:s text:c="41"/>172.31.0.17:ssh <text:s text:c="20"/>186.151.92.218:52231 <text:s text:c="8"/>timer:(keepalive,106min,0) ino:542422 sk:22a &lt;-&gt; <text:s text:c="6"/></text:p>
      <text:p text:style-name="Text_20_body">tcp <text:s text:c="8"/>ESTAB <text:s text:c="9"/>0 <text:s text:c="11"/>0 <text:s text:c="41"/>172.31.0.17:ssh <text:s text:c="20"/>186.151.92.218:1988 <text:s text:c="9"/>timer:(keepalive,40min,0) ino:519819 sk:224 &lt;-&gt; <text:s text:c="7"/></text:p>
      <text:p text:style-name="Text_20_body">tcp <text:s text:c="8"/>ESTAB <text:s text:c="9"/>0 <text:s text:c="11"/>0 <text:s text:c="41"/>172.31.0.17:ssh <text:s text:c="20"/>190.106.221.29:2065 <text:s text:c="9"/>timer:(keepalive,33min,0) ino:516895 sk:225 &lt;-&gt; <text:s text:c="7"/></text:p>
      <text:p text:style-name="Text_20_body">tcp <text:s text:c="8"/>ESTAB <text:s text:c="9"/>0 <text:s text:c="11"/>0 <text:s text:c="41"/>172.31.0.17:ssh <text:s text:c="19"/>181.209.195.215:14217 <text:s text:c="8"/>timer:(keepalive,50min,0) ino:523743 sk:226 &lt;-&gt; <text:s text:c="7"/></text:p>
      <text:p text:style-name="Text_20_body">tcp <text:s text:c="8"/>ESTAB <text:s text:c="9"/>0 <text:s text:c="11"/>0 <text:s text:c="41"/>172.31.0.17:ssh <text:s text:c="20"/>190.106.221.29:59350 <text:s text:c="8"/>timer:(keepalive,112min,0) ino:544249 sk:22b &lt;-&gt; <text:s text:c="6"/></text:p>
      <text:p text:style-name="Text_20_body"><text:soft-page-break/>tcp <text:s text:c="8"/>ESTAB <text:s text:c="9"/>0 <text:s text:c="11"/>0 <text:s text:c="41"/>172.31.0.17:ssh <text:s text:c="20"/>186.151.92.218:17550 <text:s text:c="8"/>timer:(keepalive,17sec,1) ino:504364 sk:1f3 &lt;-&gt; <text:s text:c="7"/></text:p>
      <text:p text:style-name="Text_20_body">tcp <text:s text:c="8"/>LAST-ACK <text:s text:c="6"/>0 <text:s text:c="11"/>1 <text:s text:c="41"/>172.31.0.17:ssh <text:s text:c="20"/>14.182.109.169:62355 <text:s text:c="8"/>timer:(on,356ms,0) ino:0 sk:240 --- <text:s text:c="19"/></text:p>
      <text:p text:style-name="Text_20_body">tcp <text:s text:c="8"/>ESTAB <text:s text:c="9"/>0 <text:s text:c="11"/>0 <text:s text:c="41"/>172.31.0.17:ssh <text:s text:c="20"/>186.151.92.218:25734 <text:s text:c="8"/>timer:(keepalive,66min,0) ino:530451 sk:227 &lt;-&gt; <text:s text:c="7"/></text:p>
      <text:p text:style-name="Text_20_body">tcp <text:s text:c="8"/>ESTAB <text:s text:c="9"/>0 <text:s text:c="11"/>0 <text:s text:c="41"/>172.31.0.17:ssh <text:s text:c="20"/>190.104.112.27:30868 <text:s text:c="8"/>timer:(keepalive,4min7sec,0) ino:505918 sk:1f7 &lt;-&gt; 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2:48:56.192965806</meta:creation-date>
    <dc:date>2021-01-22T00:35:33.889295080</dc:date>
    <meta:editing-duration>PT24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0" meta:paragraph-count="1025" meta:word-count="7846" meta:character-count="147349" meta:non-whitespace-character-count="42686"/>
  </office:meta>
</office:document-meta>
</file>